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76.8pt"/>
    </style:style>
    <style:style style:name="co2" style:family="table-column">
      <style:table-column-properties fo:break-before="auto" style:column-width="275.81pt"/>
    </style:style>
    <style:style style:name="co3" style:family="table-column">
      <style:table-column-properties fo:break-before="auto" style:column-width="125.6pt"/>
    </style:style>
    <style:style style:name="co4" style:family="table-column">
      <style:table-column-properties fo:break-before="auto" style:column-width="64.01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68.85pt" fo:break-before="auto" style:use-optimal-row-height="true"/>
    </style:style>
    <style:style style:name="ro4" style:family="table-row">
      <style:table-row-properties style:row-height="55.9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102.19pt" fo:break-before="auto" style:use-optimal-row-height="true"/>
    </style:style>
    <style:style style:name="ro7" style:family="table-row">
      <style:table-row-properties style:row-height="57.46pt" fo:break-before="auto" style:use-optimal-row-height="true"/>
    </style:style>
    <style:style style:name="ro8" style:family="table-row">
      <style:table-row-properties style:row-height="46.26pt" fo:break-before="auto" style:use-optimal-row-height="true"/>
    </style:style>
    <style:style style:name="ro9" style:family="table-row">
      <style:table-row-properties style:row-height="57.94pt" fo:break-before="auto" style:use-optimal-row-height="true"/>
    </style:style>
    <style:style style:name="ro10" style:family="table-row">
      <style:table-row-properties style:row-height="46.35pt" fo:break-before="auto" style:use-optimal-row-height="true"/>
    </style:style>
    <style:style style:name="ro11" style:family="table-row">
      <style:table-row-properties style:row-height="19.7pt" fo:break-before="auto" style:use-optimal-row-height="true"/>
    </style:style>
    <style:style style:name="ro12" style:family="table-row">
      <style:table-row-properties style:row-height="23.56pt" fo:break-before="auto" style:use-optimal-row-height="true"/>
    </style:style>
    <style:style style:name="ro13" style:family="table-row">
      <style:table-row-properties style:row-height="34.81pt" fo:break-before="auto" style:use-optimal-row-height="true"/>
    </style:style>
    <style:style style:name="ro14" style:family="table-row">
      <style:table-row-properties style:row-height="68.66pt" fo:break-before="auto" style:use-optimal-row-height="true"/>
    </style:style>
    <style:style style:name="ro15" style:family="table-row">
      <style:table-row-properties style:row-height="34.04pt" fo:break-before="auto" style:use-optimal-row-height="true"/>
    </style:style>
    <style:style style:name="ro16" style:family="table-row">
      <style:table-row-properties style:row-height="23.16pt" fo:break-before="auto" style:use-optimal-row-height="true"/>
    </style:style>
    <style:style style:name="ro17" style:family="table-row">
      <style:table-row-properties style:row-height="99.5pt" fo:break-before="auto" style:use-optimal-row-height="true"/>
    </style:style>
    <style:style style:name="ro18" style:family="table-row">
      <style:table-row-properties style:row-height="50.71pt" fo:break-before="auto" style:use-optimal-row-height="true"/>
    </style:style>
    <style:style style:name="ro19" style:family="table-row">
      <style:table-row-properties style:row-height="91.05pt" fo:break-before="auto" style:use-optimal-row-height="true"/>
    </style:style>
    <style:style style:name="ro20" style:family="table-row">
      <style:table-row-properties style:row-height="73.11pt" fo:break-before="auto" style:use-optimal-row-height="true"/>
    </style:style>
    <style:style style:name="ro21" style:family="table-row">
      <style:table-row-properties style:row-height="68.54pt" fo:break-before="auto" style:use-optimal-row-height="true"/>
    </style:style>
    <style:style style:name="ro22" style:family="table-row">
      <style:table-row-properties style:row-height="102.3pt" fo:break-before="auto" style:use-optimal-row-height="true"/>
    </style:style>
    <style:style style:name="ro23" style:family="table-row">
      <style:table-row-properties style:row-height="28.35pt" fo:break-before="auto" style:use-optimal-row-height="true"/>
    </style:style>
    <style:style style:name="ro24" style:family="table-row">
      <style:table-row-properties style:row-height="77.61pt" fo:break-before="auto" style:use-optimal-row-height="true"/>
    </style:style>
    <style:style style:name="ro25" style:family="table-row">
      <style:table-row-properties style:row-height="90.99pt" fo:break-before="auto" style:use-optimal-row-height="true"/>
    </style:style>
    <style:style style:name="ro26" style:family="table-row">
      <style:table-row-properties style:row-height="46.06pt" fo:break-before="auto" style:use-optimal-row-height="true"/>
    </style:style>
    <style:style style:name="ro27" style:family="table-row">
      <style:table-row-properties style:row-height="79.8pt" fo:break-before="auto" style:use-optimal-row-height="true"/>
    </style:style>
    <style:style style:name="ro28" style:family="table-row">
      <style:table-row-properties style:row-height="124.81pt" fo:break-before="auto" style:use-optimal-row-height="true"/>
    </style:style>
    <style:style style:name="ro29" style:family="table-row">
      <style:table-row-properties style:row-height="79.85pt" fo:break-before="auto" style:use-optimal-row-height="true"/>
    </style:style>
    <style:style style:name="ro30" style:family="table-row">
      <style:table-row-properties style:row-height="39.54pt" fo:break-before="auto" style:use-optimal-row-height="true"/>
    </style:style>
    <style:style style:name="ro31" style:family="table-row">
      <style:table-row-properties style:row-height="57.29pt" fo:break-before="auto" style:use-optimal-row-height="true"/>
    </style:style>
    <style:style style:name="ro32" style:family="table-row">
      <style:table-row-properties style:row-height="113.56pt" fo:break-before="auto" style:use-optimal-row-height="true"/>
    </style:style>
    <style:style style:name="ro33" style:family="table-row">
      <style:table-row-properties style:row-height="158.2pt" fo:break-before="auto" style:use-optimal-row-height="true"/>
    </style:style>
    <style:style style:name="ro34" style:family="table-row">
      <style:table-row-properties style:row-height="147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Abbie, <text:s/>Abe, <text:s/>Abie</text:p>
          </table:table-cell>
          <table:table-cell table:style-name="ce1" office:value-type="string" calcext:value-type="string">
            <text:p>(<text:a xlink:href="https://en.wikipedia.org/wiki/North_America" xlink:type="simple">North America</text:a>) a <text:a xlink:href="https://en.wikipedia.org/wiki/Jewish" xlink:type="simple">Jewish</text:a> male. From the proper name Abraham. Originated before the 1950s.<text:a xlink:href="https://en.wikipedia.org/wiki/List_of_ethnic_slurs#cite_note-1" xlink:type="simple">[1]</text:a></text:p>
          </table:table-cell>
          <table:table-cell/>
        </table:table-row>
        <table:table-row table:style-name="ro2">
          <table:table-cell table:number-columns-repeated="3"/>
        </table:table-row>
        <table:table-row table:style-name="ro3">
          <table:table-cell table:style-name="ce1" office:value-type="string" calcext:value-type="string">
            <text:p>ABC</text:p>
          </table:table-cell>
          <table:table-cell table:style-name="ce1" office:value-type="string" calcext:value-type="string">
            <text:p>(<text:a xlink:href="https://en.wikipedia.org/wiki/East_Asia" xlink:type="simple">East Asia</text:a>) <text:a xlink:href="https://en.wikipedia.org/wiki/American-born_Chinese" xlink:type="simple">American-born Chinese</text:a>, <text:a xlink:href="https://en.wikipedia.org/wiki/Han_Chinese" xlink:type="simple">Han</text:a> or other <text:a xlink:href="https://en.wikipedia.org/wiki/Chinese_people" xlink:type="simple">Chinese</text:a> (including <text:a xlink:href="https://en.wikipedia.org/wiki/Taiwanese_people" xlink:type="simple">Taiwanese</text:a>) born and raised in the <text:a xlink:href="https://en.wikipedia.org/wiki/United_States" xlink:type="simple">United States</text:a>. The term implies an otherness or lack of connection to their Chinese identity and (usually) Chinese language; however, it has been <text:a xlink:href="https://en.wikipedia.org/wiki/Reappropriation" xlink:type="simple">reappropriated</text:a> by many <text:a xlink:href="https://en.wikipedia.org/wiki/Chinese_American" xlink:type="simple">Chinese Americans</text:a> and used to convey positive connotations.<text:a xlink:href="https://en.wikipedia.org/wiki/List_of_ethnic_slurs#cite_note-ABC_and_FOB-2" xlink:type="simple">[2]</text:a></text:p>
          </table:table-cell>
          <table:table-cell/>
        </table:table-row>
        <table:table-row table:style-name="ro2">
          <table:table-cell table:number-columns-repeated="3"/>
        </table:table-row>
        <table:table-row table:style-name="ro4">
          <table:table-cell table:style-name="ce1" office:value-type="string" calcext:value-type="string">
            <text:p>ABCD</text:p>
          </table:table-cell>
          <table:table-cell table:style-name="ce1" office:value-type="string" calcext:value-type="string">
            <text:p>(<text:a xlink:href="https://en.wikipedia.org/wiki/Indian_subcontinent" xlink:type="simple">South Asians</text:a> in the <text:a xlink:href="https://en.wikipedia.org/wiki/United_States" xlink:type="simple">US</text:a>) <text:a xlink:href="https://en.wikipedia.org/wiki/American-Born_Confused_Desi" xlink:type="simple">American-Born Confused Desi</text:a>, <text:a xlink:href="https://en.wikipedia.org/wiki/Indian_American" xlink:type="simple">Indian Americans</text:a>, <text:a xlink:href="https://en.wikipedia.org/wiki/Pakistani_American" xlink:type="simple">Pakistani Americans</text:a> or other <text:a xlink:href="https://en.wikipedia.org/wiki/South_Asians" xlink:type="simple">South Asians</text:a>, (<text:a xlink:href="https://en.wikipedia.org/wiki/Desi" xlink:type="simple">desi</text:a>) who were born in the <text:a xlink:href="https://en.wikipedia.org/wiki/United_States" xlink:type="simple">United States</text:a>. Used chiefly by South Asian immigrants to imply confusion about cultural identity.<text:a xlink:href="https://en.wikipedia.org/wiki/List_of_ethnic_slurs#cite_note-3" xlink:type="simple">[3]</text:a></text:p>
          </table:table-cell>
          <table:table-cell/>
        </table:table-row>
        <table:table-row table:style-name="ro2">
          <table:table-cell table:number-columns-repeated="3"/>
        </table:table-row>
        <table:table-row table:style-name="ro5">
          <table:table-cell table:style-name="ce1" office:value-type="string" calcext:value-type="string">
            <text:p>Abib, Abeed</text:p>
          </table:table-cell>
          <table:table-cell table:style-name="ce1" office:value-type="string" calcext:value-type="string">
            <text:p>(<text:a xlink:href="https://en.wikipedia.org/wiki/Middle_East" xlink:type="simple">Middle East</text:a> and <text:a xlink:href="https://en.wikipedia.org/wiki/North_Africa" xlink:type="simple">North Africa</text:a>) an Arabic term for slave, often used as a racial slur against black Africans and is associated with the Arab slave trade.<text:a xlink:href="https://en.wikipedia.org/wiki/List_of_ethnic_slurs#cite_note-4" xlink:type="simple">[4]</text:a></text:p>
          </table:table-cell>
          <table:table-cell/>
        </table:table-row>
        <table:table-row table:style-name="ro2">
          <table:table-cell table:number-columns-repeated="3"/>
        </table:table-row>
        <table:table-row table:style-name="ro6">
          <table:table-cell table:style-name="ce1" office:value-type="string" calcext:value-type="string">
            <text:p>Abo, Abbo</text:p>
          </table:table-cell>
          <table:table-cell table:style-name="ce1" office:value-type="string" calcext:value-type="string">
            <text:p>(AUS) <text:a xlink:href="https://en.wikipedia.org/wiki/Indigenous_Australians" xlink:type="simple">Australian Aboriginal</text:a> person. Originally, this was simply an informal term for <text:a xlink:href="https://en.wikipedia.org/wiki/Indigenous_Australians" xlink:type="simple">Aborigine</text:a>, and was in fact used by Aboriginal people themselves until it started to be considered offensive in the 1950s. In remoter areas, Aboriginal people still often refer to themselves (quite neutrally) as Blackfellas (and whites as Whitefellas). Although Abo is still considered quite offensive by many, the pejorative <text:a xlink:href="https://en.wikipedia.org/wiki/List_of_ethnic_slurs#B" xlink:type="simple">boong</text:a> is now more commonly used when the intent is deliberately to offend, as that word's status as an insult is unequivocal.<text:a xlink:href="https://en.wikipedia.org/wiki/List_of_ethnic_slurs#cite_note-5" xlink:type="simple">[5]</text:a></text:p>
          </table:table-cell>
          <table:table-cell/>
        </table:table-row>
        <table:table-row table:style-name="ro2">
          <table:table-cell table:number-columns-repeated="3"/>
        </table:table-row>
        <table:table-row table:style-name="ro7">
          <table:table-cell table:style-name="ce1" office:value-type="string" calcext:value-type="string">
            <text:p>Afro engineering, African engineering, nigger rigging</text:p>
          </table:table-cell>
          <table:table-cell table:style-name="ce1" office:value-type="string" calcext:value-type="string">
            <text:p>(US) Shoddy, second-rate workmanship.<text:a xlink:href="https://en.wikipedia.org/wiki/List_of_ethnic_slurs#cite_note-6" xlink:type="simple">[6]</text:a></text:p>
          </table:table-cell>
          <table:table-cell/>
        </table:table-row>
        <table:table-row table:style-name="ro2">
          <table:table-cell table:number-columns-repeated="3"/>
        </table:table-row>
        <table:table-row table:style-name="ro2">
          <table:table-cell table:style-name="ce1" office:value-type="string" calcext:value-type="string">
            <text:p>Ali Baba</text:p>
          </table:table-cell>
          <table:table-cell table:style-name="ce1" office:value-type="string" calcext:value-type="string">
            <text:p>(US) an <text:a xlink:href="https://en.wikipedia.org/wiki/Iraqi_people" xlink:type="simple">Iraqi</text:a> suspected of criminal activity.<text:a xlink:href="https://en.wikipedia.org/wiki/List_of_ethnic_slurs#cite_note-7" xlink:type="simple">[7]</text:a></text:p>
          </table:table-cell>
          <table:table-cell/>
        </table:table-row>
        <table:table-row table:style-name="ro2">
          <table:table-cell table:number-columns-repeated="3"/>
        </table:table-row>
        <table:table-row table:style-name="ro8">
          <table:table-cell table:style-name="ce1" office:value-type="string" calcext:value-type="string">
            <text:p>Alligator bait</text:p>
          </table:table-cell>
          <table:table-cell table:style-name="ce1" office:value-type="string" calcext:value-type="string">
            <text:p>(US) also Gator Bait. A black person, especially a black child. More commonly used in states where alligators are found, particularly <text:a xlink:href="https://en.wikipedia.org/wiki/Florida" xlink:type="simple">Florida</text:a>. First used in the early 20th century, although some hypothesize the term originated in the late 19th century.<text:a xlink:href="https://en.wikipedia.org/wiki/List_of_ethnic_slurs#cite_note-8" xlink:type="simple">[8]</text:a></text:p>
          </table:table-cell>
          <table:table-cell/>
        </table:table-row>
        <table:table-row table:style-name="ro2">
          <table:table-cell table:number-columns-repeated="3"/>
        </table:table-row>
        <table:table-row table:style-name="ro9">
          <table:table-cell table:style-name="ce1" office:value-type="string" calcext:value-type="string">
            <text:p>Ann</text:p>
          </table:table-cell>
          <table:table-cell table:style-name="ce1" office:value-type="string" calcext:value-type="string">
            <text:p>(North America) a white woman to a black person—or a black woman who acts "like a white woman". While Miss Ann, also just plain Ann, is a derisive reference to white women, it is also applied to any black woman who is deemed to be acting as though she is white.<text:a xlink:href="https://en.wikipedia.org/wiki/List_of_ethnic_slurs#cite_note-9" xlink:type="simple">[9]</text:a></text:p>
          </table:table-cell>
          <table:table-cell/>
        </table:table-row>
        <table:table-row table:style-name="ro2">
          <table:table-cell table:number-columns-repeated="3"/>
        </table:table-row>
        <table:table-row table:style-name="ro1">
          <table:table-cell table:style-name="ce1" office:value-type="string" calcext:value-type="string">
            <text:p>Annamite</text:p>
          </table:table-cell>
          <table:table-cell table:style-name="ce1" office:value-type="string" calcext:value-type="string">
            <text:p>Annamite or mites, a derogatory name for <text:a xlink:href="https://en.wikipedia.org/wiki/Vietnamese_people" xlink:type="simple">Vietnamese people</text:a>. (French, English)<text:a xlink:href="https://en.wikipedia.org/wiki/List_of_ethnic_slurs#cite_note-Peabody2003-10" xlink:type="simple">[10]</text:a><text:a xlink:href="https://en.wikipedia.org/wiki/List_of_ethnic_slurs#cite_note-Catino2010-11" xlink:type="simple">[11]</text:a><text:a xlink:href="https://en.wikipedia.org/wiki/List_of_ethnic_slurs#cite_note-12" xlink:type="simple">[12]</text:a></text:p>
          </table:table-cell>
          <table:table-cell/>
        </table:table-row>
        <table:table-row table:style-name="ro2">
          <table:table-cell table:number-columns-repeated="3"/>
        </table:table-row>
        <table:table-row table:style-name="ro10">
          <table:table-cell table:style-name="ce1" office:value-type="string" calcext:value-type="string">
            <text:p>Ape</text:p>
          </table:table-cell>
          <table:table-cell table:style-name="ce1" office:value-type="string" calcext:value-type="string">
            <text:p>A black person, referring to outdated theories ascribing cultural differences between ethnic groups as being linked to their evolutionary distance from <text:a xlink:href="https://en.wikipedia.org/wiki/Chimpanzee" xlink:type="simple">chimpanzees</text:a>, with which humans share common ancestry.<text:a xlink:href="https://en.wikipedia.org/wiki/List_of_ethnic_slurs#cite_note-13" xlink:type="simple">[13]</text:a><text:a xlink:href="https://en.wikipedia.org/wiki/List_of_ethnic_slurs#cite_note-14" xlink:type="simple">[14]</text:a></text:p>
          </table:table-cell>
          <table:table-cell/>
        </table:table-row>
        <table:table-row table:style-name="ro2">
          <table:table-cell table:number-columns-repeated="3"/>
        </table:table-row>
        <table:table-row table:style-name="ro10">
          <table:table-cell table:style-name="ce1" office:value-type="string" calcext:value-type="string">
            <text:p>Apple</text:p>
          </table:table-cell>
          <table:table-cell table:style-name="ce1" office:value-type="string" calcext:value-type="string">
            <text:p>(North America) an <text:a xlink:href="https://en.wikipedia.org/wiki/Indigenous_peoples_of_the_Americas" xlink:type="simple">American Indian</text:a> (Native American) who is "red on the outside, white on the inside." Used primarily by other American Indians to indicate someone who has lost touch with their cultural identity. First used in the 1970s.<text:a xlink:href="https://en.wikipedia.org/wiki/List_of_ethnic_slurs#cite_note-15" xlink:type="simple">[15]</text:a></text:p>
          </table:table-cell>
          <table:table-cell/>
        </table:table-row>
        <table:table-row table:style-name="ro2">
          <table:table-cell table:number-columns-repeated="3"/>
        </table:table-row>
        <table:table-row table:style-name="ro1">
          <table:table-cell table:style-name="ce1" office:value-type="string" calcext:value-type="string">
            <text:p>Arabush</text:p>
          </table:table-cell>
          <table:table-cell table:style-name="ce1" office:value-type="string" calcext:value-type="string">
            <text:p>(Israel) <text:a xlink:href="https://en.wikipedia.org/wiki/Arab" xlink:type="simple">Arabs</text:a>, derived from <text:a xlink:href="https://en.wikipedia.org/wiki/Hebrew" xlink:type="simple">Hebrew</text:a> "Aravi" (Arab) which is itself inoffensive.<text:a xlink:href="https://en.wikipedia.org/wiki/List_of_ethnic_slurs#cite_note-16" xlink:type="simple">[16]</text:a></text:p>
          </table:table-cell>
          <table:table-cell/>
        </table:table-row>
        <table:table-row table:style-name="ro2">
          <table:table-cell table:number-columns-repeated="3"/>
        </table:table-row>
        <table:table-row table:style-name="ro1">
          <table:table-cell table:style-name="ce1" office:value-type="string" calcext:value-type="string">
            <text:p>Armo</text:p>
          </table:table-cell>
          <table:table-cell table:style-name="ce1" office:value-type="string" calcext:value-type="string">
            <text:p>(US) an <text:a xlink:href="https://en.wikipedia.org/wiki/Armenians" xlink:type="simple">Armenian</text:a>/<text:a xlink:href="https://en.wikipedia.org/wiki/Armenian_American" xlink:type="simple">Armenian American</text:a>.<text:a xlink:href="https://en.wikipedia.org/wiki/List_of_ethnic_slurs#cite_note-17" xlink:type="simple">[17]</text:a> Especially used in Southern California.<text:a xlink:href="https://en.wikipedia.org/wiki/List_of_ethnic_slurs#cite_note-18" xlink:type="simple">[18]</text:a></text:p>
          </table:table-cell>
          <table:table-cell/>
        </table:table-row>
        <table:table-row table:style-name="ro2">
          <table:table-cell table:number-columns-repeated="3"/>
        </table:table-row>
        <table:table-row table:style-name="ro1">
          <table:table-cell office:value-type="string" calcext:value-type="string">
            <text:p>Aunt Jemima,  Aunt Jemima, Aunt Jane, <text:s/>Aunt Mary, Aunt Sally</text:p>
          </table:table-cell>
          <table:table-cell table:style-name="ce1" office:value-type="string" calcext:value-type="string">
            <text:p>(US) a black woman who "kisses up" to whites, a "sellout," female counterpart of <text:a xlink:href="https://en.wikipedia.org/wiki/Uncle_Tom" xlink:type="simple">Uncle Tom</text:a>.<text:a xlink:href="https://en.wikipedia.org/wiki/List_of_ethnic_slurs#cite_note-19" xlink:type="simple">[19]</text:a></text:p>
          </table:table-cell>
          <table:table-cell/>
        </table:table-row>
        <table:table-row table:style-name="ro2">
          <table:table-cell table:number-columns-repeated="3"/>
        </table:table-row>
        <table:table-row table:style-name="ro11">
          <table:table-cell table:style-name="ce2"/>
          <table:table-cell table:number-columns-repeated="2"/>
        </table:table-row>
        <table:table-row table:style-name="ro7">
          <table:table-cell table:style-name="ce1" office:value-type="string" calcext:value-type="string">
            <text:p>Banana</text:p>
          </table:table-cell>
          <table:table-cell table:style-name="ce1" office:value-type="string" calcext:value-type="string">
            <text:p>(North America; UK; Malaysia) an East or Southeast Asian person living in a Western country (e.g., an <text:a xlink:href="https://en.wikipedia.org/wiki/Asian_American" xlink:type="simple">Asian American</text:a>) who is yellow on the outside, white on the inside. Used primarily by East or Southeast Asians to indicate someone who has lost touch with the cultural identity of his or her parents.<text:a xlink:href="https://en.wikipedia.org/wiki/List_of_ethnic_slurs#cite_note-20" xlink:type="simple">[20]</text:a></text:p>
          </table:table-cell>
          <table:table-cell/>
        </table:table-row>
        <table:table-row table:style-name="ro2">
          <table:table-cell table:number-columns-repeated="3"/>
        </table:table-row>
        <table:table-row table:style-name="ro5">
          <table:table-cell table:style-name="ce1" office:value-type="string" calcext:value-type="string">
            <text:p>Beaner, <text:s/>Beaney</text:p>
          </table:table-cell>
          <table:table-cell table:style-name="ce1" office:value-type="string" calcext:value-type="string">
            <text:p>(US) people of <text:a xlink:href="https://en.wikipedia.org/wiki/Mexico" xlink:type="simple">Mexican</text:a> descent or, more specifically, <text:a xlink:href="https://en.wikipedia.org/wiki/Mestizo" xlink:type="simple">mestizos</text:a> of Central American descent.<text:a xlink:href="https://en.wikipedia.org/wiki/List_of_ethnic_slurs#cite_note-mouth-21" xlink:type="simple">[21]</text:a><text:a xlink:href="https://en.wikipedia.org/wiki/List_of_ethnic_slurs#cite_note-22" xlink:type="simple">[22]</text:a> The term originates from the use of <text:a xlink:href="https://en.wikipedia.org/wiki/Frijoles_pintos" xlink:type="simple">frijoles pintos</text:a> and other beans in <text:a xlink:href="https://en.wikipedia.org/wiki/Mexican_food" xlink:type="simple">Mexican food</text:a>.<text:a xlink:href="https://en.wikipedia.org/wiki/List_of_ethnic_slurs#cite_note-23" xlink:type="simple">[23]</text:a></text:p>
          </table:table-cell>
          <table:table-cell/>
        </table:table-row>
        <table:table-row table:style-name="ro2">
          <table:table-cell table:number-columns-repeated="3"/>
        </table:table-row>
        <table:table-row table:style-name="ro1">
          <table:table-cell table:style-name="ce1" office:value-type="string" calcext:value-type="string">
            <text:p>Béni-oui-oui</text:p>
          </table:table-cell>
          <table:table-cell table:style-name="ce1" office:value-type="string" calcext:value-type="string">
            <text:p>Mostly used during the French colonization of Algeria as a derogatory term to describe <text:a xlink:href="https://en.wikipedia.org/wiki/Algeria" xlink:type="simple">Algerian</text:a> Muslims.<text:a xlink:href="https://en.wikipedia.org/wiki/List_of_ethnic_slurs#cite_note-24" xlink:type="simple">[24]</text:a></text:p>
          </table:table-cell>
          <table:table-cell/>
        </table:table-row>
        <table:table-row table:style-name="ro2">
          <table:table-cell table:number-columns-repeated="3"/>
        </table:table-row>
        <table:table-row table:style-name="ro1">
          <table:table-cell table:style-name="ce1" office:value-type="string" calcext:value-type="string">
            <text:p>Bluegum</text:p>
          </table:table-cell>
          <table:table-cell table:style-name="ce1" office:value-type="string" calcext:value-type="string">
            <text:p>(US) an African American perceived as being lazy and unwilling to work.<text:a xlink:href="https://en.wikipedia.org/wiki/List_of_ethnic_slurs#cite_note-25" xlink:type="simple">[25]</text:a></text:p>
          </table:table-cell>
          <table:table-cell/>
        </table:table-row>
        <table:table-row table:style-name="ro2">
          <table:table-cell table:number-columns-repeated="3"/>
        </table:table-row>
        <table:table-row table:style-name="ro12">
          <table:table-cell table:style-name="ce3" office:value-type="string" calcext:value-type="string">
            <text:p>Boche, bosche, bosch</text:p>
          </table:table-cell>
          <table:table-cell table:style-name="ce1" office:value-type="string" calcext:value-type="string">
            <text:p>(<text:a xlink:href="https://en.wikipedia.org/wiki/France" xlink:type="simple">France</text:a>; US; UK) a German (shortened from the French term caboche dure "hard head" or "stubborn").<text:a xlink:href="https://en.wikipedia.org/wiki/List_of_ethnic_slurs#cite_note-26" xlink:type="simple">[26]</text:a></text:p>
          </table:table-cell>
          <table:table-cell/>
        </table:table-row>
        <table:table-row table:style-name="ro2">
          <table:table-cell table:number-columns-repeated="3"/>
        </table:table-row>
        <table:table-row table:style-name="ro5">
          <table:table-cell office:value-type="string" calcext:value-type="string">
            <text:p>Boeotian</text:p>
          </table:table-cell>
          <table:table-cell table:style-name="ce1" office:value-type="string" calcext:value-type="string">
            <text:p>A term used by the <text:a xlink:href="https://en.wikipedia.org/wiki/Athenians" xlink:type="simple">Athenians</text:a>, referring to the supposed stupidity of the inhabitants of the neighboring Boeotia region of Greece.<text:a xlink:href="https://en.wikipedia.org/wiki/List_of_ethnic_slurs#cite_note-MWNBWH1991-27" xlink:type="simple">[27]</text:a></text:p>
          </table:table-cell>
          <table:table-cell/>
        </table:table-row>
        <table:table-row table:style-name="ro2">
          <table:table-cell table:number-columns-repeated="3"/>
        </table:table-row>
        <table:table-row table:style-name="ro13">
          <table:table-cell office:value-type="string" calcext:value-type="string">
            <text:p>Boerehater, <text:s/>Boer-hater, Boer hater</text:p>
          </table:table-cell>
          <table:table-cell table:style-name="ce1" office:value-type="string" calcext:value-type="string">
            <text:p>a person who hates, prejudices or criticises the <text:a xlink:href="https://en.wikipedia.org/wiki/Boer" xlink:type="simple">Boers</text:a>, or <text:a xlink:href="https://en.wikipedia.org/wiki/Afrikaner" xlink:type="simple">Afrikaners</text:a> – historically applied to <text:a xlink:href="https://en.wikipedia.org/wiki/British_people" xlink:type="simple">British people</text:a> prejudiced against the Boers.<text:a xlink:href="https://en.wikipedia.org/wiki/List_of_ethnic_slurs#cite_note-28" xlink:type="simple">[28]</text:a><text:a xlink:href="https://en.wikipedia.org/wiki/List_of_ethnic_slurs#cite_note-29" xlink:type="simple">[29]</text:a><text:a xlink:href="https://en.wikipedia.org/wiki/List_of_ethnic_slurs#cite_note-duPreez-30" xlink:type="simple">[30]</text:a>  (South Africa; UK)</text:p>
          </table:table-cell>
          <table:table-cell/>
        </table:table-row>
        <table:table-row table:style-name="ro2">
          <table:table-cell table:number-columns-repeated="3"/>
        </table:table-row>
        <table:table-row table:style-name="ro1">
          <table:table-cell office:value-type="string" calcext:value-type="string">
            <text:p>Bog Irish, Bogtrotter, Bog-trotter</text:p>
          </table:table-cell>
          <table:table-cell table:style-name="ce1" office:value-type="string" calcext:value-type="string">
            <text:p>(UK, Ireland, US) a person of common or low-class Irish ancestry.<text:a xlink:href="https://en.wikipedia.org/wiki/List_of_ethnic_slurs#cite_note-31" xlink:type="simple">[31]</text:a><text:a xlink:href="https://en.wikipedia.org/wiki/List_of_ethnic_slurs#cite_note-32" xlink:type="simple">[32]</text:a></text:p>
          </table:table-cell>
          <table:table-cell/>
        </table:table-row>
        <table:table-row table:style-name="ro2">
          <table:table-cell table:number-columns-repeated="3"/>
        </table:table-row>
        <table:table-row table:style-name="ro3">
          <table:table-cell table:style-name="ce1" office:value-type="string" calcext:value-type="string">
            <text:p>Bohunk</text:p>
          </table:table-cell>
          <table:table-cell table:style-name="ce1" office:value-type="string" calcext:value-type="string">
            <text:p>(North America) a lower-class immigrant of <text:a xlink:href="https://en.wikipedia.org/wiki/Central_Europe" xlink:type="simple">Central European</text:a> descent. Originally referred to those of <text:a xlink:href="https://en.wikipedia.org/wiki/Bohemian" xlink:type="simple">Bohemian</text:a> (now Czech Republic) descent. It was commonly used toward <text:a xlink:href="https://en.wikipedia.org/wiki/Visegrád_Group" xlink:type="simple">Central European</text:a> immigrants during the early 20th century. Probably from Bohemian + a distortion of Hungarian.<text:a xlink:href="https://en.wikipedia.org/wiki/List_of_ethnic_slurs#cite_note-33" xlink:type="simple">[33]</text:a> See also <text:a xlink:href="https://en.wikipedia.org/wiki/Hunky_Culture" xlink:type="simple">hunky</text:a>.</text:p>
          </table:table-cell>
          <table:table-cell/>
        </table:table-row>
        <table:table-row table:style-name="ro2">
          <table:table-cell table:number-columns-repeated="3"/>
        </table:table-row>
        <table:table-row table:style-name="ro14">
          <table:table-cell office:value-type="string" calcext:value-type="string">
            <text:p>Boong, bong, bung</text:p>
          </table:table-cell>
          <table:table-cell table:style-name="ce1" office:value-type="string" calcext:value-type="string">
            <text:p>(Aus) <text:a xlink:href="https://en.wikipedia.org/wiki/Australian_aboriginal" xlink:type="simple">Australian aboriginal</text:a>.<text:a xlink:href="https://en.wikipedia.org/wiki/List_of_ethnic_slurs#cite_note-34" xlink:type="simple">[34]</text:a> Boong, pronounced with <text:a xlink:href="https://en.wikipedia.org/wiki/Near-close_near-back_rounded_vowel" xlink:type="simple">ʊ</text:a> (like the vowel in bull), is related to the <text:a xlink:href="https://en.wikipedia.org/wiki/Australian_English" xlink:type="simple">Australian English</text:a> slang word bung, meaning "dead", "infected", or "dysfunctional". From bung, to go bung "Originally to die, then to break down, go bankrupt, cease to function [Ab. bong dead]".<text:a xlink:href="https://en.wikipedia.org/wiki/List_of_ethnic_slurs#cite_note-Wilkes62-35" xlink:type="simple">[35]</text:a> First used in 1847 by J. D. Lang, Cooksland, 430.<text:a xlink:href="https://en.wikipedia.org/wiki/List_of_ethnic_slurs#cite_note-Wilkes62-35" xlink:type="simple">[35]</text:a></text:p>
          </table:table-cell>
          <table:table-cell/>
        </table:table-row>
        <table:table-row table:style-name="ro2">
          <table:table-cell table:number-columns-repeated="3"/>
        </table:table-row>
        <table:table-row table:style-name="ro2">
          <table:table-cell office:value-type="string" calcext:value-type="string">
            <text:p>Boonga, boong, <text:s/>bunga, boonie</text:p>
          </table:table-cell>
          <table:table-cell table:style-name="ce1" office:value-type="string" calcext:value-type="string">
            <text:p>(New Zealand) a <text:a xlink:href="https://en.wikipedia.org/wiki/Pacific_Islander" xlink:type="simple">Pacific Islander</text:a> [alteration of boong].<text:a xlink:href="https://en.wikipedia.org/wiki/List_of_ethnic_slurs#cite_note-36" xlink:type="simple">[36]</text:a></text:p>
          </table:table-cell>
          <table:table-cell/>
        </table:table-row>
        <table:table-row table:style-name="ro2">
          <table:table-cell table:number-columns-repeated="3"/>
        </table:table-row>
        <table:table-row table:style-name="ro2">
          <table:table-cell table:style-name="ce1" office:value-type="string" calcext:value-type="string">
            <text:p>Bootlip</text:p>
          </table:table-cell>
          <table:table-cell table:style-name="ce1" office:value-type="string" calcext:value-type="string">
            <text:p>an <text:a xlink:href="https://en.wikipedia.org/wiki/African_American" xlink:type="simple">African American</text:a>.<text:a xlink:href="https://en.wikipedia.org/wiki/List_of_ethnic_slurs#cite_note-Green2005-161-37" xlink:type="simple">[37]</text:a></text:p>
          </table:table-cell>
          <table:table-cell/>
        </table:table-row>
        <table:table-row table:style-name="ro2">
          <table:table-cell table:number-columns-repeated="3"/>
        </table:table-row>
        <table:table-row table:style-name="ro1">
          <table:table-cell office:value-type="string" calcext:value-type="string">
            <text:p>Bounty bar</text:p>
          </table:table-cell>
          <table:table-cell table:style-name="ce1" office:value-type="string" calcext:value-type="string">
            <text:p>A racially black person who is considered to be behaving like a white person (i.e. dark on the outside, white on the inside).<text:a xlink:href="https://en.wikipedia.org/wiki/List_of_ethnic_slurs#cite_note-38" xlink:type="simple">[38]</text:a></text:p>
          </table:table-cell>
          <table:table-cell/>
        </table:table-row>
        <table:table-row table:style-name="ro2">
          <table:table-cell table:number-columns-repeated="3"/>
        </table:table-row>
        <table:table-row table:style-name="ro15">
          <table:table-cell table:style-name="ce1" office:value-type="string" calcext:value-type="string">
            <text:p>Brownie</text:p>
          </table:table-cell>
          <table:table-cell table:style-name="ce4" office:value-type="string" calcext:value-type="string">
            <text:p>a. (US) a person of mixed white and black ancestry; a <text:a xlink:href="https://en.wikipedia.org/wiki/Mulatto" xlink:type="simple">mulatto</text:a>. b. (US) a young, brown-skinned person 1940s–1950s.<text:a xlink:href="https://en.wikipedia.org/wiki/List_of_ethnic_slurs#cite_note-autogenerated3-39" xlink:type="simple">[39]</text:a></text:p>
          </table:table-cell>
          <table:table-cell/>
        </table:table-row>
        <table:table-row table:style-name="ro2" table:number-rows-repeated="2">
          <table:table-cell table:number-columns-repeated="3"/>
        </table:table-row>
        <table:table-row table:style-name="ro15">
          <table:table-cell table:style-name="ce1" office:value-type="string" calcext:value-type="string">
            <text:p>Buddhahead</text:p>
          </table:table-cell>
          <table:table-cell table:style-name="ce1" office:value-type="string" calcext:value-type="string">
            <text:p>(US) an <text:a xlink:href="https://en.wikipedia.org/wiki/Asia" xlink:type="simple">Asian</text:a>.<text:a xlink:href="https://en.wikipedia.org/wiki/List_of_ethnic_slurs#cite_note-40" xlink:type="simple">[40]</text:a> Also used by mainland <text:a xlink:href="https://en.wikipedia.org/wiki/Japanese_Americans" xlink:type="simple">Japanese Americans</text:a> to refer to <text:a xlink:href="https://en.wikipedia.org/wiki/Japanese_in_Hawaii" xlink:type="simple">Hawaiian Japanese Americans</text:a> since <text:a xlink:href="https://en.wikipedia.org/wiki/World_War_II" xlink:type="simple">World War II</text:a>.<text:a xlink:href="https://en.wikipedia.org/wiki/List_of_ethnic_slurs#cite_note-41" xlink:type="simple">[41]</text:a></text:p>
          </table:table-cell>
          <table:table-cell/>
        </table:table-row>
        <table:table-row table:style-name="ro2">
          <table:table-cell table:number-columns-repeated="3"/>
        </table:table-row>
        <table:table-row table:style-name="ro1">
          <table:table-cell table:style-name="ce1" office:value-type="string" calcext:value-type="string">
            <text:p><text:a xlink:href="https://en.wikipedia.org/wiki/Bule" xlink:type="simple">Bule</text:a></text:p>
          </table:table-cell>
          <table:table-cell table:style-name="ce1" office:value-type="string" calcext:value-type="string">
            <text:p>(Indonesia) a white person from an archaic Indonesian word for albino.<text:a xlink:href="https://en.wikipedia.org/wiki/List_of_ethnic_slurs#cite_note-42" xlink:type="simple">[42]</text:a></text:p>
          </table:table-cell>
          <table:table-cell/>
        </table:table-row>
        <table:table-row table:style-name="ro2">
          <table:table-cell table:number-columns-repeated="3"/>
        </table:table-row>
        <table:table-row table:style-name="ro1">
          <table:table-cell table:style-name="ce1" office:value-type="string" calcext:value-type="string">
            <text:p>Buffie</text:p>
          </table:table-cell>
          <table:table-cell table:style-name="ce4" office:value-type="string" calcext:value-type="string">
            <text:p>a. a black person.<text:a xlink:href="https://en.wikipedia.org/wiki/List_of_ethnic_slurs#cite_note-autogenerated2-43" xlink:type="simple">[43]</text:a> b. (US) a young, brown-skinned person 1940s–1950s.<text:a xlink:href="https://en.wikipedia.org/wiki/List_of_ethnic_slurs#cite_note-autogenerated3-39" xlink:type="simple">[39]</text:a></text:p>
          </table:table-cell>
          <table:table-cell/>
        </table:table-row>
        <table:table-row table:style-name="ro2" table:number-rows-repeated="2">
          <table:table-cell table:number-columns-repeated="3"/>
        </table:table-row>
        <table:table-row table:style-name="ro2">
          <table:table-cell office:value-type="string" calcext:value-type="string">
            <text:p>Burrhead, Burr-head, Burr head</text:p>
          </table:table-cell>
          <table:table-cell table:style-name="ce1" office:value-type="string" calcext:value-type="string">
            <text:p>(US) a black person (referencing <text:a xlink:href="https://en.wikipedia.org/wiki/Afro-textured_hair" xlink:type="simple">Afro-textured hair</text:a>).<text:a xlink:href="https://en.wikipedia.org/wiki/List_of_ethnic_slurs#cite_note-Green216-44" xlink:type="simple">[44]</text:a></text:p>
          </table:table-cell>
          <table:table-cell/>
        </table:table-row>
        <table:table-row table:style-name="ro2">
          <table:table-cell table:number-columns-repeated="3"/>
        </table:table-row>
        <table:table-row table:style-name="ro11">
          <table:table-cell table:style-name="ce2"/>
          <table:table-cell table:number-columns-repeated="2"/>
        </table:table-row>
        <table:table-row table:style-name="ro16">
          <table:table-cell table:style-name="ce1" office:value-type="string" calcext:value-type="string">
            <text:p>Cabbage Eater</text:p>
          </table:table-cell>
          <table:table-cell table:style-name="ce1" office:value-type="string" calcext:value-type="string">
            <text:p>a German or a Russian.<text:a xlink:href="https://en.wikipedia.org/wiki/List_of_ethnic_slurs#cite_note-Friedland2008-45" xlink:type="simple">[45]</text:a><text:a xlink:href="https://en.wikipedia.org/wiki/List_of_ethnic_slurs#cite_note-AllanBurridge2006-46" xlink:type="simple">[46]</text:a></text:p>
          </table:table-cell>
          <table:table-cell/>
        </table:table-row>
        <table:table-row table:style-name="ro2">
          <table:table-cell table:number-columns-repeated="3"/>
        </table:table-row>
        <table:table-row table:style-name="ro2">
          <table:table-cell office:value-type="string" calcext:value-type="string">
            <text:p>Camel Jockey</text:p>
          </table:table-cell>
          <table:table-cell table:style-name="ce1" office:value-type="string" calcext:value-type="string">
            <text:p>people of Middle Eastern descent.<text:a xlink:href="https://en.wikipedia.org/wiki/List_of_ethnic_slurs#cite_note-CassidyF-47" xlink:type="simple">[47]</text:a></text:p>
          </table:table-cell>
          <table:table-cell/>
        </table:table-row>
        <table:table-row table:style-name="ro2">
          <table:table-cell table:number-columns-repeated="3"/>
        </table:table-row>
        <table:table-row table:style-name="ro5">
          <table:table-cell office:value-type="string" calcext:value-type="string">
            <text:p>Canuck</text:p>
          </table:table-cell>
          <table:table-cell table:style-name="ce1" office:value-type="string" calcext:value-type="string">
            <text:p>a <text:a xlink:href="https://en.wikipedia.org/wiki/Canadian" xlink:type="simple">Canadian</text:a>, particularly a <text:a xlink:href="https://en.wikipedia.org/wiki/French_Canadian" xlink:type="simple">French Canadian</text:a>. (Not always pejorative; see, for example, the hockey team <text:a xlink:href="https://en.wikipedia.org/wiki/Vancouver_Canucks" xlink:type="simple">Vancouver Canucks</text:a>)<text:a xlink:href="https://en.wikipedia.org/wiki/List_of_ethnic_slurs#cite_note-48" xlink:type="simple">[48]</text:a></text:p>
          </table:table-cell>
          <table:table-cell/>
        </table:table-row>
        <table:table-row table:style-name="ro2">
          <table:table-cell table:number-columns-repeated="3"/>
        </table:table-row>
        <table:table-row table:style-name="ro17">
          <table:table-cell table:style-name="ce1" office:value-type="string" calcext:value-type="string">
            <text:p>Charlie</text:p>
          </table:table-cell>
          <table:table-cell table:style-name="ce4" office:value-type="string" calcext:value-type="string">
            <text:p>a. (<text:a xlink:href="https://en.wikipedia.org/wiki/African_American" xlink:type="simple">African American</text:a>, 1960s-1970s) white people as a reified collective oppressor group, similar to The Man or The System.<text:a xlink:href="https://en.wikipedia.org/wiki/List_of_ethnic_slurs#cite_note-49" xlink:type="simple">[49]</text:a> b. (<text:a xlink:href="https://en.wikipedia.org/wiki/Vietnam_War" xlink:type="simple">Vietnam War</text:a> military slang) Slang term used by American troops as a shorthand term for Vietnamese guerrillas, derived from the verbal shorthand for "Victor Charlie", the <text:a xlink:href="https://en.wikipedia.org/wiki/NATO_phonetic_alphabet" xlink:type="simple">NATO phonetic alphabet</text:a> for VC, the abbreviation for <text:a xlink:href="https://en.wikipedia.org/wiki/Viet_Cong" xlink:type="simple">Viet Cong</text:a>.<text:a xlink:href="https://en.wikipedia.org/wiki/List_of_ethnic_slurs#cite_note-50" xlink:type="simple">[50]</text:a> The (regular) <text:a xlink:href="https://en.wikipedia.org/wiki/North_Vietnamese_Army" xlink:type="simple">North Vietnamese Army</text:a> was referred to as "Mr. Charles".<text:a xlink:href="https://en.wikipedia.org/wiki/List_of_ethnic_slurs#cite_note-51" xlink:type="simple">[51]</text:a><text:a xlink:href="https://en.wikipedia.org/wiki/List_of_ethnic_slurs#cite_note-52" xlink:type="simple">[52]</text:a></text:p>
          </table:table-cell>
          <table:table-cell/>
        </table:table-row>
        <table:table-row table:style-name="ro2" table:number-rows-repeated="2">
          <table:table-cell table:number-columns-repeated="3"/>
        </table:table-row>
        <table:table-row table:style-name="ro1">
          <table:table-cell table:style-name="ce1" office:value-type="string" calcext:value-type="string">
            <text:p>Chee-chee, Chi-chi</text:p>
          </table:table-cell>
          <table:table-cell table:style-name="ce1" office:value-type="string" calcext:value-type="string">
            <text:p>an Anglo-Indian or <text:a xlink:href="https://en.wikipedia.org/wiki/Eurasian_(mixed_ancestry)" xlink:type="simple">Eurasian</text:a> mixed race person, probably from Hindi chi-chi fie!, literally, dirt.<text:a xlink:href="https://en.wikipedia.org/wiki/List_of_ethnic_slurs#cite_note-Hotten1870-53" xlink:type="simple">[53]</text:a></text:p>
          </table:table-cell>
          <table:table-cell/>
        </table:table-row>
        <table:table-row table:style-name="ro2">
          <table:table-cell table:number-columns-repeated="3"/>
        </table:table-row>
        <table:table-row table:style-name="ro2">
          <table:table-cell office:value-type="string" calcext:value-type="string">
            <text:p>Cheesehead</text:p>
          </table:table-cell>
          <table:table-cell table:style-name="ce1" office:value-type="string" calcext:value-type="string">
            <text:p>people who are <text:a xlink:href="https://en.wikipedia.org/wiki/Dutch_people" xlink:type="simple">Dutch</text:a>.<text:a xlink:href="https://en.wikipedia.org/wiki/List_of_ethnic_slurs#cite_note-54" xlink:type="simple">[54]</text:a></text:p>
          </table:table-cell>
          <table:table-cell/>
        </table:table-row>
        <table:table-row table:style-name="ro2">
          <table:table-cell table:number-columns-repeated="3"/>
        </table:table-row>
        <table:table-row table:style-name="ro7">
          <table:table-cell office:value-type="string" calcext:value-type="string">
            <text:p>Cheese-eating surrender monkey</text:p>
          </table:table-cell>
          <table:table-cell table:style-name="ce1" office:value-type="string" calcext:value-type="string">
            <text:p>(<text:a xlink:href="https://en.wikipedia.org/wiki/United_Kingdom" xlink:type="simple">UK</text:a>, <text:a xlink:href="https://en.wikipedia.org/wiki/United_States" xlink:type="simple">USA</text:a>) a <text:a xlink:href="https://en.wikipedia.org/wiki/Frenchman" xlink:type="simple">Frenchman</text:a>, <text:a xlink:href="https://en.wikipedia.org/wiki/Battle_of_France" xlink:type="simple">from the defeat of the French against the Germans</text:a> in 1940, and the huge variety of cheeses originating from France. Gained popularity after the term was used on an episode of <text:a xlink:href="https://en.wikipedia.org/wiki/The_Simpsons" xlink:type="simple">The Simpsons</text:a>.<text:a xlink:href="https://en.wikipedia.org/wiki/List_of_ethnic_slurs#cite_note-55" xlink:type="simple">[55]</text:a></text:p>
          </table:table-cell>
          <table:table-cell/>
        </table:table-row>
        <table:table-row table:style-name="ro2">
          <table:table-cell table:number-columns-repeated="3"/>
        </table:table-row>
        <table:table-row table:style-name="ro10">
          <table:table-cell table:style-name="ce1" office:value-type="string" calcext:value-type="string">
            <text:p>Chernozhopy</text:p>
          </table:table-cell>
          <table:table-cell table:style-name="ce1" office:value-type="string" calcext:value-type="string">
            <text:p><text:a xlink:href="https://en.wikipedia.org/wiki/List_of_ethnic_slurs#cite_note-56" xlink:type="simple">[56]</text:a> черножо́пый, <text:a xlink:href="https://ru.wikipedia.org/wiki/черножопый" xlink:type="simple">черножопый</text:a>, or chernaia zhopa,<text:a xlink:href="https://en.wikipedia.org/wiki/List_of_ethnic_slurs#cite_note-Faller2011-57" xlink:type="simple">[57]</text:a> directed against people from the <text:a xlink:href="https://en.wikipedia.org/wiki/Caucasus" xlink:type="simple">Caucasus</text:a> countries like Chechnya, Azerbaijan, Georgia, and Armenia, it means "black-arse" in Russian.<text:a xlink:href="https://en.wikipedia.org/wiki/List_of_ethnic_slurs#cite_note-58" xlink:type="simple">[58]</text:a></text:p>
          </table:table-cell>
          <table:table-cell/>
        </table:table-row>
        <table:table-row table:style-name="ro2">
          <table:table-cell table:number-columns-repeated="3"/>
        </table:table-row>
        <table:table-row table:style-name="ro1">
          <table:table-cell table:style-name="ce1" office:value-type="string" calcext:value-type="string">
            <text:p>China-Swede</text:p>
          </table:table-cell>
          <table:table-cell table:style-name="ce1" office:value-type="string" calcext:value-type="string">
            <text:p>A poor <text:a xlink:href="https://en.wikipedia.org/wiki/Finnish_American" xlink:type="simple">Finnish American</text:a>, referring to the belief that they were related to <text:a xlink:href="https://en.wikipedia.org/wiki/Mongols" xlink:type="simple">Mongols</text:a>, and therefore <text:a xlink:href="https://en.wikipedia.org/wiki/Definitions_of_whiteness_in_the_United_States#Finnish_Americans" xlink:type="simple">not white</text:a>.<text:a xlink:href="https://en.wikipedia.org/wiki/List_of_ethnic_slurs#cite_note-59" xlink:type="simple">[59]</text:a></text:p>
          </table:table-cell>
          <table:table-cell/>
        </table:table-row>
        <table:table-row table:style-name="ro2">
          <table:table-cell table:number-columns-repeated="3"/>
        </table:table-row>
        <table:table-row table:style-name="ro7">
          <table:table-cell office:value-type="string" calcext:value-type="string">
            <text:p>Ching Chong</text:p>
          </table:table-cell>
          <table:table-cell table:style-name="ce1" office:value-type="string" calcext:value-type="string">
            <text:p>(US, Canada, UK, New Zealand) mocking the language of or a person of perceived Chinese descent. An offensive term that has raised considerable controversy, for example when used by comedian <text:a xlink:href="https://en.wikipedia.org/wiki/Rosie_O%27Donnell" xlink:type="simple">Rosie O'Donnell</text:a>.<text:a xlink:href="https://en.wikipedia.org/wiki/List_of_ethnic_slurs#cite_note-60" xlink:type="simple">[60]</text:a> (Some Chinese languages/dialects are <text:a xlink:href="https://en.wikipedia.org/wiki/Tonal_language" xlink:type="simple">tonal languages</text:a>.)</text:p>
          </table:table-cell>
          <table:table-cell/>
        </table:table-row>
        <table:table-row table:style-name="ro2">
          <table:table-cell table:number-columns-repeated="3"/>
        </table:table-row>
        <table:table-row table:style-name="ro18">
          <table:table-cell office:value-type="string" calcext:value-type="string">
            <text:p>Chinaman</text:p>
          </table:table-cell>
          <table:table-cell table:style-name="ce1" office:value-type="string" calcext:value-type="string">
            <text:p>found offensive, although it is a <text:a xlink:href="https://en.wikipedia.org/wiki/Calque" xlink:type="simple">calque</text:a> of the <text:a xlink:href="https://en.wiktionary.org/wiki/Chinaman" xlink:type="simple">Chinese 中國人</text:a>. It was used in the gold rush and railway-construction eras in western North America, when discrimination against Chinese was common.<text:a xlink:href="https://en.wikipedia.org/wiki/List_of_ethnic_slurs#cite_note-61" xlink:type="simple">[61]</text:a></text:p>
          </table:table-cell>
          <table:table-cell/>
        </table:table-row>
        <table:table-row table:style-name="ro2">
          <table:table-cell table:number-columns-repeated="3"/>
        </table:table-row>
        <table:table-row table:style-name="ro2">
          <table:table-cell office:value-type="string" calcext:value-type="string">
            <text:p>Chink</text:p>
          </table:table-cell>
          <table:table-cell table:style-name="ce1" office:value-type="string" calcext:value-type="string">
            <text:p>(US, UK, NZ) people of <text:a xlink:href="https://en.wikipedia.org/wiki/Chinese_people" xlink:type="simple">Chinese</text:a> descent.<text:a xlink:href="https://en.wikipedia.org/wiki/List_of_ethnic_slurs#cite_note-62" xlink:type="simple">[62]</text:a><text:a xlink:href="https://en.wikipedia.org/wiki/List_of_ethnic_slurs#cite_note-63" xlink:type="simple">[63]</text:a></text:p>
          </table:table-cell>
          <table:table-cell/>
        </table:table-row>
        <table:table-row table:style-name="ro2">
          <table:table-cell table:number-columns-repeated="3"/>
        </table:table-row>
        <table:table-row table:style-name="ro1">
          <table:table-cell office:value-type="string" calcext:value-type="string">
            <text:p>Churka</text:p>
          </table:table-cell>
          <table:table-cell table:style-name="ce1" office:value-type="string" calcext:value-type="string">
            <text:p>Russian language slur for central asians and people from Caucasus.<text:a xlink:href="https://en.wikipedia.org/wiki/List_of_ethnic_slurs#cite_note-Faller2011-57" xlink:type="simple">[57]</text:a></text:p>
          </table:table-cell>
          <table:table-cell/>
        </table:table-row>
        <table:table-row table:style-name="ro2">
          <table:table-cell table:number-columns-repeated="3"/>
        </table:table-row>
        <table:table-row table:style-name="ro1">
          <table:table-cell table:style-name="ce1" office:value-type="string" calcext:value-type="string">
            <text:p>Chonky, Chunky, Chunger</text:p>
          </table:table-cell>
          <table:table-cell table:style-name="ce1" office:value-type="string" calcext:value-type="string">
            <text:p>refers to a person of Chinese or Korean heritage with "white attributes", in either personality or appearance.<text:a xlink:href="https://en.wikipedia.org/wiki/List_of_ethnic_slurs#cite_note-64" xlink:type="simple">[64]</text:a></text:p>
          </table:table-cell>
          <table:table-cell/>
        </table:table-row>
        <table:table-row table:style-name="ro2">
          <table:table-cell table:number-columns-repeated="3"/>
        </table:table-row>
        <table:table-row table:style-name="ro2">
          <table:table-cell office:value-type="string" calcext:value-type="string">
            <text:p>Christ killer</text:p>
          </table:table-cell>
          <table:table-cell table:style-name="ce1" office:value-type="string" calcext:value-type="string">
            <text:p>a <text:a xlink:href="https://en.wikipedia.org/wiki/Jew" xlink:type="simple">Jew</text:a>,<text:a xlink:href="https://en.wikipedia.org/wiki/List_of_ethnic_slurs#cite_note-65" xlink:type="simple">[65]</text:a><text:a xlink:href="https://en.wikipedia.org/wiki/List_of_ethnic_slurs#cite_note-66" xlink:type="simple">[66]</text:a> an allusion to <text:a xlink:href="https://en.wikipedia.org/wiki/Jewish_deicide" xlink:type="simple">Jewish deicide</text:a>.</text:p>
          </table:table-cell>
          <table:table-cell/>
        </table:table-row>
        <table:table-row table:style-name="ro2">
          <table:table-cell table:number-columns-repeated="3"/>
        </table:table-row>
        <table:table-row table:style-name="ro1">
          <table:table-cell office:value-type="string" calcext:value-type="string">
            <text:p>Choc-ice</text:p>
          </table:table-cell>
          <table:table-cell table:style-name="ce1" office:value-type="string" calcext:value-type="string">
            <text:p>A person who is figuratively 'black on the outside, white on the inside'.<text:a xlink:href="https://en.wikipedia.org/wiki/List_of_ethnic_slurs#cite_note-67" xlink:type="simple">[67]</text:a><text:a xlink:href="https://en.wikipedia.org/wiki/List_of_ethnic_slurs#cite_note-68" xlink:type="simple">[68]</text:a></text:p>
          </table:table-cell>
          <table:table-cell/>
        </table:table-row>
        <table:table-row table:style-name="ro2">
          <table:table-cell table:number-columns-repeated="3"/>
        </table:table-row>
        <table:table-row table:style-name="ro8">
          <table:table-cell office:value-type="string" calcext:value-type="string">
            <text:p>Cholo</text:p>
          </table:table-cell>
          <table:table-cell table:style-name="ce1" office:value-type="string" calcext:value-type="string">
            <text:p>Used in Latin America<text:a xlink:href="https://en.wikipedia.org/wiki/List_of_ethnic_slurs#cite_note-oxford_cholo-69" xlink:type="simple">[69]</text:a> and the <text:a xlink:href="https://en.wikipedia.org/wiki/Southwestern_United_States" xlink:type="simple">Southwestern United States</text:a><text:a xlink:href="https://en.wikipedia.org/wiki/List_of_ethnic_slurs#cite_note-randomhouse_cholo-70" xlink:type="simple">[70]</text:a><text:a xlink:href="https://en.wikipedia.org/wiki/List_of_ethnic_slurs#cite_note-71" xlink:type="simple">[71]</text:a> to refer to people of perceived <text:a xlink:href="https://en.wikipedia.org/wiki/Mestizo" xlink:type="simple">Mestizo</text:a> descent, especially <text:a xlink:href="https://en.wikipedia.org/wiki/Teenager" xlink:type="simple">teenagers</text:a> and <text:a xlink:href="https://en.wikipedia.org/wiki/Young_people" xlink:type="simple">young people</text:a> in the <text:a xlink:href="https://en.wikipedia.org/wiki/Lowrider" xlink:type="simple">lowrider</text:a> subculture.<text:a xlink:href="https://en.wikipedia.org/wiki/List_of_ethnic_slurs#cite_note-oxford_cholo-69" xlink:type="simple">[69]</text:a> It may be derogatory depending on circumstances.<text:a xlink:href="https://en.wikipedia.org/wiki/List_of_ethnic_slurs#cite_note-randomhouse_cholo-70" xlink:type="simple">[70]</text:a><text:a xlink:href="https://en.wikipedia.org/wiki/List_of_ethnic_slurs#cite_note-72" xlink:type="simple">[72]</text:a></text:p>
          </table:table-cell>
          <table:table-cell/>
        </table:table-row>
        <table:table-row table:style-name="ro2">
          <table:table-cell table:number-columns-repeated="3"/>
        </table:table-row>
        <table:table-row table:style-name="ro1">
          <table:table-cell table:style-name="ce1" office:value-type="string" calcext:value-type="string">
            <text:p>Chug</text:p>
          </table:table-cell>
          <table:table-cell table:style-name="ce1" office:value-type="string" calcext:value-type="string">
            <text:p>(Canada) refers to an individual of <text:a xlink:href="https://en.wikipedia.org/wiki/Aboriginal_peoples_in_Canada" xlink:type="simple">aboriginal</text:a> descent.<text:a xlink:href="https://en.wikipedia.org/wiki/List_of_ethnic_slurs#cite_note-73" xlink:type="simple">[73]</text:a> See <text:a xlink:href="https://en.wikipedia.org/wiki/Chugach" xlink:type="simple">Chugach</text:a> for the native people.</text:p>
          </table:table-cell>
          <table:table-cell/>
        </table:table-row>
        <table:table-row table:style-name="ro2">
          <table:table-cell table:number-columns-repeated="3"/>
        </table:table-row>
        <table:table-row table:style-name="ro5">
          <table:table-cell table:style-name="ce1" office:value-type="string" calcext:value-type="string">
            <text:p>Ciapaty, ciapak</text:p>
          </table:table-cell>
          <table:table-cell table:style-name="ce1" office:value-type="string" calcext:value-type="string">
            <text:p>(Poland) a racial slur for darkskinned people of Middle Eastern, North African and South Asian descent, sometimes also used for people from Caucasus.<text:a xlink:href="https://en.wikipedia.org/wiki/List_of_ethnic_slurs#cite_note-Garapich2016-74" xlink:type="simple">[74]</text:a> From <text:a xlink:href="https://en.wikipedia.org/wiki/Chapati" xlink:type="simple">chapati</text:a>.<text:a xlink:href="https://en.wikipedia.org/wiki/List_of_ethnic_slurs#cite_note-75" xlink:type="simple">[75]</text:a></text:p>
          </table:table-cell>
          <table:table-cell/>
        </table:table-row>
        <table:table-row table:style-name="ro2">
          <table:table-cell table:number-columns-repeated="3"/>
        </table:table-row>
        <table:table-row table:style-name="ro2">
          <table:table-cell office:value-type="string" calcext:value-type="string">
            <text:p>Cina</text:p>
          </table:table-cell>
          <table:table-cell table:style-name="ce1" office:value-type="string" calcext:value-type="string">
            <text:p>(Indonesia) a Chinese person or descendent.<text:a xlink:href="https://en.wikipedia.org/wiki/List_of_ethnic_slurs#cite_note-76" xlink:type="simple">[76]</text:a></text:p>
          </table:table-cell>
          <table:table-cell/>
        </table:table-row>
        <table:table-row table:style-name="ro2">
          <table:table-cell table:number-columns-repeated="3"/>
        </table:table-row>
        <table:table-row table:style-name="ro19">
          <table:table-cell table:style-name="ce1" office:value-type="string" calcext:value-type="string">
            <text:p>Coconut</text:p>
          </table:table-cell>
          <table:table-cell table:style-name="ce1" office:value-type="string" calcext:value-type="string">
            <text:p>Named after the <text:a xlink:href="https://en.wikipedia.org/wiki/Coconut" xlink:type="simple">coconut</text:a>, the nut from the coconut palm; in the American sense, it derives from the fact that a coconut is brown on the outside and white on the inside (see also "Oreo" below). (US) a person of Hispanic descent who is accused of acting "white".<text:a xlink:href="https://en.wikipedia.org/wiki/List_of_ethnic_slurs#cite_note-77" xlink:type="simple">[77]</text:a> (US/SA) a black person who is accused of "trying to be white".<text:a xlink:href="https://en.wikipedia.org/wiki/List_of_ethnic_slurs#cite_note-78" xlink:type="simple">[78]</text:a> (UK) a <text:a xlink:href="https://en.wikipedia.org/wiki/Brown_person" xlink:type="simple">brown person</text:a> of South Asian descent who has assimilated into <text:a xlink:href="https://en.wikipedia.org/wiki/Western_culture" xlink:type="simple">Western culture</text:a>.<text:a xlink:href="https://en.wikipedia.org/wiki/List_of_ethnic_slurs#cite_note-bbcAsianPoll-79" xlink:type="simple">[79]</text:a><text:a xlink:href="https://en.wikipedia.org/wiki/List_of_ethnic_slurs#cite_note-bbcSpeechCrime-80" xlink:type="simple">[80]</text:a><text:a xlink:href="https://en.wikipedia.org/wiki/List_of_ethnic_slurs#cite_note-guardianCocoRow-81" xlink:type="simple">[81]</text:a> (New Zealand/Australia) a <text:a xlink:href="https://en.wikipedia.org/wiki/Pacific_Islander" xlink:type="simple">Pacific Islander</text:a>.<text:a xlink:href="https://en.wikipedia.org/wiki/List_of_ethnic_slurs#cite_note-82" xlink:type="simple">[82]</text:a></text:p>
          </table:table-cell>
          <table:table-cell/>
        </table:table-row>
        <table:table-row table:style-name="ro2" table:number-rows-repeated="5">
          <table:table-cell table:number-columns-repeated="3"/>
        </table:table-row>
        <table:table-row table:style-name="ro20">
          <table:table-cell office:value-type="string" calcext:value-type="string">
            <text:p>Coolie</text:p>
          </table:table-cell>
          <table:table-cell table:style-name="ce1" office:value-type="string" calcext:value-type="string">
            <text:p>(North America) unskilled Asian laborer, usually Chinese (originally used in 19th-century for Chinese railroad laborers). Possibly from Mandarin "苦力" ku-li (literally bitter strength). Possibly from Hindi kuli, day laborer.<text:a xlink:href="https://en.wikipedia.org/wiki/List_of_ethnic_slurs#cite_note-83" xlink:type="simple">[83]</text:a> Also racial epithet for <text:a xlink:href="https://en.wikipedia.org/wiki/Indo-Caribbean" xlink:type="simple">Indo-Caribbean</text:a> people, especially in <text:a xlink:href="https://en.wikipedia.org/wiki/Guyana" xlink:type="simple">Guyana</text:a>, <text:a xlink:href="https://en.wikipedia.org/wiki/Trinidad_and_Tobago" xlink:type="simple">Trinidad and Tobago</text:a> and <text:a xlink:href="https://en.wikipedia.org/wiki/Asians_in_South_Africa" xlink:type="simple">South African Indians</text:a>.<text:a xlink:href="https://en.wikipedia.org/wiki/List_of_ethnic_slurs#cite_note-84" xlink:type="simple">[84]</text:a></text:p>
          </table:table-cell>
          <table:table-cell/>
        </table:table-row>
        <table:table-row table:style-name="ro2">
          <table:table-cell table:number-columns-repeated="3"/>
        </table:table-row>
        <table:table-row table:style-name="ro21">
          <table:table-cell table:style-name="ce1" office:value-type="string" calcext:value-type="string">
            <text:p>Coon</text:p>
          </table:table-cell>
          <table:table-cell table:style-name="ce1" office:value-type="string" calcext:value-type="string">
            <text:p>(US, UK) a black person. Possibly from <text:a xlink:href="https://en.wikipedia.org/wiki/Portuguese_language" xlink:type="simple">Portuguese</text:a> barracão or <text:a xlink:href="https://en.wikipedia.org/wiki/Spanish_language" xlink:type="simple">Spanish</text:a> barracón, a large building constructed to hold merchandise, where slaves were kept for sale, <text:a xlink:href="https://en.wikipedia.org/wiki/Anglicisation" xlink:type="simple">anglicised</text:a> to <text:a xlink:href="https://en.wikipedia.org/wiki/Barracoon" xlink:type="simple">barracoon</text:a> (1837).<text:a xlink:href="https://en.wikipedia.org/wiki/List_of_ethnic_slurs#cite_note-85" xlink:type="simple">[85]</text:a><text:a xlink:href="https://en.wikipedia.org/wiki/List_of_ethnic_slurs#cite_note-86" xlink:type="simple">[86]</text:a> Popularized by the song "<text:a xlink:href="https://en.wikipedia.org/wiki/Zip_Coon" xlink:type="simple">Zip Coon</text:a>", played at <text:a xlink:href="https://en.wikipedia.org/wiki/Minstrel_show" xlink:type="simple">Minstrel shows</text:a> in the 1830s. (Australia) An Aboriginal Australian<text:a xlink:href="https://en.wikipedia.org/wiki/List_of_ethnic_slurs#cite_note-87" xlink:type="simple">[87]</text:a> (New Zealand) A Pacific Islander<text:a xlink:href="https://en.wikipedia.org/wiki/List_of_ethnic_slurs#cite_note-88" xlink:type="simple">[88]</text:a></text:p>
          </table:table-cell>
          <table:table-cell/>
        </table:table-row>
        <table:table-row table:style-name="ro2" table:number-rows-repeated="3">
          <table:table-cell table:number-columns-repeated="3"/>
        </table:table-row>
        <table:table-row table:style-name="ro21">
          <table:table-cell table:style-name="ce1" office:value-type="string" calcext:value-type="string">
            <text:p>Coon hunting</text:p>
          </table:table-cell>
          <table:table-cell table:style-name="ce1" office:value-type="string" calcext:value-type="string">
            <text:p>(US) looking for a black person to victimise or assault, either by baiting them into a confrontation<text:a xlink:href="https://en.wikipedia.org/wiki/List_of_ethnic_slurs#cite_note-CoonHunting-DailyKos-89" xlink:type="simple">[89]</text:a> or using a pretext such as allegedly paying too much attention to a white woman.<text:a xlink:href="https://en.wikipedia.org/wiki/List_of_ethnic_slurs#cite_note-90" xlink:type="simple">[90]</text:a> Historically, the term was also sometimes used for people seeking to recapture escaped slaves.<text:a xlink:href="https://en.wikipedia.org/wiki/List_of_ethnic_slurs#cite_note-CoonHunting-DailyKos-89" xlink:type="simple">[89]</text:a> The term can also be non-racist when used as a shortened form for <text:a xlink:href="https://en.wikipedia.org/wiki/Raccoon_hunting" xlink:type="simple">raccoon hunting</text:a>.</text:p>
          </table:table-cell>
          <table:table-cell/>
        </table:table-row>
        <table:table-row table:style-name="ro2">
          <table:table-cell table:number-columns-repeated="3"/>
        </table:table-row>
        <table:table-row table:style-name="ro2">
          <table:table-cell office:value-type="string" calcext:value-type="string">
            <text:p>Coonass, Coon-ass</text:p>
          </table:table-cell>
          <table:table-cell table:style-name="ce1" office:value-type="string" calcext:value-type="string">
            <text:p>(US) a person of <text:a xlink:href="https://en.wikipedia.org/wiki/Cajun" xlink:type="simple">Cajun</text:a> ethnicity.<text:a xlink:href="https://en.wikipedia.org/wiki/List_of_ethnic_slurs#cite_note-91" xlink:type="simple">[91]</text:a></text:p>
          </table:table-cell>
          <table:table-cell/>
        </table:table-row>
        <table:table-row table:style-name="ro2">
          <table:table-cell table:number-columns-repeated="3"/>
        </table:table-row>
        <table:table-row table:style-name="ro7">
          <table:table-cell office:value-type="string" calcext:value-type="string">
            <text:p>Cracker</text:p>
          </table:table-cell>
          <table:table-cell table:style-name="ce1" office:value-type="string" calcext:value-type="string">
            <text:p>(US) a poor Appalachian or poor Southerner, a white person, first used in the 19th century.<text:a xlink:href="https://en.wikipedia.org/wiki/List_of_ethnic_slurs#cite_note-92" xlink:type="simple">[92]</text:a> It is sometimes used specifically to refer to a native of <text:a xlink:href="https://en.wikipedia.org/wiki/Florida" xlink:type="simple">Florida</text:a> or <text:a xlink:href="https://en.wikipedia.org/wiki/Georgia_(U.S._state)" xlink:type="simple">Georgia</text:a>.<text:a xlink:href="https://en.wikipedia.org/wiki/List_of_ethnic_slurs#cite_note-93" xlink:type="simple">[93]</text:a> Also used in a more general sense in North America to refer to white people disparagingly.</text:p>
          </table:table-cell>
          <table:table-cell/>
        </table:table-row>
        <table:table-row table:style-name="ro2">
          <table:table-cell table:number-columns-repeated="3"/>
        </table:table-row>
        <table:table-row table:style-name="ro2">
          <table:table-cell table:style-name="ce1" office:value-type="string" calcext:value-type="string">
            <text:p>Crow</text:p>
          </table:table-cell>
          <table:table-cell table:style-name="ce1" office:value-type="string" calcext:value-type="string">
            <text:p>a black person,<text:a xlink:href="https://en.wikipedia.org/wiki/List_of_ethnic_slurs#cite_note-94" xlink:type="simple">[94]</text:a> especially a black woman.</text:p>
          </table:table-cell>
          <table:table-cell/>
        </table:table-row>
        <table:table-row table:style-name="ro2">
          <table:table-cell table:number-columns-repeated="3"/>
        </table:table-row>
        <table:table-row table:style-name="ro12">
          <table:table-cell table:style-name="ce1" office:value-type="string" calcext:value-type="string">
            <text:p>Curry-muncher</text:p>
          </table:table-cell>
          <table:table-cell table:style-name="ce1" office:value-type="string" calcext:value-type="string">
            <text:p>(Australia, Africa, New Zealand, North America) a person of <text:a xlink:href="https://en.wikipedia.org/wiki/Indian_people" xlink:type="simple">Indian</text:a> origin.<text:a xlink:href="https://en.wikipedia.org/wiki/List_of_ethnic_slurs#cite_note-95" xlink:type="simple">[95]</text:a></text:p>
          </table:table-cell>
          <table:table-cell/>
        </table:table-row>
        <table:table-row table:style-name="ro2">
          <table:table-cell table:number-columns-repeated="3"/>
        </table:table-row>
        <table:table-row table:style-name="ro14">
          <table:table-cell office:value-type="string" calcext:value-type="string">
            <text:p>Cushi, <text:s/>Kushi </text:p>
          </table:table-cell>
          <table:table-cell table:style-name="ce1" office:value-type="string" calcext:value-type="string">
            <text:p>Term originating from the <text:a xlink:href="https://en.wikipedia.org/wiki/Hebrew_Bible" xlink:type="simple">Hebrew Bible</text:a>, generally used to refer to a dark skinned person usually of <text:a xlink:href="https://en.wikipedia.org/wiki/Ethnic_groups_of_Africa" xlink:type="simple">African</text:a> <text:a xlink:href="https://en.wikipedia.org/wiki/Cultural_heritage" xlink:type="simple">descent</text:a>. Originally merely descriptive, in present-day <text:a xlink:href="https://en.wikipedia.org/wiki/Israel" xlink:type="simple">Israel</text:a> it increasingly assumed a pejorative connotation and is regarded as insulting by <text:a xlink:href="https://en.wikipedia.org/wiki/Beta_Israel" xlink:type="simple">Ethiopian Israelis</text:a> and by African migrant workers and asylum seekers in Israel.<text:a xlink:href="https://en.wikipedia.org/wiki/List_of_ethnic_slurs#cite_note-96" xlink:type="simple">[96]</text:a></text:p>
          </table:table-cell>
          <table:table-cell/>
        </table:table-row>
        <table:table-row table:style-name="ro2">
          <table:table-cell table:number-columns-repeated="3"/>
        </table:table-row>
        <table:table-row table:style-name="ro11">
          <table:table-cell table:style-name="ce2"/>
          <table:table-cell table:number-columns-repeated="2"/>
        </table:table-row>
        <table:table-row table:style-name="ro8">
          <table:table-cell office:value-type="string" calcext:value-type="string">
            <text:p>Dago, Dego</text:p>
          </table:table-cell>
          <table:table-cell table:style-name="ce4" office:value-type="string" calcext:value-type="string">
            <text:p>a. (UK and Commonwealth) refers to <text:a xlink:href="https://en.wikipedia.org/wiki/Spaniards" xlink:type="simple">Spaniards</text:a>, <text:a xlink:href="https://en.wikipedia.org/wiki/Italians" xlink:type="simple">Italians</text:a>, or <text:a xlink:href="https://en.wikipedia.org/wiki/Portuguese_people" xlink:type="simple">Portuguese</text:a>, possibly derived from the Spanish name "<text:a xlink:href="https://en.wikipedia.org/wiki/Diego" xlink:type="simple">Diego</text:a>",<text:a xlink:href="https://en.wikipedia.org/wiki/List_of_ethnic_slurs#cite_note-97" xlink:type="simple">[97]</text:a> b. (US) An <text:a xlink:href="https://en.wikipedia.org/wiki/Italians" xlink:type="simple">Italian</text:a> or person of Italian descent.<text:a xlink:href="https://en.wikipedia.org/wiki/List_of_ethnic_slurs#cite_note-98" xlink:type="simple">[98]</text:a> See also <text:a xlink:href="https://en.wikipedia.org/wiki/Dago_dazzler" xlink:type="simple">Dago dazzler</text:a>.</text:p>
          </table:table-cell>
          <table:table-cell/>
        </table:table-row>
        <table:table-row table:style-name="ro2" table:number-rows-repeated="2">
          <table:table-cell table:number-columns-repeated="3"/>
        </table:table-row>
        <table:table-row table:style-name="ro8">
          <table:table-cell office:value-type="string" calcext:value-type="string">
            <text:p>Dal Khor</text:p>
          </table:table-cell>
          <table:table-cell table:style-name="ce1" office:value-type="string" calcext:value-type="string">
            <text:p>An Urdu/Persian term used for Indians and Pakistanis (specifically <text:a xlink:href="https://en.wikipedia.org/wiki/Punjabi_people" xlink:type="simple">Punjabis</text:a>) by <text:a xlink:href="https://en.wikipedia.org/wiki/Pashtun_people" xlink:type="simple">Pashtuns</text:a>. The term literally translates to "<text:a xlink:href="https://en.wikipedia.org/wiki/Dal" xlink:type="simple">dal</text:a> eater", connoting the supposedly higher emphasis on pulses and vegetables in the diet of countryside Punjabis.<text:a xlink:href="https://en.wikipedia.org/wiki/List_of_ethnic_slurs#cite_note-99" xlink:type="simple">[99]</text:a></text:p>
          </table:table-cell>
          <table:table-cell/>
        </table:table-row>
        <table:table-row table:style-name="ro2">
          <table:table-cell table:number-columns-repeated="3"/>
        </table:table-row>
        <table:table-row table:style-name="ro8">
          <table:table-cell table:style-name="ce1" office:value-type="string" calcext:value-type="string">
            <text:p>Darky, darkey, darkie</text:p>
          </table:table-cell>
          <table:table-cell table:style-name="ce5" office:value-type="string" calcext:value-type="string">
            <text:p>noun. a black person.<text:a xlink:href="https://en.wikipedia.org/wiki/List_of_ethnic_slurs#cite_note-100" xlink:type="simple">[100]</text:a> According to lexicographer Richard A. Spears, the word "darkie" used to be considered mild and polite, before it took on a derogatory and provocative meaning.<text:a xlink:href="https://en.wikipedia.org/wiki/List_of_ethnic_slurs#cite_note-101" xlink:type="simple">[101]</text:a></text:p>
          </table:table-cell>
          <table:table-cell/>
        </table:table-row>
        <table:table-row table:style-name="ro2">
          <table:table-cell table:number-columns-repeated="3"/>
        </table:table-row>
        <table:table-row table:style-name="ro13">
          <table:table-cell table:style-name="ce1" office:value-type="string" calcext:value-type="string">
            <text:p>Dink</text:p>
          </table:table-cell>
          <table:table-cell table:style-name="ce1" office:value-type="string" calcext:value-type="string">
            <text:p>a Southeast Asian, particularly a <text:a xlink:href="https://en.wikipedia.org/wiki/Vietnamese_people" xlink:type="simple">Vietnamese</text:a> person. Also used as a disparaging term for a North Vietnamese soldier or guerrilla in the Vietnam War. Origin: 1965–70, Americanism<text:a xlink:href="https://en.wikipedia.org/wiki/List_of_ethnic_slurs#cite_note-102" xlink:type="simple">[102]</text:a></text:p>
          </table:table-cell>
          <table:table-cell/>
        </table:table-row>
        <table:table-row table:style-name="ro2">
          <table:table-cell table:number-columns-repeated="3"/>
        </table:table-row>
        <table:table-row table:style-name="ro12">
          <table:table-cell table:style-name="ce1" office:value-type="string" calcext:value-type="string">
            <text:p>Dogan, dogun</text:p>
          </table:table-cell>
          <table:table-cell table:style-name="ce1" office:value-type="string" calcext:value-type="string">
            <text:p>(CAN) <text:a xlink:href="https://en.wikipedia.org/wiki/Irish_Catholic" xlink:type="simple">Irish Catholic</text:a> [19th century on; origin uncertain: perhaps from Dugan, an Irish surname].<text:a xlink:href="https://en.wikipedia.org/wiki/List_of_ethnic_slurs#cite_note-103" xlink:type="simple">[103]</text:a></text:p>
          </table:table-cell>
          <table:table-cell/>
        </table:table-row>
        <table:table-row table:style-name="ro2">
          <table:table-cell table:number-columns-repeated="3"/>
        </table:table-row>
        <table:table-row table:style-name="ro12">
          <table:table-cell table:style-name="ce1" office:value-type="string" calcext:value-type="string">
            <text:p>Dothead, Dot</text:p>
          </table:table-cell>
          <table:table-cell table:style-name="ce1" office:value-type="string" calcext:value-type="string">
            <text:p>derogatory term for <text:a xlink:href="https://en.wikipedia.org/wiki/South_Asians" xlink:type="simple">South Asians</text:a> referring to the <text:a xlink:href="https://en.wikipedia.org/wiki/Bindi_(decoration)" xlink:type="simple">bindi</text:a>.<text:a xlink:href="https://en.wikipedia.org/wiki/List_of_ethnic_slurs#cite_note-104" xlink:type="simple">[104]</text:a><text:a xlink:href="https://en.wikipedia.org/wiki/List_of_ethnic_slurs#cite_note-Walton1999-105" xlink:type="simple">[105]</text:a></text:p>
          </table:table-cell>
          <table:table-cell/>
        </table:table-row>
        <table:table-row table:style-name="ro2">
          <table:table-cell table:number-columns-repeated="3"/>
        </table:table-row>
        <table:table-row table:style-name="ro2">
          <table:table-cell table:style-name="ce1" office:value-type="string" calcext:value-type="string">
            <text:p>Dune coon</text:p>
          </table:table-cell>
          <table:table-cell table:style-name="ce1" office:value-type="string" calcext:value-type="string">
            <text:p>(US) an <text:a xlink:href="https://en.wikipedia.org/wiki/Arab" xlink:type="simple">Arab</text:a>.<text:a xlink:href="https://en.wikipedia.org/wiki/List_of_ethnic_slurs#cite_note-106" xlink:type="simple">[106]</text:a> By analogy with sand nigger, below.</text:p>
          </table:table-cell>
          <table:table-cell/>
        </table:table-row>
        <table:table-row table:style-name="ro2">
          <table:table-cell table:number-columns-repeated="3"/>
        </table:table-row>
        <table:table-row table:style-name="ro11">
          <table:table-cell table:style-name="ce2"/>
          <table:table-cell table:number-columns-repeated="2"/>
        </table:table-row>
        <table:table-row table:style-name="ro2">
          <table:table-cell table:style-name="ce1" office:value-type="string" calcext:value-type="string">
            <text:p>Eight ball</text:p>
          </table:table-cell>
          <table:table-cell table:style-name="ce1" office:value-type="string" calcext:value-type="string">
            <text:p>a black person; slang, usually used disparagingly<text:a xlink:href="https://en.wikipedia.org/wiki/List_of_ethnic_slurs#cite_note-107" xlink:type="simple">[107]</text:a></text:p>
          </table:table-cell>
          <table:table-cell/>
        </table:table-row>
        <table:table-row table:style-name="ro2">
          <table:table-cell table:number-columns-repeated="3"/>
        </table:table-row>
        <table:table-row table:style-name="ro19">
          <table:table-cell table:style-name="ce1" office:value-type="string" calcext:value-type="string">
            <text:p>Eskimo</text:p>
          </table:table-cell>
          <table:table-cell table:style-name="ce1" office:value-type="string" calcext:value-type="string">
            <text:p>The two main peoples known as "Eskimo" are: the Inuit of Canada, Northern Alaska (sub-group "Inupiat"), and Greenland; and the Yupik of eastern Siberia and Alaska. This name is considered derogatory because it was given by non-Inuit people and was said to mean "eater of raw meat."<text:a xlink:href="https://en.wikipedia.org/wiki/List_of_ethnic_slurs#cite_note-108" xlink:type="simple">[108]</text:a> In 1977, the Inuit Circumpolar Conference meeting in Barrow, Alaska, officially adopted "Inuit" as a designation for all <text:a xlink:href="https://en.wikipedia.org/wiki/Eskimo" xlink:type="simple">Eskimo</text:a> peoples, regardless of their local usages.</text:p>
          </table:table-cell>
          <table:table-cell/>
        </table:table-row>
        <table:table-row table:style-name="ro2">
          <table:table-cell table:number-columns-repeated="3"/>
        </table:table-row>
        <table:table-row table:style-name="ro13">
          <table:table-cell table:style-name="ce1" office:value-type="string" calcext:value-type="string">
            <text:p>Eyetie</text:p>
          </table:table-cell>
          <table:table-cell table:style-name="ce1" office:value-type="string" calcext:value-type="string">
            <text:p>(British) an Italian person; slang, usually used disparagingly (especially during World War II). Originated through the mispronunciation of "Italian" as "Eye-talian."<text:a xlink:href="https://en.wikipedia.org/wiki/List_of_ethnic_slurs#cite_note-109" xlink:type="simple">[109]</text:a></text:p>
          </table:table-cell>
          <table:table-cell/>
        </table:table-row>
        <table:table-row table:style-name="ro2">
          <table:table-cell table:number-columns-repeated="3"/>
        </table:table-row>
        <table:table-row table:style-name="ro11">
          <table:table-cell table:style-name="ce2"/>
          <table:table-cell table:number-columns-repeated="2"/>
        </table:table-row>
        <table:table-row table:style-name="ro2">
          <table:table-cell table:style-name="ce1" office:value-type="string" calcext:value-type="string">
            <text:p>Flip</text:p>
          </table:table-cell>
          <table:table-cell table:style-name="ce1" office:value-type="string" calcext:value-type="string">
            <text:p>(United States) ethnic slur applied to <text:a xlink:href="https://en.wikipedia.org/wiki/Filipino_American" xlink:type="simple">Filipinos</text:a>.<text:a xlink:href="https://en.wikipedia.org/wiki/List_of_ethnic_slurs#cite_note-110" xlink:type="simple">[110]</text:a></text:p>
          </table:table-cell>
          <table:table-cell/>
        </table:table-row>
        <table:table-row table:style-name="ro2">
          <table:table-cell table:number-columns-repeated="3"/>
        </table:table-row>
        <table:table-row table:style-name="ro13">
          <table:table-cell table:style-name="ce1" office:value-type="string" calcext:value-type="string">
            <text:p>FOB</text:p>
          </table:table-cell>
          <table:table-cell table:style-name="ce1" office:value-type="string" calcext:value-type="string">
            <text:p>(North America) a recent Chinese immigrant, from "Fresh Off the Boat". Used most commonly by American-born Chinese (see "ABC" above) to refer disparagingly to newcomers.<text:a xlink:href="https://en.wikipedia.org/wiki/List_of_ethnic_slurs#cite_note-ABC_and_FOB-2" xlink:type="simple">[2]</text:a></text:p>
          </table:table-cell>
          <table:table-cell/>
        </table:table-row>
        <table:table-row table:style-name="ro2">
          <table:table-cell table:number-columns-repeated="3"/>
        </table:table-row>
        <table:table-row table:style-name="ro12">
          <table:table-cell table:style-name="ce1" office:value-type="string" calcext:value-type="string">
            <text:p>Fritz</text:p>
          </table:table-cell>
          <table:table-cell table:style-name="ce1" office:value-type="string" calcext:value-type="string">
            <text:p>(UK, France, Hungary ("fricc"), Poland [Fryc], Russia [фриц] ) a German [from Friedrich (Frederick)].<text:a xlink:href="https://en.wikipedia.org/wiki/List_of_ethnic_slurs#cite_note-111" xlink:type="simple">[111]</text:a></text:p>
          </table:table-cell>
          <table:table-cell/>
        </table:table-row>
        <table:table-row table:style-name="ro2">
          <table:table-cell table:number-columns-repeated="3"/>
        </table:table-row>
        <table:table-row table:style-name="ro22">
          <table:table-cell table:style-name="ce1" office:value-type="string" calcext:value-type="string">
            <text:p>Frog</text:p>
          </table:table-cell>
          <table:table-cell table:style-name="ce1" office:value-type="string" calcext:value-type="string">
            <text:p>(Canada, UK and US) a <text:a xlink:href="https://en.wikipedia.org/wiki/French_people" xlink:type="simple">French</text:a> person. Before the 19th century, referred to the <text:a xlink:href="https://en.wikipedia.org/wiki/Dutch_people" xlink:type="simple">Dutch</text:a> (as they were stereotyped as being <text:a xlink:href="https://en.wikipedia.org/wiki/Marsh" xlink:type="simple">marsh</text:a>-dwellers). When France became Britain's main enemy, replacing the Dutch, the epithet was transferred to them, because of the French penchant for eating frogs' legs (see comparable French term <text:a xlink:href="https://en.wiktionary.org/wiki/rosbif" xlink:type="simple">Rosbif</text:a>).<text:a xlink:href="https://en.wikipedia.org/wiki/List_of_ethnic_slurs#cite_note-112" xlink:type="simple">[112]</text:a> Also used in Canada to refer to both the French and French Canadians, and occasionally incorrectly as more broadly to people from <text:a xlink:href="https://en.wikipedia.org/wiki/Quebec" xlink:type="simple">Quebec</text:a> who are not all French or French-speaking.<text:a xlink:href="https://en.wikipedia.org/wiki/List_of_ethnic_slurs#cite_note-113" xlink:type="simple">[113]</text:a></text:p>
          </table:table-cell>
          <table:table-cell/>
        </table:table-row>
        <table:table-row table:style-name="ro2">
          <table:table-cell table:number-columns-repeated="3"/>
        </table:table-row>
        <table:table-row table:style-name="ro5">
          <table:table-cell office:value-type="string" calcext:value-type="string">
            <text:p>Fuzzy-Wuzzy</text:p>
          </table:table-cell>
          <table:table-cell table:style-name="ce1" office:value-type="string" calcext:value-type="string">
            <text:p>(UK) colonialist term used to refer to the <text:a xlink:href="https://en.wikipedia.org/wiki/Hadendoa" xlink:type="simple">Hadendoa</text:a> warriors in the 19th century.<text:a xlink:href="https://en.wikipedia.org/wiki/List_of_ethnic_slurs#cite_note-114" xlink:type="simple">[114]</text:a> Not applicable in Australia, see <text:a xlink:href="https://en.wikipedia.org/wiki/Fuzzy_Wuzzy_Angels" xlink:type="simple">Fuzzy Wuzzy Angels</text:a>.</text:p>
          </table:table-cell>
          <table:table-cell/>
        </table:table-row>
        <table:table-row table:style-name="ro2">
          <table:table-cell table:number-columns-repeated="3"/>
        </table:table-row>
        <table:table-row table:style-name="ro11">
          <table:table-cell table:style-name="ce2"/>
          <table:table-cell table:number-columns-repeated="2"/>
        </table:table-row>
        <table:table-row table:style-name="ro2">
          <table:table-cell table:style-name="ce1" office:value-type="string" calcext:value-type="string">
            <text:p>Gable</text:p>
          </table:table-cell>
          <table:table-cell table:style-name="ce1" office:value-type="string" calcext:value-type="string">
            <text:p>a black person.<text:a xlink:href="https://en.wikipedia.org/wiki/List_of_ethnic_slurs#cite_note-autogenerated2-43" xlink:type="simple">[43]</text:a><text:a xlink:href="https://en.wikipedia.org/wiki/List_of_ethnic_slurs#cite_note-ReferenceA-115" xlink:type="simple">[115]</text:a></text:p>
          </table:table-cell>
          <table:table-cell/>
        </table:table-row>
        <table:table-row table:style-name="ro2">
          <table:table-cell table:number-columns-repeated="3"/>
        </table:table-row>
        <table:table-row table:style-name="ro23">
          <table:table-cell office:value-type="string" calcext:value-type="string">
            <text:p>Gaijin </text:p>
          </table:table-cell>
          <table:table-cell table:style-name="ce1" office:value-type="string" calcext:value-type="string">
            <text:p>(Japan) a term for any non-Japanese person. Shortened form of Gaikokujin (外国人) (person from another country).<text:a xlink:href="https://en.wikipedia.org/wiki/List_of_ethnic_slurs#cite_note-116" xlink:type="simple">[116]</text:a></text:p>
          </table:table-cell>
          <table:table-cell/>
        </table:table-row>
        <table:table-row table:style-name="ro2">
          <table:table-cell table:number-columns-repeated="3"/>
        </table:table-row>
        <table:table-row table:style-name="ro2">
          <table:table-cell table:style-name="ce1" office:value-type="string" calcext:value-type="string">
            <text:p>Gin</text:p>
          </table:table-cell>
          <table:table-cell table:style-name="ce1" office:value-type="string" calcext:value-type="string">
            <text:p>(AUS) an Aboriginal woman.<text:a xlink:href="https://en.wikipedia.org/wiki/List_of_ethnic_slurs#cite_note-117" xlink:type="simple">[117]</text:a></text:p>
          </table:table-cell>
          <table:table-cell/>
        </table:table-row>
        <table:table-row table:style-name="ro2">
          <table:table-cell table:number-columns-repeated="3"/>
        </table:table-row>
        <table:table-row table:style-name="ro12">
          <table:table-cell table:style-name="ce1" office:value-type="string" calcext:value-type="string">
            <text:p>Gin jockey</text:p>
          </table:table-cell>
          <table:table-cell table:style-name="ce1" office:value-type="string" calcext:value-type="string">
            <text:p>(AUS) a white person having casual sex with an Aboriginal woman. Pejorative.<text:a xlink:href="https://en.wikipedia.org/wiki/List_of_ethnic_slurs#cite_note-118" xlink:type="simple">[118]</text:a></text:p>
          </table:table-cell>
          <table:table-cell/>
        </table:table-row>
        <table:table-row table:style-name="ro2">
          <table:table-cell table:number-columns-repeated="3"/>
        </table:table-row>
        <table:table-row table:style-name="ro8">
          <table:table-cell office:value-type="string" calcext:value-type="string">
            <text:p>Golliwog</text:p>
          </table:table-cell>
          <table:table-cell table:style-name="ce1" office:value-type="string" calcext:value-type="string">
            <text:p>A predominately UK expression which originally was a children's literature character and type of black doll but which eventually became to be used as a jibe against people with dark skin, most commonly Afro-Caribbeans.<text:a xlink:href="https://en.wikipedia.org/wiki/List_of_ethnic_slurs#cite_note-119" xlink:type="simple">[119]</text:a></text:p>
          </table:table-cell>
          <table:table-cell/>
        </table:table-row>
        <table:table-row table:style-name="ro2">
          <table:table-cell table:number-columns-repeated="3"/>
        </table:table-row>
        <table:table-row table:style-name="ro7">
          <table:table-cell office:value-type="string" calcext:value-type="string">
            <text:p>Gook, Gook-eye, Gooky</text:p>
          </table:table-cell>
          <table:table-cell table:style-name="ce1" office:value-type="string" calcext:value-type="string">
            <text:p>East Asians, used especially for enemy soldiers.<text:a xlink:href="https://en.wikipedia.org/wiki/List_of_ethnic_slurs#cite_note-gook-120" xlink:type="simple">[120]</text:a> Its use has been traced to <text:a xlink:href="https://en.wikipedia.org/wiki/US_Marines" xlink:type="simple">US Marines</text:a> serving in the <text:a xlink:href="https://en.wikipedia.org/wiki/Philippines" xlink:type="simple">Philippines</text:a> in the early 20th century.<text:a xlink:href="https://en.wikipedia.org/wiki/List_of_ethnic_slurs#cite_note-gook-120" xlink:type="simple">[120]</text:a><text:a xlink:href="https://en.wikipedia.org/wiki/List_of_ethnic_slurs#cite_note-Pearson-121" xlink:type="simple">[121]</text:a> The earliest recorded example is dated 1920.<text:a xlink:href="https://en.wikipedia.org/wiki/List_of_ethnic_slurs#cite_note-Seligman-122" xlink:type="simple">[122]</text:a> It gained widespread notice as a result of the Korean and Vietnam wars.<text:a xlink:href="https://en.wikipedia.org/wiki/List_of_ethnic_slurs#cite_note-gook-120" xlink:type="simple">[120]</text:a></text:p>
          </table:table-cell>
          <table:table-cell/>
        </table:table-row>
        <table:table-row table:style-name="ro2">
          <table:table-cell table:number-columns-repeated="3"/>
        </table:table-row>
        <table:table-row table:style-name="ro2">
          <table:table-cell table:style-name="ce1" office:value-type="string" calcext:value-type="string">
            <text:p>Gora</text:p>
          </table:table-cell>
          <table:table-cell table:style-name="ce1" office:value-type="string" calcext:value-type="string">
            <text:p>(India and Pakistan) a white person.<text:a xlink:href="https://en.wikipedia.org/wiki/List_of_ethnic_slurs#cite_note-partridge-123" xlink:type="simple">[123]</text:a></text:p>
          </table:table-cell>
          <table:table-cell/>
        </table:table-row>
        <table:table-row table:style-name="ro2">
          <table:table-cell table:number-columns-repeated="3"/>
        </table:table-row>
        <table:table-row table:style-name="ro8">
          <table:table-cell office:value-type="string" calcext:value-type="string">
            <text:p>Goy, Goyim, Goyum</text:p>
          </table:table-cell>
          <table:table-cell table:style-name="ce1" office:value-type="string" calcext:value-type="string">
            <text:p>A <text:a xlink:href="https://en.wikipedia.org/wiki/Hebrew_bible" xlink:type="simple">Hebrew biblical</text:a> term for "Nation" or "People". By <text:a xlink:href="https://en.wikipedia.org/wiki/Roman_empire" xlink:type="simple">Roman times</text:a> it had also acquired the meaning of "non-Jew". In English, use may be controversial, it can be assigned <text:a xlink:href="https://en.wikipedia.org/wiki/Pejorative" xlink:type="simple">pejoratively</text:a> to non-Jews.<text:a xlink:href="https://en.wikipedia.org/wiki/List_of_ethnic_slurs#cite_note-124" xlink:type="simple">[124]</text:a><text:a xlink:href="https://en.wikipedia.org/wiki/List_of_ethnic_slurs#cite_note-125" xlink:type="simple">[125]</text:a></text:p>
          </table:table-cell>
          <table:table-cell/>
        </table:table-row>
        <table:table-row table:style-name="ro2">
          <table:table-cell table:number-columns-repeated="3"/>
        </table:table-row>
        <table:table-row table:style-name="ro5">
          <table:table-cell office:value-type="string" calcext:value-type="string">
            <text:p>Greaseball, Greaser</text:p>
          </table:table-cell>
          <table:table-cell table:style-name="ce1" office:value-type="string" calcext:value-type="string">
            <text:p>A person of <text:a xlink:href="https://en.wikipedia.org/wiki/Italian_people" xlink:type="simple">Italian</text:a> descent. It can also refer to any person of <text:a xlink:href="https://en.wikipedia.org/wiki/Mediterranean" xlink:type="simple">Mediterranean</text:a>/<text:a xlink:href="https://en.wikipedia.org/wiki/Southern_European" xlink:type="simple">Southern European</text:a> descent or <text:a xlink:href="https://en.wikipedia.org/wiki/Hispanic" xlink:type="simple">Hispanic</text:a> descent.<text:a xlink:href="https://en.wikipedia.org/wiki/List_of_ethnic_slurs#cite_note-126" xlink:type="simple">[126]</text:a></text:p>
          </table:table-cell>
          <table:table-cell/>
        </table:table-row>
        <table:table-row table:style-name="ro2">
          <table:table-cell table:number-columns-repeated="3"/>
        </table:table-row>
        <table:table-row table:style-name="ro6">
          <table:table-cell office:value-type="string" calcext:value-type="string">
            <text:p>Gringo</text:p>
          </table:table-cell>
          <table:table-cell table:style-name="ce1" office:value-type="string" calcext:value-type="string">
            <text:p>A White person from an English-speaking country. Used in Spanish-speaking regions – chiefly Latin America, but sometimes used by <text:a xlink:href="https://en.wikipedia.org/wiki/Latino_Americans" xlink:type="simple">Latino Americans</text:a>. In Mexico only means an <text:a xlink:href="https://en.wikipedia.org/wiki/United_States" xlink:type="simple">American</text:a>.<text:a xlink:href="https://en.wikipedia.org/wiki/List_of_ethnic_slurs#cite_note-127" xlink:type="simple">[127]</text:a> Likely from the Spanish word "griego", meaning <text:a xlink:href="https://en.wikipedia.org/wiki/Greeks" xlink:type="simple">Greek</text:a>.<text:a xlink:href="https://en.wikipedia.org/wiki/List_of_ethnic_slurs#cite_note-128" xlink:type="simple">[128]</text:a><text:a xlink:href="https://en.wikipedia.org/wiki/List_of_ethnic_slurs#cite_note-129" xlink:type="simple">[129]</text:a> In the <text:a xlink:href="https://en.wikipedia.org/wiki/Portuguese_language" xlink:type="simple">Portuguese language</text:a>, it is a colloquial neutral term for any foreigner, regardless of race, ethnicity or origin, or for a person whose native language is not Portuguese (including people whose native language is Spanish).<text:a xlink:href="https://en.wikipedia.org/wiki/List_of_ethnic_slurs#cite_note-130" xlink:type="simple">[130]</text:a><text:a xlink:href="https://en.wikipedia.org/wiki/List_of_ethnic_slurs#cite_note-131" xlink:type="simple">[131]</text:a><text:a xlink:href="https://en.wikipedia.org/wiki/List_of_ethnic_slurs#cite_note-132" xlink:type="simple">[132]</text:a><text:a xlink:href="https://en.wikipedia.org/wiki/List_of_ethnic_slurs#cite_note-133" xlink:type="simple">[133]</text:a><text:a xlink:href="https://en.wikipedia.org/wiki/List_of_ethnic_slurs#cite_note-134" xlink:type="simple">[134]</text:a></text:p>
          </table:table-cell>
          <table:table-cell/>
        </table:table-row>
        <table:table-row table:style-name="ro2">
          <table:table-cell table:number-columns-repeated="3"/>
        </table:table-row>
        <table:table-row table:style-name="ro2">
          <table:table-cell table:style-name="ce1" office:value-type="string" calcext:value-type="string">
            <text:p>Groid</text:p>
          </table:table-cell>
          <table:table-cell table:style-name="ce1" office:value-type="string" calcext:value-type="string">
            <text:p>(US) A black person. Derived from "<text:a xlink:href="https://en.wikipedia.org/wiki/Negroid" xlink:type="simple">negroid</text:a>".<text:a xlink:href="https://en.wikipedia.org/wiki/List_of_ethnic_slurs#cite_note-135" xlink:type="simple">[135]</text:a></text:p>
          </table:table-cell>
          <table:table-cell/>
        </table:table-row>
        <table:table-row table:style-name="ro2">
          <table:table-cell table:number-columns-repeated="3"/>
        </table:table-row>
        <table:table-row table:style-name="ro2">
          <table:table-cell table:style-name="ce1" office:value-type="string" calcext:value-type="string">
            <text:p>Gub, Gubba</text:p>
          </table:table-cell>
          <table:table-cell table:style-name="ce1" office:value-type="string" calcext:value-type="string">
            <text:p>(AUS) Aboriginal term for white people<text:a xlink:href="https://en.wikipedia.org/wiki/List_of_ethnic_slurs#cite_note-136" xlink:type="simple">[136]</text:a></text:p>
          </table:table-cell>
          <table:table-cell/>
        </table:table-row>
        <table:table-row table:style-name="ro2">
          <table:table-cell table:number-columns-repeated="3"/>
        </table:table-row>
        <table:table-row table:style-name="ro24">
          <table:table-cell office:value-type="string" calcext:value-type="string">
            <text:p>Guizi </text:p>
          </table:table-cell>
          <table:table-cell table:style-name="ce1" office:value-type="string" calcext:value-type="string">
            <text:p>(used in Mainland China and Taiwan) Foreigners. Basically the same meaning as the term <text:a xlink:href="https://en.wikipedia.org/wiki/Gweilo" xlink:type="simple">gweilo</text:a> used in Hong Kong. More often used when referring foreigners as military enemies, such as riben guizi (日本鬼子, Japanese devils, because of <text:a xlink:href="https://en.wikipedia.org/wiki/Second_Sino-Japanese_War" xlink:type="simple">Second Sino-Japanese War</text:a>), meiguo guizi (美国鬼子, American devils, because of <text:a xlink:href="https://en.wikipedia.org/wiki/Korean_War" xlink:type="simple">Korean War</text:a>).</text:p>
          </table:table-cell>
          <table:table-cell/>
        </table:table-row>
        <table:table-row table:style-name="ro2">
          <table:table-cell table:number-columns-repeated="3"/>
        </table:table-row>
        <table:table-row table:style-name="ro8">
          <table:table-cell office:value-type="string" calcext:value-type="string">
            <text:p>Guido</text:p>
          </table:table-cell>
          <table:table-cell table:style-name="ce1" office:value-type="string" calcext:value-type="string">
            <text:p>(US) An Italian American male. Derives from the <text:a xlink:href="https://en.wikipedia.org/wiki/Italians" xlink:type="simple">Italian</text:a> given name, Guido. Used mostly in the <text:a xlink:href="https://en.wikipedia.org/wiki/Northeastern_United_States" xlink:type="simple">Northeastern United States</text:a> as a stereotype for working-class urban Italian Americans.<text:a xlink:href="https://en.wikipedia.org/wiki/List_of_ethnic_slurs#cite_note-137" xlink:type="simple">[137]</text:a> A female equivalent may be guidette.<text:a xlink:href="https://en.wikipedia.org/wiki/List_of_ethnic_slurs#cite_note-138" xlink:type="simple">[138]</text:a></text:p>
          </table:table-cell>
          <table:table-cell/>
        </table:table-row>
        <table:table-row table:style-name="ro2">
          <table:table-cell table:number-columns-repeated="3"/>
        </table:table-row>
        <table:table-row table:style-name="ro7">
          <table:table-cell office:value-type="string" calcext:value-type="string">
            <text:p>Guinea, Ginzo</text:p>
          </table:table-cell>
          <table:table-cell table:style-name="ce1" office:value-type="string" calcext:value-type="string">
            <text:p>A person of Italian birth or descent. Most likely derived from "<text:a xlink:href="https://en.wikipedia.org/wiki/Guinea" xlink:type="simple">Guinea</text:a> Negro," implying that Italians are dark or swarthy-skinned like the natives of Guinea. The diminutive "Ginzo" probably dates back to World War II and is derived from Australian slang picked up by US servicemen in the Pacific Theater.<text:a xlink:href="https://en.wikipedia.org/wiki/List_of_ethnic_slurs#cite_note-139" xlink:type="simple">[139]</text:a></text:p>
          </table:table-cell>
          <table:table-cell/>
        </table:table-row>
        <table:table-row table:style-name="ro2">
          <table:table-cell table:number-columns-repeated="3"/>
        </table:table-row>
        <table:table-row table:style-name="ro14">
          <table:table-cell office:value-type="string" calcext:value-type="string">
            <text:p>Gweilo, gwailo, kwai lo</text:p>
          </table:table-cell>
          <table:table-cell table:style-name="ce1" office:value-type="string" calcext:value-type="string">
            <text:p>(used in South of Mainland China and Hong Kong) A White man. Loosely translated as "foreign devil"; more literally, might be "ghost dude/bloke/guy/etc." Gwei means "ghost". The color white is associated with ghosts in China. A lo is a regular guy (i.e. a fellow, a chap, or a bloke).<text:a xlink:href="https://en.wikipedia.org/wiki/List_of_ethnic_slurs#cite_note-Morris1997-140" xlink:type="simple">[140]</text:a> Once a mark of xenophobia, the word is now in general, informal use.</text:p>
          </table:table-cell>
          <table:table-cell/>
        </table:table-row>
        <table:table-row table:style-name="ro2">
          <table:table-cell table:number-columns-repeated="3"/>
        </table:table-row>
        <table:table-row table:style-name="ro1">
          <table:table-cell office:value-type="string" calcext:value-type="string">
            <text:p>Gyopo, Kyopo</text:p>
          </table:table-cell>
          <table:table-cell table:style-name="ce1" office:value-type="string" calcext:value-type="string">
            <text:p>(Korea) A Korean who was born or raised overseas, particularly the United States<text:a xlink:href="https://en.wikipedia.org/wiki/List_of_ethnic_slurs#cite_note-141" xlink:type="simple">[141]</text:a> (see also Banana in this page)</text:p>
          </table:table-cell>
          <table:table-cell/>
        </table:table-row>
        <table:table-row table:style-name="ro2">
          <table:table-cell table:number-columns-repeated="3"/>
        </table:table-row>
        <table:table-row table:style-name="ro2">
          <table:table-cell office:value-type="string" calcext:value-type="string">
            <text:p>Gypsy, Gyppo, gippo, gypo, gyppie, gyppy, gipp</text:p>
          </table:table-cell>
          <table:table-cell table:style-name="ce4" office:value-type="string" calcext:value-type="string">
            <text:p>a. A <text:a xlink:href="https://en.wikipedia.org/wiki/Romani_people" xlink:type="simple">Romani people</text:a>. b. (UK and Australia) Egyptians.<text:a xlink:href="https://en.wikipedia.org/wiki/List_of_ethnic_slurs#cite_note-142" xlink:type="simple">[142]</text:a></text:p>
          </table:table-cell>
          <table:table-cell/>
        </table:table-row>
        <table:table-row table:style-name="ro2" table:number-rows-repeated="2">
          <table:table-cell table:number-columns-repeated="3"/>
        </table:table-row>
        <table:table-row table:style-name="ro11">
          <table:table-cell table:style-name="ce2"/>
          <table:table-cell table:number-columns-repeated="2"/>
        </table:table-row>
        <table:table-row table:style-name="ro2">
          <table:table-cell table:style-name="ce1" office:value-type="string" calcext:value-type="string">
            <text:p>Hairyback</text:p>
          </table:table-cell>
          <table:table-cell table:style-name="ce1" office:value-type="string" calcext:value-type="string">
            <text:p>(South Africa) a term for <text:a xlink:href="https://en.wikipedia.org/wiki/Afrikaner" xlink:type="simple">Afrikaners</text:a><text:a xlink:href="https://en.wikipedia.org/wiki/List_of_ethnic_slurs#cite_note-143" xlink:type="simple">[143]</text:a></text:p>
          </table:table-cell>
          <table:table-cell/>
        </table:table-row>
        <table:table-row table:style-name="ro2">
          <table:table-cell table:number-columns-repeated="3"/>
        </table:table-row>
        <table:table-row table:style-name="ro8">
          <table:table-cell office:value-type="string" calcext:value-type="string">
            <text:p>Hajji, Hadji, Haji</text:p>
          </table:table-cell>
          <table:table-cell table:style-name="ce1" office:value-type="string" calcext:value-type="string">
            <text:p>(US) Used to refer to Iraqis, Arabs, Afghans, or Middle Eastern and South Asian people in general. Derived from the honorific Al-Hajji, the title given to a Muslim who has completed the <text:a xlink:href="https://en.wikipedia.org/wiki/Hajj" xlink:type="simple">Hajj</text:a> (pilgrimage to Mecca).<text:a xlink:href="https://en.wikipedia.org/wiki/List_of_ethnic_slurs#cite_note-144" xlink:type="simple">[144]</text:a></text:p>
          </table:table-cell>
          <table:table-cell/>
        </table:table-row>
        <table:table-row table:style-name="ro2">
          <table:table-cell table:number-columns-repeated="3"/>
        </table:table-row>
        <table:table-row table:style-name="ro7">
          <table:table-cell office:value-type="string" calcext:value-type="string">
            <text:p>Half-breed</text:p>
          </table:table-cell>
          <table:table-cell table:style-name="ce1" office:value-type="string" calcext:value-type="string">
            <text:p>Anyone who is mixed race, such as of Native American (especially North American) and white European parentage. <text:a xlink:href="https://en.wikipedia.org/wiki/Métis" xlink:type="simple">Métis</text:a> is a <text:a xlink:href="https://en.wikipedia.org/wiki/French_language" xlink:type="simple">French</text:a> term, also used in Canadian English, for a half-breed, and <text:a xlink:href="https://en.wikipedia.org/wiki/Mestizo" xlink:type="simple">mestizo</text:a> is the equivalent in <text:a xlink:href="https://en.wikipedia.org/wiki/Spanish_language" xlink:type="simple">Spanish</text:a>, although these are not offensive per se.</text:p>
          </table:table-cell>
          <table:table-cell/>
        </table:table-row>
        <table:table-row table:style-name="ro2">
          <table:table-cell table:number-columns-repeated="3"/>
        </table:table-row>
        <table:table-row table:style-name="ro5">
          <table:table-cell office:value-type="string" calcext:value-type="string">
            <text:p>Haole</text:p>
          </table:table-cell>
          <table:table-cell table:style-name="ce1" office:value-type="string" calcext:value-type="string">
            <text:p>(US, Hawaiian) A non-native, used by Hawaiians mainly to refer to whites (less commonly to refer to non-Hawaiians). Can be used neutrally, dependent on context.<text:a xlink:href="https://en.wikipedia.org/wiki/List_of_ethnic_slurs#cite_note-145" xlink:type="simple">[145]</text:a></text:p>
          </table:table-cell>
          <table:table-cell/>
        </table:table-row>
        <table:table-row table:style-name="ro2">
          <table:table-cell table:number-columns-repeated="3"/>
        </table:table-row>
        <table:table-row table:style-name="ro12">
          <table:table-cell table:style-name="ce1" office:value-type="string" calcext:value-type="string">
            <text:p>Heeb, Hebe</text:p>
          </table:table-cell>
          <table:table-cell table:style-name="ce1" office:value-type="string" calcext:value-type="string">
            <text:p>(US) a <text:a xlink:href="https://en.wikipedia.org/wiki/Jewish" xlink:type="simple">Jewish</text:a> person, derived from the word "<text:a xlink:href="https://en.wikipedia.org/wiki/Hebrews" xlink:type="simple">Hebrew</text:a>".<text:a xlink:href="https://en.wikipedia.org/wiki/List_of_ethnic_slurs#cite_note-146" xlink:type="simple">[146]</text:a><text:a xlink:href="https://en.wikipedia.org/wiki/List_of_ethnic_slurs#cite_note-147" xlink:type="simple">[147]</text:a></text:p>
          </table:table-cell>
          <table:table-cell/>
        </table:table-row>
        <table:table-row table:style-name="ro2">
          <table:table-cell table:number-columns-repeated="3"/>
        </table:table-row>
        <table:table-row table:style-name="ro2">
          <table:table-cell office:value-type="string" calcext:value-type="string">
            <text:p>Hillbilly</text:p>
          </table:table-cell>
          <table:table-cell table:style-name="ce1" office:value-type="string" calcext:value-type="string">
            <text:p>(US) term for Americans of <text:a xlink:href="https://en.wikipedia.org/wiki/Appalachia" xlink:type="simple">Appalachian</text:a> or <text:a xlink:href="https://en.wikipedia.org/wiki/Ozark" xlink:type="simple">Ozark</text:a> heritage.<text:a xlink:href="https://en.wikipedia.org/wiki/List_of_ethnic_slurs#cite_note-148" xlink:type="simple">[148]</text:a></text:p>
          </table:table-cell>
          <table:table-cell/>
        </table:table-row>
        <table:table-row table:style-name="ro2">
          <table:table-cell table:number-columns-repeated="3"/>
        </table:table-row>
        <table:table-row table:style-name="ro7">
          <table:table-cell office:value-type="string" calcext:value-type="string">
            <text:p>Honky, honkey, honkie</text:p>
          </table:table-cell>
          <table:table-cell table:style-name="ce1" office:value-type="string" calcext:value-type="string">
            <text:p>(US, NZ) a white person. Derived from an African American pronunciation of "<text:a xlink:href="https://en.wikipedia.org/wiki/Hunky_Culture" xlink:type="simple">hunky</text:a>", the disparaging term for a Hungarian laborer. The first record of its use as an insulting term for a white person dates from the 1950s.<text:a xlink:href="https://en.wikipedia.org/wiki/List_of_ethnic_slurs#cite_note-149" xlink:type="simple">[149]</text:a> In New Zealand honky is used by Māori to describe New Zealanders of European descent.<text:a xlink:href="https://en.wikipedia.org/wiki/List_of_ethnic_slurs#cite_note-150" xlink:type="simple">[150]</text:a></text:p>
          </table:table-cell>
          <table:table-cell/>
        </table:table-row>
        <table:table-row table:style-name="ro2">
          <table:table-cell table:number-columns-repeated="3"/>
        </table:table-row>
        <table:table-row table:style-name="ro1">
          <table:table-cell office:value-type="string" calcext:value-type="string">
            <text:p>Hori</text:p>
          </table:table-cell>
          <table:table-cell table:style-name="ce1" office:value-type="string" calcext:value-type="string">
            <text:p>(New Zealand), an offensive term for a <text:a xlink:href="https://en.wikipedia.org/wiki/Māori_people" xlink:type="simple">Māori</text:a> (from the formerly common Maorified version of the English name George).<text:a xlink:href="https://en.wikipedia.org/wiki/List_of_ethnic_slurs#cite_note-151" xlink:type="simple">[151]</text:a></text:p>
          </table:table-cell>
          <table:table-cell/>
        </table:table-row>
        <table:table-row table:style-name="ro2">
          <table:table-cell table:number-columns-repeated="3"/>
        </table:table-row>
        <table:table-row table:style-name="ro25">
          <table:table-cell office:value-type="string" calcext:value-type="string">
            <text:p>Hun</text:p>
          </table:table-cell>
          <table:table-cell table:style-name="ce4" office:value-type="string" calcext:value-type="string">
            <text:p>a. (US and UK) Germans, especially German soldiers; popular during World War I.<text:a xlink:href="https://en.wikipedia.org/wiki/List_of_ethnic_slurs#cite_note-152" xlink:type="simple">[152]</text:a> Derived from a speech given by Kaiser Wilhelm of Germany to the German contingent sent to China during the <text:a xlink:href="https://en.wikipedia.org/wiki/Boxer_Rebellion" xlink:type="simple">Boxer Rebellion</text:a> in which he exhorted them to "be like Huns" (i.e., savage and ruthless) to their Chinese enemy. b. An offensive term for a <text:a xlink:href="https://en.wikipedia.org/wiki/Protestant" xlink:type="simple">Protestant</text:a> in Northern Ireland or historically, a member of the <text:a xlink:href="https://en.wikipedia.org/wiki/British_military" xlink:type="simple">British military</text:a> in <text:a xlink:href="https://en.wikipedia.org/wiki/Ireland" xlink:type="simple">Ireland</text:a> ("Britannia's huns").<text:a xlink:href="https://en.wikipedia.org/wiki/List_of_ethnic_slurs#cite_note-153" xlink:type="simple">[153]</text:a><text:a xlink:href="https://en.wikipedia.org/wiki/List_of_ethnic_slurs#cite_note-154" xlink:type="simple">[154]</text:a></text:p>
          </table:table-cell>
          <table:table-cell/>
        </table:table-row>
        <table:table-row table:style-name="ro2" table:number-rows-repeated="2">
          <table:table-cell table:number-columns-repeated="3"/>
        </table:table-row>
        <table:table-row table:style-name="ro8">
          <table:table-cell office:value-type="string" calcext:value-type="string">
            <text:p>Hunky</text:p>
          </table:table-cell>
          <table:table-cell table:style-name="ce1" office:value-type="string" calcext:value-type="string">
            <text:p>(US) A central <text:a xlink:href="https://en.wikipedia.org/wiki/Central_Europe" xlink:type="simple">Central European</text:a> laborer. It originated in the coal regions of Pennsylvania and West Virginia, where Poles and other immigrants from Central Europe (Hungarians (Magyar), Rusyns, Slovaks) came to perform hard manual labor on the mines.<text:a xlink:href="https://en.wikipedia.org/wiki/List_of_ethnic_slurs#cite_note-Rothenberg2008-155" xlink:type="simple">[155]</text:a></text:p>
          </table:table-cell>
          <table:table-cell/>
        </table:table-row>
        <table:table-row table:style-name="ro2">
          <table:table-cell table:number-columns-repeated="3"/>
        </table:table-row>
        <table:table-row table:style-name="ro26">
          <table:table-cell table:style-name="ce1" office:value-type="string" calcext:value-type="string">
            <text:p>Hymie</text:p>
          </table:table-cell>
          <table:table-cell table:style-name="ce1" office:value-type="string" calcext:value-type="string">
            <text:p>(US) a <text:a xlink:href="https://en.wikipedia.org/wiki/Jewish" xlink:type="simple">Jewish</text:a> person, derived from the personal name Hyman (from the <text:a xlink:href="https://en.wikipedia.org/wiki/Hebrew" xlink:type="simple">Hebrew</text:a> name <text:a xlink:href="https://en.wikipedia.org/wiki/Hebrew_language" xlink:type="simple">Chayyim</text:a>). <text:a xlink:href="https://en.wikipedia.org/wiki/Jesse_Jackson" xlink:type="simple">Jesse Jackson</text:a> provoked controversy by referring to New York City as "<text:a xlink:href="https://en.wikipedia.org/wiki/Hymietown" xlink:type="simple">Hymietown</text:a>" in 1984.<text:a xlink:href="https://en.wikipedia.org/wiki/List_of_ethnic_slurs#cite_note-NewkirkP-156" xlink:type="simple">[156]</text:a></text:p>
          </table:table-cell>
          <table:table-cell/>
        </table:table-row>
        <table:table-row table:style-name="ro2">
          <table:table-cell table:number-columns-repeated="3"/>
        </table:table-row>
        <table:table-row table:style-name="ro11">
          <table:table-cell table:style-name="ce2"/>
          <table:table-cell table:number-columns-repeated="2"/>
        </table:table-row>
        <table:table-row table:style-name="ro2">
          <table:table-cell table:style-name="ce1" office:value-type="string" calcext:value-type="string">
            <text:p>Ikey, ike, <text:s/>iky</text:p>
          </table:table-cell>
          <table:table-cell table:style-name="ce1" office:value-type="string" calcext:value-type="string">
            <text:p>a Jew [from Isaac]<text:a xlink:href="https://en.wikipedia.org/wiki/List_of_ethnic_slurs#cite_note-157" xlink:type="simple">[157]</text:a></text:p>
          </table:table-cell>
          <table:table-cell/>
        </table:table-row>
        <table:table-row table:style-name="ro2">
          <table:table-cell table:number-columns-repeated="3"/>
        </table:table-row>
        <table:table-row table:style-name="ro1">
          <table:table-cell table:style-name="ce1" office:value-type="string" calcext:value-type="string">
            <text:p>Ikey-mo, ikeymo</text:p>
          </table:table-cell>
          <table:table-cell table:style-name="ce1" office:value-type="string" calcext:value-type="string">
            <text:p>a Jew [from Isaac and Moses]<text:a xlink:href="https://en.wikipedia.org/wiki/List_of_ethnic_slurs#cite_note-158" xlink:type="simple">[158]</text:a></text:p>
          </table:table-cell>
          <table:table-cell/>
        </table:table-row>
        <table:table-row table:style-name="ro2">
          <table:table-cell table:number-columns-repeated="3"/>
        </table:table-row>
        <table:table-row table:style-name="ro12">
          <table:table-cell table:style-name="ce1" office:value-type="string" calcext:value-type="string">
            <text:p>Indon</text:p>
          </table:table-cell>
          <table:table-cell table:style-name="ce1" office:value-type="string" calcext:value-type="string">
            <text:p>an <text:a xlink:href="https://en.wikipedia.org/wiki/Indonesia" xlink:type="simple">Indonesian</text:a>. Used mostly in <text:a xlink:href="https://en.wikipedia.org/wiki/Malaysia" xlink:type="simple">Malaysia</text:a> and <text:a xlink:href="https://en.wikipedia.org/wiki/Singapore" xlink:type="simple">Singapore</text:a>.<text:a xlink:href="https://en.wikipedia.org/wiki/List_of_ethnic_slurs#cite_note-159" xlink:type="simple">[159]</text:a><text:a xlink:href="https://en.wikipedia.org/wiki/List_of_ethnic_slurs#cite_note-160" xlink:type="simple">[160]</text:a></text:p>
          </table:table-cell>
          <table:table-cell/>
        </table:table-row>
        <table:table-row table:style-name="ro2">
          <table:table-cell table:number-columns-repeated="3"/>
        </table:table-row>
        <table:table-row table:style-name="ro2">
          <table:table-cell table:style-name="ce1" office:value-type="string" calcext:value-type="string">
            <text:p>Injun</text:p>
          </table:table-cell>
          <table:table-cell table:style-name="ce1" office:value-type="string" calcext:value-type="string">
            <text:p>a <text:a xlink:href="https://en.wikipedia.org/wiki/Native_Americans_in_the_United_States" xlink:type="simple">Native American</text:a>, <text:a xlink:href="https://en.wikipedia.org/wiki/Corruption_(linguistics)" xlink:type="simple">corrupted</text:a> "Indian".<text:a xlink:href="https://en.wikipedia.org/wiki/List_of_ethnic_slurs#cite_note-161" xlink:type="simple">[161]</text:a></text:p>
          </table:table-cell>
          <table:table-cell/>
        </table:table-row>
        <table:table-row table:style-name="ro2">
          <table:table-cell table:number-columns-repeated="3"/>
        </table:table-row>
        <table:table-row table:style-name="ro11">
          <table:table-cell table:style-name="ce2"/>
          <table:table-cell table:number-columns-repeated="2"/>
        </table:table-row>
        <table:table-row table:style-name="ro2">
          <table:table-cell table:style-name="ce1"/>
          <table:table-cell table:number-columns-repeated="2"/>
        </table:table-row>
        <table:table-row table:style-name="ro7">
          <table:table-cell office:value-type="string" calcext:value-type="string">
            <text:p>Jap</text:p>
          </table:table-cell>
          <table:table-cell table:style-name="ce4" office:value-type="string" calcext:value-type="string">
            <text:p>a. (US, especially during World War II) a <text:a xlink:href="https://en.wikipedia.org/wiki/Japanese_people" xlink:type="simple">Japanese</text:a> soldier or national, or anyone of Japanese descent. b. (US, Post-WWII, usually written JAP) an acronym for "<text:a xlink:href="https://en.wikipedia.org/wiki/Jewish-American_princess" xlink:type="simple">Jewish American Princess</text:a>", a pejorative stereotype of certain <text:a xlink:href="https://en.wikipedia.org/wiki/Jewish_American" xlink:type="simple">Jewish American</text:a> females as <text:a xlink:href="https://en.wikipedia.org/wiki/Economic_materialism" xlink:type="simple">materialistic</text:a> or pampered.</text:p>
          </table:table-cell>
          <table:table-cell/>
        </table:table-row>
        <table:table-row table:style-name="ro2" table:number-rows-repeated="2">
          <table:table-cell table:number-columns-repeated="3"/>
        </table:table-row>
        <table:table-row table:style-name="ro2">
          <table:table-cell office:value-type="string" calcext:value-type="string">
            <text:p>Japie, yarpie</text:p>
          </table:table-cell>
          <table:table-cell table:style-name="ce1" office:value-type="string" calcext:value-type="string">
            <text:p>a white, rural South African [from plaasjapie, "farm boy"]<text:a xlink:href="https://en.wikipedia.org/wiki/List_of_ethnic_slurs#cite_note-162" xlink:type="simple">[162]</text:a></text:p>
          </table:table-cell>
          <table:table-cell/>
        </table:table-row>
        <table:table-row table:style-name="ro2">
          <table:table-cell table:number-columns-repeated="3"/>
        </table:table-row>
        <table:table-row table:style-name="ro5">
          <table:table-cell office:value-type="string" calcext:value-type="string">
            <text:p>Jerry</text:p>
          </table:table-cell>
          <table:table-cell table:style-name="ce1" office:value-type="string" calcext:value-type="string">
            <text:p>(Commonwealth, especially during World War II): a. a German national. b. a German soldier [Probably an alteration of German].<text:a xlink:href="https://en.wikipedia.org/wiki/List_of_ethnic_slurs#cite_note-163" xlink:type="simple">[163]</text:a> Origin of <text:a xlink:href="https://en.wikipedia.org/wiki/Jerry_can" xlink:type="simple">Jerry can</text:a>.</text:p>
          </table:table-cell>
          <table:table-cell/>
        </table:table-row>
        <table:table-row table:style-name="ro2" table:number-rows-repeated="2">
          <table:table-cell table:number-columns-repeated="3"/>
        </table:table-row>
        <table:table-row table:style-name="ro27">
          <table:table-cell table:style-name="ce1" office:value-type="string" calcext:value-type="string">
            <text:p>Jigaboo, jiggabo, jigarooni, jijjiboo, zigabo, jig, jigg, jigga, jigger</text:p>
          </table:table-cell>
          <table:table-cell table:style-name="ce1" office:value-type="string" calcext:value-type="string">
            <text:p>(US and UK)<text:a xlink:href="https://en.wikipedia.org/wiki/List_of_ethnic_slurs#cite_note-164" xlink:type="simple">[164]</text:a> term for a black person with stereotypical black features (e.g. dark skin, wide nose, and big lips).<text:a xlink:href="https://en.wikipedia.org/wiki/List_of_ethnic_slurs#cite_note-165" xlink:type="simple">[165]</text:a> Jiggaboo or jigabo is from a <text:a xlink:href="https://en.wikipedia.org/wiki/Bantu_languages" xlink:type="simple">Bantu</text:a> verb tshikabo, meaning "they bow the head docilely", indicating meek or servile individuals.<text:a xlink:href="https://en.wikipedia.org/wiki/List_of_ethnic_slurs#cite_note-166" xlink:type="simple">[166]</text:a></text:p>
          </table:table-cell>
          <table:table-cell/>
        </table:table-row>
        <table:table-row table:style-name="ro2">
          <table:table-cell table:number-columns-repeated="3"/>
        </table:table-row>
        <table:table-row table:style-name="ro28">
          <table:table-cell table:style-name="ce1" office:value-type="string" calcext:value-type="string">
            <text:p>Jock, jocky, jockie</text:p>
          </table:table-cell>
          <table:table-cell table:style-name="ce1" office:value-type="string" calcext:value-type="string">
            <text:p>(UK) a Scottish person, <text:a xlink:href="https://en.wikipedia.org/wiki/Scots_language" xlink:type="simple">Scots language</text:a> nickname for the personal name John, cognate to the English, Jack. Occasionally used as an insult,<text:a xlink:href="https://en.wikipedia.org/wiki/List_of_ethnic_slurs#cite_note-167" xlink:type="simple">[167]</text:a> but also in respectful reference to élite Scottish, particularly Highland troops, e.g. the <text:a xlink:href="https://en.wikipedia.org/wiki/9th_(Scottish)_Division" xlink:type="simple">9th (Scottish) Division</text:a>. Same vein as the English insult for the French, as <text:a xlink:href="https://en.wikipedia.org/wiki/Frog_(pejorative)" xlink:type="simple">Frogs</text:a>. In <text:a xlink:href="https://en.wikipedia.org/wiki/Ian_Rankin" xlink:type="simple">Ian Rankin</text:a>'s detective novel "<text:a xlink:href="https://en.wikipedia.org/wiki/Tooth_and_Nail_(novel)" xlink:type="simple">Tooth &amp; Nail</text:a>" the protagonist - a Scottish detective loaned to the London police - suffers from prejudice by English colleagues who frequently use "Jock" and "Jockland" (Scotland) as terms of insult; the book was based on the author's own experience as a Scot living in London.</text:p>
          </table:table-cell>
          <table:table-cell/>
        </table:table-row>
        <table:table-row table:style-name="ro2">
          <table:table-cell table:number-columns-repeated="3"/>
        </table:table-row>
        <table:table-row table:style-name="ro2">
          <table:table-cell table:style-name="ce1" office:value-type="string" calcext:value-type="string">
            <text:p>Jungle bunny</text:p>
          </table:table-cell>
          <table:table-cell table:style-name="ce1" office:value-type="string" calcext:value-type="string">
            <text:p>(US and UK) a black person.<text:a xlink:href="https://en.wikipedia.org/wiki/List_of_ethnic_slurs#cite_note-168" xlink:type="simple">[168]</text:a></text:p>
          </table:table-cell>
          <table:table-cell/>
        </table:table-row>
        <table:table-row table:style-name="ro2">
          <table:table-cell table:number-columns-repeated="3"/>
        </table:table-row>
        <table:table-row table:style-name="ro7">
          <table:table-cell office:value-type="string" calcext:value-type="string">
            <text:p>Kaffir, kaffer, kaffir, kafir, kaffre, kuffar</text:p>
          </table:table-cell>
          <table:table-cell table:style-name="ce4" office:value-type="string" calcext:value-type="string">
            <text:p>a. (South Africa) a black person. b. also caffer or caffre: a non-Muslim (regardless of race). c. a member of a people inhabiting the <text:a xlink:href="https://en.wikipedia.org/wiki/Hindu_Kush" xlink:type="simple">Hindu Kush</text:a> mountains of north-east Afghanistan. Origin is from the Arab word kafir meaning <text:a xlink:href="https://en.wikipedia.org/wiki/Infidel" xlink:type="simple">infidel</text:a>.<text:a xlink:href="https://en.wikipedia.org/wiki/List_of_ethnic_slurs#cite_note-169" xlink:type="simple">[169]</text:a><text:a xlink:href="https://en.wikipedia.org/wiki/List_of_ethnic_slurs#cite_note-170" xlink:type="simple">[170]</text:a> See also <text:a xlink:href="https://en.wikipedia.org/wiki/Kaffir_(Historical_usage_in_southern_Africa)" xlink:type="simple">Kaffir (Historical usage in southern Africa)</text:a></text:p>
          </table:table-cell>
          <table:table-cell/>
        </table:table-row>
        <table:table-row table:style-name="ro2" table:number-rows-repeated="3">
          <table:table-cell table:number-columns-repeated="3"/>
        </table:table-row>
        <table:table-row table:style-name="ro1">
          <table:table-cell office:value-type="string" calcext:value-type="string">
            <text:p>Kaffir boetie</text:p>
          </table:table-cell>
          <table:table-cell table:style-name="ce1" office:value-type="string" calcext:value-type="string">
            <text:p>(<text:a xlink:href="https://en.wikipedia.org/wiki/Afrikaans" xlink:type="simple">Afrikaans</text:a>) translates as "Kaffir brother" used to denote black sympathisers during Apartheid.</text:p>
          </table:table-cell>
          <table:table-cell/>
        </table:table-row>
        <table:table-row table:style-name="ro2">
          <table:table-cell table:number-columns-repeated="3"/>
        </table:table-row>
        <table:table-row table:style-name="ro12">
          <table:table-cell table:style-name="ce1" office:value-type="string" calcext:value-type="string">
            <text:p>Kalar</text:p>
          </table:table-cell>
          <table:table-cell table:style-name="ce1" office:value-type="string" calcext:value-type="string">
            <text:p>(<text:a xlink:href="https://en.wikipedia.org/wiki/Burmese_language" xlink:type="simple">Burmese</text:a>) derogatory word for its Muslim citizens who are "black-skinned" or "undesirable aliens".<text:a xlink:href="https://en.wikipedia.org/wiki/List_of_ethnic_slurs#cite_note-171" xlink:type="simple">[171]</text:a></text:p>
          </table:table-cell>
          <table:table-cell/>
        </table:table-row>
        <table:table-row table:style-name="ro2">
          <table:table-cell table:number-columns-repeated="3"/>
        </table:table-row>
        <table:table-row table:style-name="ro1">
          <table:table-cell office:value-type="string" calcext:value-type="string">
            <text:p>Kanaka</text:p>
          </table:table-cell>
          <table:table-cell table:style-name="ce1" office:value-type="string" calcext:value-type="string">
            <text:p>in <text:a xlink:href="https://en.wikipedia.org/wiki/Australian_English" xlink:type="simple">Australian English</text:a>, as an offensive term for a Pacific Islander.<text:a xlink:href="https://en.wikipedia.org/wiki/List_of_ethnic_slurs#cite_note-derog-172" xlink:type="simple">[172]</text:a><text:a xlink:href="https://en.wikipedia.org/wiki/List_of_ethnic_slurs#cite_note-173" xlink:type="simple">[173]</text:a></text:p>
          </table:table-cell>
          <table:table-cell/>
        </table:table-row>
        <table:table-row table:style-name="ro2">
          <table:table-cell table:number-columns-repeated="3"/>
        </table:table-row>
        <table:table-row table:style-name="ro1">
          <table:table-cell office:value-type="string" calcext:value-type="string">
            <text:p>Kanake</text:p>
          </table:table-cell>
          <table:table-cell table:style-name="ce1" office:value-type="string" calcext:value-type="string">
            <text:p>(<text:a xlink:href="https://en.wikipedia.org/wiki/German_language" xlink:type="simple">German</text:a>), particularly used of Turks, and to some extent re-appropriated</text:p>
          </table:table-cell>
          <table:table-cell/>
        </table:table-row>
        <table:table-row table:style-name="ro2">
          <table:table-cell table:number-columns-repeated="3"/>
        </table:table-row>
        <table:table-row table:style-name="ro12">
          <table:table-cell table:style-name="ce1" office:value-type="string" calcext:value-type="string">
            <text:p>Kano</text:p>
          </table:table-cell>
          <table:table-cell table:style-name="ce1" office:value-type="string" calcext:value-type="string">
            <text:p>(<text:a xlink:href="https://en.wikipedia.org/wiki/Filipino_language" xlink:type="simple">Filipino</text:a>) Filipino slang for Americans. Shortened from the <text:a xlink:href="https://en.wikipedia.org/wiki/Tagalog_language" xlink:type="simple">Tagalog</text:a> word "Amerikano."<text:a xlink:href="https://en.wikipedia.org/wiki/List_of_ethnic_slurs#cite_note-174" xlink:type="simple">[174]</text:a></text:p>
          </table:table-cell>
          <table:table-cell/>
        </table:table-row>
        <table:table-row table:style-name="ro2">
          <table:table-cell table:number-columns-repeated="3"/>
        </table:table-row>
        <table:table-row table:style-name="ro1">
          <table:table-cell office:value-type="string" calcext:value-type="string">
            <text:p>Katsap, kacap. <text:s/>kacapas</text:p>
          </table:table-cell>
          <table:table-cell table:style-name="ce1" office:value-type="string" calcext:value-type="string">
            <text:p><text:a xlink:href="https://en.wikipedia.org/wiki/Ukrainian_language" xlink:type="simple">Ukrainian</text:a>: кацап, <text:a xlink:href="https://en.wikipedia.org/wiki/Lithuanian_language" xlink:type="simple">Lithuanian</text:a>: kacapas, disparaging terms for <text:a xlink:href="https://en.wikipedia.org/wiki/Russians" xlink:type="simple">Russians</text:a> used in <text:a xlink:href="https://en.wikipedia.org/wiki/Ukraine" xlink:type="simple">Ukraine</text:a>, <text:a xlink:href="https://en.wikipedia.org/wiki/Belarus" xlink:type="simple">Belarus</text:a>, <text:a xlink:href="https://en.wikipedia.org/wiki/Poland" xlink:type="simple">Poland</text:a>, and <text:a xlink:href="https://en.wikipedia.org/wiki/Lithuania" xlink:type="simple">Lithuania</text:a>.</text:p>
          </table:table-cell>
          <table:table-cell/>
        </table:table-row>
        <table:table-row table:style-name="ro2">
          <table:table-cell table:number-columns-repeated="3"/>
        </table:table-row>
        <table:table-row table:style-name="ro2">
          <table:table-cell office:value-type="string" calcext:value-type="string">
            <text:p>Kebab</text:p>
          </table:table-cell>
          <table:table-cell table:style-name="ce1" office:value-type="string" calcext:value-type="string">
            <text:p>A Muslim, usually of Arab descent.</text:p>
          </table:table-cell>
          <table:table-cell/>
        </table:table-row>
        <table:table-row table:style-name="ro2">
          <table:table-cell table:number-columns-repeated="3"/>
        </table:table-row>
        <table:table-row table:style-name="ro29">
          <table:table-cell office:value-type="string" calcext:value-type="string">
            <text:p>Keling</text:p>
          </table:table-cell>
          <table:table-cell table:style-name="ce1" office:value-type="string" calcext:value-type="string">
            <text:p>a term to refer to <text:a xlink:href="https://en.wikipedia.org/wiki/Malaysian_Indian" xlink:type="simple">Malaysians</text:a>, <text:a xlink:href="https://en.wikipedia.org/wiki/Indian_Singaporeans" xlink:type="simple">Singaporeans</text:a> and <text:a xlink:href="https://en.wikipedia.org/wiki/Indian_Indonesians" xlink:type="simple">Indonesians</text:a> with origins <text:a xlink:href="https://en.wikipedia.org/wiki/Non-resident_Indian_and_person_of_Indian_origin" xlink:type="simple">in India</text:a> and elsewhere in the Indian subcontinent. In Indonesian, the term is in derogative meaning and discriminatory in racial connotation, as it can be applied to any person with dark complexion, not only Southern Indian descents, but also to native Indonesians with darker complexion and foreign blacks.<text:a xlink:href="https://en.wikipedia.org/wiki/List_of_ethnic_slurs#cite_note-175" xlink:type="simple">[175]</text:a><text:a xlink:href="https://en.wikipedia.org/wiki/List_of_ethnic_slurs#cite_note-176" xlink:type="simple">[176]</text:a></text:p>
          </table:table-cell>
          <table:table-cell/>
        </table:table-row>
        <table:table-row table:style-name="ro2">
          <table:table-cell table:number-columns-repeated="3"/>
        </table:table-row>
        <table:table-row table:style-name="ro1">
          <table:table-cell office:value-type="string" calcext:value-type="string">
            <text:p>Kharkhuwa</text:p>
          </table:table-cell>
          <table:table-cell table:style-name="ce1" office:value-type="string" calcext:value-type="string">
            <text:p>a person necessarily having Assamese ethnicity and a descendant of people of medieval Assam, now a territory of India.</text:p>
          </table:table-cell>
          <table:table-cell/>
        </table:table-row>
        <table:table-row table:style-name="ro2">
          <table:table-cell table:number-columns-repeated="3"/>
        </table:table-row>
        <table:table-row table:style-name="ro1">
          <table:table-cell office:value-type="string" calcext:value-type="string">
            <text:p>Khokhol, Chochoł</text:p>
          </table:table-cell>
          <table:table-cell table:style-name="ce1" office:value-type="string" calcext:value-type="string">
            <text:p>Derogatory term for a <text:a xlink:href="https://en.wikipedia.org/wiki/Ukrainians" xlink:type="simple">Ukrainian</text:a>, derived from a term for a traditional Cossack-style haircut.<text:a xlink:href="https://en.wikipedia.org/wiki/List_of_ethnic_slurs#cite_note-177" xlink:type="simple">[177]</text:a></text:p>
          </table:table-cell>
          <table:table-cell/>
        </table:table-row>
        <table:table-row table:style-name="ro2">
          <table:table-cell table:number-columns-repeated="3"/>
        </table:table-row>
        <table:table-row table:style-name="ro8">
          <table:table-cell office:value-type="string" calcext:value-type="string">
            <text:p>Kike, kyke</text:p>
          </table:table-cell>
          <table:table-cell table:style-name="ce1" office:value-type="string" calcext:value-type="string">
            <text:p>(US) Ashkenazi Jews. Possibly from kikel, <text:a xlink:href="https://en.wikipedia.org/wiki/Yiddish" xlink:type="simple">Yiddish</text:a> for "circle." Immigrant Jews who couldn't read English often signed legal documents with an "O" (similar to an "X," to which Jews objected because "X" also symbolizes a cross).<text:a xlink:href="https://en.wikipedia.org/wiki/List_of_ethnic_slurs#cite_note-Wolarsky-178" xlink:type="simple">[178]</text:a></text:p>
          </table:table-cell>
          <table:table-cell/>
        </table:table-row>
        <table:table-row table:style-name="ro2">
          <table:table-cell table:number-columns-repeated="3"/>
        </table:table-row>
        <table:table-row table:style-name="ro2">
          <table:table-cell office:value-type="string" calcext:value-type="string">
            <text:p>Kimchi</text:p>
          </table:table-cell>
          <table:table-cell table:style-name="ce1" office:value-type="string" calcext:value-type="string">
            <text:p>a <text:a xlink:href="https://en.wikipedia.org/wiki/Koreans" xlink:type="simple">Korean</text:a> person.<text:a xlink:href="https://en.wikipedia.org/wiki/List_of_ethnic_slurs#cite_note-179" xlink:type="simple">[179]</text:a></text:p>
          </table:table-cell>
          <table:table-cell/>
        </table:table-row>
        <table:table-row table:style-name="ro2">
          <table:table-cell table:number-columns-repeated="3"/>
        </table:table-row>
        <table:table-row table:style-name="ro1">
          <table:table-cell table:style-name="ce1"/>
          <table:table-cell table:style-name="ce1" office:value-type="string" calcext:value-type="string">
            <text:p>(North America and Commonwealth) US and British term for a <text:a xlink:href="https://en.wikipedia.org/wiki/Germany" xlink:type="simple">German</text:a>,<text:a xlink:href="https://en.wikipedia.org/wiki/List_of_ethnic_slurs#cite_note-180" xlink:type="simple">[180]</text:a> most specifically during <text:a xlink:href="https://en.wikipedia.org/wiki/World_War_II" xlink:type="simple">World War II</text:a>.</text:p>
          </table:table-cell>
          <table:table-cell/>
        </table:table-row>
        <table:table-row table:style-name="ro2">
          <table:table-cell table:number-columns-repeated="3"/>
        </table:table-row>
        <table:table-row table:style-name="ro13">
          <table:table-cell table:style-name="ce1" office:value-type="string" calcext:value-type="string">
            <text:p>Labas</text:p>
          </table:table-cell>
          <table:table-cell table:style-name="ce1" office:value-type="string" calcext:value-type="string">
            <text:p>(RU) A <text:a xlink:href="https://en.wikipedia.org/wiki/Lithuanians" xlink:type="simple">Lithuanian person</text:a>, from Lithuanian greetings, labas rytas/labas dienas/labas vakaras ("good morning/day/evening")<text:a xlink:href="https://en.wikipedia.org/wiki/List_of_ethnic_slurs#cite_note-181" xlink:type="simple">[181]</text:a></text:p>
          </table:table-cell>
          <table:table-cell/>
        </table:table-row>
        <table:table-row table:style-name="ro2">
          <table:table-cell table:number-columns-repeated="3"/>
        </table:table-row>
        <table:table-row table:style-name="ro30">
          <table:table-cell office:value-type="string" calcext:value-type="string">
            <text:p>Laowai</text:p>
          </table:table-cell>
          <table:table-cell table:style-name="ce1" office:value-type="string" calcext:value-type="string">
            <text:p>(China) (<text:a xlink:href="https://en.wiktionary.org/wiki/老外" xlink:type="simple">老外</text:a>) A Chinese term for foreigner that literally translates as old friend, but is often used to objectify and exclude foreigners.</text:p>
          </table:table-cell>
          <table:table-cell/>
        </table:table-row>
        <table:table-row table:style-name="ro2">
          <table:table-cell table:number-columns-repeated="3"/>
        </table:table-row>
        <table:table-row table:style-name="ro2">
          <table:table-cell table:style-name="ce1" office:value-type="string" calcext:value-type="string">
            <text:p>Lebo</text:p>
          </table:table-cell>
          <table:table-cell table:style-name="ce1" office:value-type="string" calcext:value-type="string">
            <text:p>(AUS) A <text:a xlink:href="https://en.wikipedia.org/wiki/Lebanese_people" xlink:type="simple">Lebanese</text:a> person, usually a <text:a xlink:href="https://en.wikipedia.org/wiki/Lebanese_Australian" xlink:type="simple">Lebanese Australian</text:a>.<text:a xlink:href="https://en.wikipedia.org/wiki/List_of_ethnic_slurs#cite_note-182" xlink:type="simple">[182]</text:a></text:p>
          </table:table-cell>
          <table:table-cell/>
        </table:table-row>
        <table:table-row table:style-name="ro2">
          <table:table-cell table:number-columns-repeated="3"/>
        </table:table-row>
        <table:table-row table:style-name="ro1">
          <table:table-cell office:value-type="string" calcext:value-type="string">
            <text:p>Limey</text:p>
          </table:table-cell>
          <table:table-cell table:style-name="ce1" office:value-type="string" calcext:value-type="string">
            <text:p>(US/ NL) A Briton. Comes from the historical British naval practice of giving sailors limes to stave off <text:a xlink:href="https://en.wikipedia.org/wiki/Scurvy" xlink:type="simple">scurvy</text:a>.<text:a xlink:href="https://en.wikipedia.org/wiki/List_of_ethnic_slurs#cite_note-183" xlink:type="simple">[183]</text:a></text:p>
          </table:table-cell>
          <table:table-cell/>
        </table:table-row>
        <table:table-row table:style-name="ro2">
          <table:table-cell table:number-columns-repeated="3"/>
        </table:table-row>
        <table:table-row table:style-name="ro2">
          <table:table-cell table:style-name="ce1" office:value-type="string" calcext:value-type="string">
            <text:p>Lubra</text:p>
          </table:table-cell>
          <table:table-cell table:style-name="ce1" office:value-type="string" calcext:value-type="string">
            <text:p>an Australian Aboriginal woman.<text:a xlink:href="https://en.wikipedia.org/wiki/List_of_ethnic_slurs#cite_note-184" xlink:type="simple">[184]</text:a></text:p>
          </table:table-cell>
          <table:table-cell/>
        </table:table-row>
        <table:table-row table:style-name="ro2">
          <table:table-cell table:number-columns-repeated="3"/>
        </table:table-row>
        <table:table-row table:style-name="ro2">
          <table:table-cell table:style-name="ce1" office:value-type="string" calcext:value-type="string">
            <text:p>Lugan</text:p>
          </table:table-cell>
          <table:table-cell table:style-name="ce1" office:value-type="string" calcext:value-type="string">
            <text:p>a Lithuanian.<text:a xlink:href="https://en.wikipedia.org/wiki/List_of_ethnic_slurs#cite_note-185" xlink:type="simple">[185]</text:a><text:a xlink:href="https://en.wikipedia.org/wiki/List_of_ethnic_slurs#cite_note-186" xlink:type="simple">[186]</text:a></text:p>
          </table:table-cell>
          <table:table-cell/>
        </table:table-row>
        <table:table-row table:style-name="ro2">
          <table:table-cell table:number-columns-repeated="3"/>
        </table:table-row>
        <table:table-row table:style-name="ro1">
          <table:table-cell table:style-name="ce1" office:value-type="string" calcext:value-type="string">
            <text:p>Mabuno, Mahbuno</text:p>
          </table:table-cell>
          <table:table-cell table:style-name="ce1" office:value-type="string" calcext:value-type="string">
            <text:p>(<text:a xlink:href="https://en.wikipedia.org/wiki/Zimbabwe" xlink:type="simple">Zimbabwe</text:a>): A local European held in contempt, or more commonly a <text:a xlink:href="https://en.wikipedia.org/wiki/White_Africans_of_European_ancestry" xlink:type="simple">white African of European ancestry</text:a>.<text:a xlink:href="https://en.wikipedia.org/wiki/List_of_ethnic_slurs#cite_note-Cry-187" xlink:type="simple">[187]</text:a></text:p>
          </table:table-cell>
          <table:table-cell/>
        </table:table-row>
        <table:table-row table:style-name="ro2">
          <table:table-cell table:number-columns-repeated="3"/>
        </table:table-row>
        <table:table-row table:style-name="ro5">
          <table:table-cell office:value-type="string" calcext:value-type="string">
            <text:p>Macaca</text:p>
          </table:table-cell>
          <table:table-cell table:style-name="ce1" office:value-type="string" calcext:value-type="string">
            <text:p>originally used by <text:a xlink:href="https://en.wikipedia.org/wiki/Francophone" xlink:type="simple">francophone</text:a> colonists in North Africa,<text:a xlink:href="https://en.wikipedia.org/wiki/List_of_ethnic_slurs#cite_note-188" xlink:type="simple">[188]</text:a> also used in Europe as derogatory term against Immigrants from Africa.<text:a xlink:href="https://en.wikipedia.org/wiki/List_of_ethnic_slurs#cite_note-189" xlink:type="simple">[189]</text:a></text:p>
          </table:table-cell>
          <table:table-cell/>
        </table:table-row>
        <table:table-row table:style-name="ro2">
          <table:table-cell table:number-columns-repeated="3"/>
        </table:table-row>
        <table:table-row table:style-name="ro8">
          <table:table-cell office:value-type="string" calcext:value-type="string">
            <text:p>Madrassi</text:p>
          </table:table-cell>
          <table:table-cell table:style-name="ce1" office:value-type="string" calcext:value-type="string">
            <text:p>A term used for people of <text:a xlink:href="https://en.wikipedia.org/wiki/South_India" xlink:type="simple">South India</text:a>, mostly by people of western, central and northern parts of the Indian subcontinent. It also used to make derogatory reference to south Indian dark skin colour.<text:a xlink:href="https://en.wikipedia.org/wiki/List_of_ethnic_slurs#cite_note-190" xlink:type="simple">[190]</text:a><text:a xlink:href="https://en.wikipedia.org/wiki/List_of_ethnic_slurs#cite_note-191" xlink:type="simple">[191]</text:a><text:a xlink:href="https://en.wikipedia.org/wiki/List_of_ethnic_slurs#cite_note-192" xlink:type="simple">[192]</text:a></text:p>
          </table:table-cell>
          <table:table-cell/>
        </table:table-row>
        <table:table-row table:style-name="ro2">
          <table:table-cell table:number-columns-repeated="3"/>
        </table:table-row>
        <table:table-row table:style-name="ro1">
          <table:table-cell office:value-type="string" calcext:value-type="string">
            <text:p>Majus</text:p>
          </table:table-cell>
          <table:table-cell table:style-name="ce1" office:value-type="string" calcext:value-type="string">
            <text:p>"majoos", (ماجوس) Arab slur against Persians, meaning <text:a xlink:href="https://en.wikipedia.org/wiki/Zoroastrian" xlink:type="simple">Zoroastrian</text:a>, <text:a xlink:href="https://en.wikipedia.org/wiki/Magi" xlink:type="simple">Magi</text:a>.</text:p>
          </table:table-cell>
          <table:table-cell/>
        </table:table-row>
        <table:table-row table:style-name="ro2">
          <table:table-cell table:number-columns-repeated="3"/>
        </table:table-row>
        <table:table-row table:style-name="ro13">
          <table:table-cell table:style-name="ce1" office:value-type="string" calcext:value-type="string">
            <text:p>Malakh-khor</text:p>
          </table:table-cell>
          <table:table-cell table:style-name="ce1" office:value-type="string" calcext:value-type="string">
            <text:p>(ملخ خور) "locust eater", a Persian slur against Arabs,<text:a xlink:href="https://en.wikipedia.org/wiki/List_of_ethnic_slurs#cite_note-193" xlink:type="simple">[193]</text:a><text:a xlink:href="https://en.wikipedia.org/wiki/List_of_ethnic_slurs#cite_note-Rahimieh2015-194" xlink:type="simple">[194]</text:a><text:a xlink:href="https://en.wikipedia.org/wiki/List_of_ethnic_slurs#cite_note-economist1-195" xlink:type="simple">[195]</text:a> referring to the <text:a xlink:href="https://en.wikipedia.org/wiki/Locust#As_food" xlink:type="simple">eating of locusts in Arab cuisine</text:a>.<text:a xlink:href="https://en.wikipedia.org/wiki/List_of_ethnic_slurs#cite_note-196" xlink:type="simple">[196]</text:a><text:a xlink:href="https://en.wikipedia.org/wiki/List_of_ethnic_slurs#cite_note-197" xlink:type="simple">[197]</text:a><text:a xlink:href="https://en.wikipedia.org/wiki/List_of_ethnic_slurs#cite_note-198" xlink:type="simple">[198]</text:a></text:p>
          </table:table-cell>
          <table:table-cell/>
        </table:table-row>
        <table:table-row table:style-name="ro2">
          <table:table-cell table:number-columns-repeated="3"/>
        </table:table-row>
        <table:table-row table:style-name="ro2">
          <table:table-cell office:value-type="string" calcext:value-type="string">
            <text:p>Malaun</text:p>
          </table:table-cell>
          <table:table-cell table:style-name="ce1" office:value-type="string" calcext:value-type="string">
            <text:p>(Bangladesh) Hindus.<text:a xlink:href="https://en.wikipedia.org/wiki/List_of_ethnic_slurs#cite_note-199" xlink:type="simple">[199]</text:a></text:p>
          </table:table-cell>
          <table:table-cell/>
        </table:table-row>
        <table:table-row table:style-name="ro2">
          <table:table-cell table:number-columns-repeated="3"/>
        </table:table-row>
        <table:table-row table:style-name="ro6">
          <table:table-cell office:value-type="string" calcext:value-type="string">
            <text:p>Malingsia, Malingsial, <text:s/>Malingsialan</text:p>
          </table:table-cell>
          <table:table-cell table:style-name="ce1" office:value-type="string" calcext:value-type="string">
            <text:p>(Indonesia) means "Malaysian thief / damned thief", is a slang for Malaysians. Originally combined from 2 words "maling" (Javanese, meaning "thief") and "Malaysia". It was used by the Indonesian people because of the continuous claims of Indonesian cultures, Indonesians treated Malaysians as a group of thief, for stealing local Indonesian cultures that don't have any connection with Malaysia (such as Reog Ponorogo which comes from East Java, Batik, Balinese Hindu Pendet dance, etc.) and food (Rendang, etc.).<text:a xlink:href="https://en.wikipedia.org/wiki/List_of_ethnic_slurs#cite_note-200" xlink:type="simple">[200]</text:a></text:p>
          </table:table-cell>
          <table:table-cell/>
        </table:table-row>
        <table:table-row table:style-name="ro2">
          <table:table-cell table:number-columns-repeated="3"/>
        </table:table-row>
        <table:table-row table:style-name="ro5">
          <table:table-cell office:value-type="string" calcext:value-type="string">
            <text:p>Mau-Mau</text:p>
          </table:table-cell>
          <table:table-cell table:style-name="ce1" office:value-type="string" calcext:value-type="string">
            <text:p>Aggressive black person.<text:a xlink:href="https://en.wikipedia.org/wiki/List_of_ethnic_slurs#cite_note-201" xlink:type="simple">[201]</text:a> Originally referred to Kenyans of the Kikuyu tribe involved in a ferocious insurgency against British colonialists in the 1950s.</text:p>
          </table:table-cell>
          <table:table-cell/>
        </table:table-row>
        <table:table-row table:style-name="ro2">
          <table:table-cell table:number-columns-repeated="3"/>
        </table:table-row>
        <table:table-row table:style-name="ro2">
          <table:table-cell office:value-type="string" calcext:value-type="string">
            <text:p>Mick</text:p>
          </table:table-cell>
          <table:table-cell table:style-name="ce1" office:value-type="string" calcext:value-type="string">
            <text:p>A person of Irish descent.<text:a xlink:href="https://en.wikipedia.org/wiki/List_of_ethnic_slurs#cite_note-202" xlink:type="simple">[202]</text:a></text:p>
          </table:table-cell>
          <table:table-cell/>
        </table:table-row>
        <table:table-row table:style-name="ro2">
          <table:table-cell table:number-columns-repeated="3"/>
        </table:table-row>
        <table:table-row table:style-name="ro1">
          <table:table-cell table:style-name="ce1" office:value-type="string" calcext:value-type="string">
            <text:p>Moon Cricket, Mooncricket</text:p>
          </table:table-cell>
          <table:table-cell table:style-name="ce1" office:value-type="string" calcext:value-type="string">
            <text:p>Black person.<text:a xlink:href="https://en.wikipedia.org/wiki/List_of_ethnic_slurs#cite_note-203" xlink:type="simple">[203]</text:a><text:a xlink:href="https://en.wikipedia.org/wiki/List_of_ethnic_slurs#cite_note-204" xlink:type="simple">[204]</text:a></text:p>
          </table:table-cell>
          <table:table-cell/>
        </table:table-row>
        <table:table-row table:style-name="ro2">
          <table:table-cell table:number-columns-repeated="3"/>
        </table:table-row>
        <table:table-row table:style-name="ro7">
          <table:table-cell office:value-type="string" calcext:value-type="string">
            <text:p>Moskal</text:p>
          </table:table-cell>
          <table:table-cell table:style-name="ce1" office:value-type="string" calcext:value-type="string">
            <text:p><text:a xlink:href="https://en.wikipedia.org/wiki/Russian_language" xlink:type="simple">Russian</text:a> and <text:a xlink:href="https://en.wikipedia.org/wiki/Ukrainian_language" xlink:type="simple">Ukrainian</text:a>: москаль, <text:a xlink:href="https://en.wikipedia.org/wiki/Belarusian_language" xlink:type="simple">Belarusian</text:a>: маскаль, <text:a xlink:href="https://en.wikipedia.org/wiki/Polish_language" xlink:type="simple">Polish</text:a>: moskal, <text:a xlink:href="https://en.wikipedia.org/wiki/German_language" xlink:type="simple">German</text:a>: moskowiter, is a historically a neutral designation for a person from <text:a xlink:href="https://en.wikipedia.org/wiki/Muscovy" xlink:type="simple">Muscovy</text:a>,<text:a xlink:href="https://en.wikipedia.org/wiki/List_of_ethnic_slurs#cite_note-Mikaberidze2011-205" xlink:type="simple">[205]</text:a> and currently an <text:a xlink:href="https://en.wikipedia.org/wiki/Ethnic_slur" xlink:type="simple">ethnic slur</text:a> referring to <text:a xlink:href="https://en.wikipedia.org/wiki/Russians" xlink:type="simple">Russians</text:a> used in <text:a xlink:href="https://en.wikipedia.org/wiki/Ukraine" xlink:type="simple">Ukraine</text:a> and <text:a xlink:href="https://en.wikipedia.org/wiki/Belarus" xlink:type="simple">Belarus</text:a>.<text:a xlink:href="https://en.wikipedia.org/wiki/List_of_ethnic_slurs#cite_note-Mikaberidze2011-205" xlink:type="simple">[205]</text:a></text:p>
          </table:table-cell>
          <table:table-cell/>
        </table:table-row>
        <table:table-row table:style-name="ro2">
          <table:table-cell table:number-columns-repeated="3"/>
        </table:table-row>
        <table:table-row table:style-name="ro5">
          <table:table-cell table:style-name="ce1" office:value-type="string" calcext:value-type="string">
            <text:p>Mulignan, Mulignon, Moolinyan</text:p>
          </table:table-cell>
          <table:table-cell table:style-name="ce1" office:value-type="string" calcext:value-type="string">
            <text:p>Black person. The word is a corruption of melanzane, an Italian word for eggplant. Also called a mouli.<text:a xlink:href="https://en.wikipedia.org/wiki/List_of_ethnic_slurs#cite_note-206" xlink:type="simple">[206]</text:a><text:a xlink:href="https://en.wikipedia.org/wiki/List_of_ethnic_slurs#cite_note-207" xlink:type="simple">[207]</text:a><text:a xlink:href="https://en.wikipedia.org/wiki/List_of_ethnic_slurs#cite_note-208" xlink:type="simple">[208]</text:a></text:p>
          </table:table-cell>
          <table:table-cell/>
        </table:table-row>
        <table:table-row table:style-name="ro2">
          <table:table-cell table:number-columns-repeated="3"/>
        </table:table-row>
        <table:table-row table:style-name="ro7">
          <table:table-cell office:value-type="string" calcext:value-type="string">
            <text:p>Mzungu</text:p>
          </table:table-cell>
          <table:table-cell table:style-name="ce1" office:value-type="string" calcext:value-type="string">
            <text:p>(Central African countries around/near Lake Victoria) White skinned person<text:a xlink:href="https://en.wikipedia.org/wiki/List_of_ethnic_slurs#cite_note-209" xlink:type="simple">[209]</text:a> in Central Africa. Derived from the word "dizzy" or "lost" to describe European explorers in the 1800s who were thought to be lost because they passed the same spot in their exploration or reconnoitering of Africa.</text:p>
          </table:table-cell>
          <table:table-cell/>
        </table:table-row>
        <table:table-row table:style-name="ro2">
          <table:table-cell table:number-columns-repeated="3"/>
        </table:table-row>
        <table:table-row table:style-name="ro1">
          <table:table-cell office:value-type="string" calcext:value-type="string">
            <text:p>Nawar</text:p>
          </table:table-cell>
          <table:table-cell table:style-name="ce1" office:value-type="string" calcext:value-type="string">
            <text:p>Arab term for <text:a xlink:href="https://en.wikipedia.org/wiki/Romani_people" xlink:type="simple">Romani people</text:a> (gypsies) and other groups sharing a itinerant lifestyle.</text:p>
          </table:table-cell>
          <table:table-cell/>
        </table:table-row>
        <table:table-row table:style-name="ro2">
          <table:table-cell table:number-columns-repeated="3"/>
        </table:table-row>
        <table:table-row table:style-name="ro12">
          <table:table-cell table:style-name="ce1" office:value-type="string" calcext:value-type="string">
            <text:p>Nere </text:p>
          </table:table-cell>
          <table:table-cell table:style-name="ce1" office:value-type="string" calcext:value-type="string">
            <text:p>A term used by <text:a xlink:href="https://en.wikipedia.org/wiki/Hindus" xlink:type="simple">Bengali Hindus</text:a> to refer to Muslims in <text:a xlink:href="https://en.wikipedia.org/wiki/Bengal" xlink:type="simple">Bengal</text:a>.<text:a xlink:href="https://en.wikipedia.org/wiki/List_of_ethnic_slurs#cite_note-210" xlink:type="simple">[210]</text:a></text:p>
          </table:table-cell>
          <table:table-cell/>
        </table:table-row>
        <table:table-row table:style-name="ro2">
          <table:table-cell table:number-columns-repeated="3"/>
        </table:table-row>
        <table:table-row table:style-name="ro2">
          <table:table-cell table:style-name="ce1" office:value-type="string" calcext:value-type="string">
            <text:p>Niglet</text:p>
          </table:table-cell>
          <table:table-cell table:style-name="ce1" office:value-type="string" calcext:value-type="string">
            <text:p>a young black person.<text:a xlink:href="https://en.wikipedia.org/wiki/List_of_ethnic_slurs#cite_note-211" xlink:type="simple">[211]</text:a></text:p>
          </table:table-cell>
          <table:table-cell/>
        </table:table-row>
        <table:table-row table:style-name="ro2">
          <table:table-cell table:number-columns-repeated="3"/>
        </table:table-row>
        <table:table-row table:style-name="ro5">
          <table:table-cell table:style-name="ce1" office:value-type="string" calcext:value-type="string">
            <text:p>Nig-nog, Nignog</text:p>
          </table:table-cell>
          <table:table-cell table:style-name="ce1" office:value-type="string" calcext:value-type="string">
            <text:p>(UK) a black person.<text:a xlink:href="https://en.wikipedia.org/wiki/List_of_ethnic_slurs#cite_note-212" xlink:type="simple">[212]</text:a> – note alternative original mildly derogatory meaning in the UK: "a novice; a foolish or naive person"<text:a xlink:href="https://en.wikipedia.org/wiki/List_of_ethnic_slurs#cite_note-213" xlink:type="simple">[213]</text:a></text:p>
          </table:table-cell>
          <table:table-cell/>
        </table:table-row>
        <table:table-row table:style-name="ro2">
          <table:table-cell table:number-columns-repeated="3"/>
        </table:table-row>
        <table:table-row table:style-name="ro1">
          <table:table-cell office:value-type="string" calcext:value-type="string">
            <text:p>Nigger, Niger, nig, nigor, nigra, nigre, nigar, niggur, nigga, niggah, <text:s/>niggar, nigguh, niggress, nigette</text:p>
          </table:table-cell>
          <table:table-cell table:style-name="ce1" office:value-type="string" calcext:value-type="string">
            <text:p>(International) Black. From the <text:a xlink:href="https://en.wikipedia.org/wiki/Spanish_language" xlink:type="simple">Spanish</text:a> and <text:a xlink:href="https://en.wikipedia.org/wiki/Portuguese_language" xlink:type="simple">Portuguese</text:a> word negro, derived from the <text:a xlink:href="https://en.wikipedia.org/wiki/Latin" xlink:type="simple">Latin</text:a> niger.</text:p>
          </table:table-cell>
          <table:table-cell/>
        </table:table-row>
        <table:table-row table:style-name="ro2">
          <table:table-cell table:number-columns-repeated="3"/>
        </table:table-row>
        <table:table-row table:style-name="ro1">
          <table:table-cell office:value-type="string" calcext:value-type="string">
            <text:p>Nip</text:p>
          </table:table-cell>
          <table:table-cell table:style-name="ce1" office:value-type="string" calcext:value-type="string">
            <text:p>(US and UK) someone of Japanese descent (shortened version of Nipponese, from Japanese name for Japan, Nippon)<text:a xlink:href="https://en.wikipedia.org/wiki/List_of_ethnic_slurs#cite_note-214" xlink:type="simple">[214]</text:a></text:p>
          </table:table-cell>
          <table:table-cell/>
        </table:table-row>
        <table:table-row table:style-name="ro2">
          <table:table-cell table:number-columns-repeated="3"/>
        </table:table-row>
        <table:table-row table:style-name="ro25">
          <table:table-cell table:style-name="ce1" office:value-type="string" calcext:value-type="string">
            <text:p>Nitchie, neche, neechee, neejee, nichi, nichiwa, nidge, nitchee, nitchy</text:p>
          </table:table-cell>
          <table:table-cell table:style-name="ce1" office:value-type="string" calcext:value-type="string">
            <text:p>(CAN) a North American Indian [From the <text:a xlink:href="https://en.wikipedia.org/wiki/Algonquian_languages" xlink:type="simple">Algonquian</text:a> word for "friend"].<text:a xlink:href="https://en.wikipedia.org/wiki/List_of_ethnic_slurs#cite_note-215" xlink:type="simple">[215]</text:a></text:p>
          </table:table-cell>
          <table:table-cell/>
        </table:table-row>
        <table:table-row table:style-name="ro2">
          <table:table-cell table:number-columns-repeated="3"/>
        </table:table-row>
        <table:table-row table:style-name="ro31">
          <table:table-cell table:style-name="ce1" office:value-type="string" calcext:value-type="string">
            <text:p>Northern Monkey</text:p>
          </table:table-cell>
          <table:table-cell table:style-name="ce1" office:value-type="string" calcext:value-type="string">
            <text:p>(UK) used in the south of England, relating to the supposed stupidity and lack of sophistication of those in the north of the country.<text:a xlink:href="https://en.wikipedia.org/wiki/List_of_ethnic_slurs#cite_note-216" xlink:type="simple">[216]</text:a> In some cases this has been adopted in the north of England, with a <text:a xlink:href="https://en.wikipedia.org/wiki/Pub" xlink:type="simple">pub</text:a> in <text:a xlink:href="https://en.wikipedia.org/wiki/Leeds" xlink:type="simple">Leeds</text:a> even taking the name 'The Northern Monkey'.<text:a xlink:href="https://en.wikipedia.org/wiki/List_of_ethnic_slurs#cite_note-217" xlink:type="simple">[217]</text:a>(see also Southern Faerie)</text:p>
          </table:table-cell>
          <table:table-cell/>
        </table:table-row>
        <table:table-row table:style-name="ro2">
          <table:table-cell table:number-columns-repeated="3"/>
        </table:table-row>
        <table:table-row table:style-name="ro32">
          <table:table-cell table:style-name="ce1" office:value-type="string" calcext:value-type="string">
            <text:p>Nusayri</text:p>
          </table:table-cell>
          <table:table-cell table:style-name="ce1" office:value-type="string" calcext:value-type="string">
            <text:p>(Syria and the <text:a xlink:href="https://en.wikipedia.org/wiki/Levant" xlink:type="simple">Levant</text:a>) a member of the <text:a xlink:href="https://en.wikipedia.org/wiki/Alawite" xlink:type="simple">Alawite</text:a> sect of <text:a xlink:href="https://en.wikipedia.org/wiki/Shi%27a_Islam" xlink:type="simple">Shi'a Islam</text:a>. Once a common and neutral term derived from the name of <text:a xlink:href="https://en.wikipedia.org/wiki/Ibn_Nusayr" xlink:type="simple">Ibn Nusayr</text:a>, the sect's founder, it fell out of favour within the community in the early decades of the 20th century due the perception that it implied a heretical separateness from mainstream <text:a xlink:href="https://en.wikipedia.org/wiki/Islam" xlink:type="simple">Islam</text:a>.<text:a xlink:href="https://en.wikipedia.org/wiki/List_of_ethnic_slurs#cite_note-218" xlink:type="simple">[218]</text:a> Resurgent in the context of the ongoing <text:a xlink:href="https://en.wikipedia.org/wiki/Syrian_Civil_War" xlink:type="simple">Syrian Civil War</text:a>, the term is now often employed by Sunni fundamentalist enemies of the government of <text:a xlink:href="https://en.wikipedia.org/wiki/Bashar_al-Assad" xlink:type="simple">Bashar al-Assad</text:a>, an Alawite, to suggest that the faith is a human invention lacking divine legitimacy.<text:a xlink:href="https://en.wikipedia.org/wiki/List_of_ethnic_slurs#cite_note-219" xlink:type="simple">[219]</text:a></text:p>
          </table:table-cell>
          <table:table-cell/>
        </table:table-row>
        <table:table-row table:style-name="ro2">
          <table:table-cell table:number-columns-repeated="3"/>
        </table:table-row>
        <table:table-row table:style-name="ro13">
          <table:table-cell table:style-name="ce1" office:value-type="string" calcext:value-type="string">
            <text:p>Oreo</text:p>
          </table:table-cell>
          <table:table-cell table:style-name="ce1" office:value-type="string" calcext:value-type="string">
            <text:p>(US) black on the outside and white on the inside, hinted by the appearance of an <text:a xlink:href="https://en.wikipedia.org/wiki/Oreo" xlink:type="simple">Oreo</text:a> cookie.<text:a xlink:href="https://en.wikipedia.org/wiki/List_of_ethnic_slurs#cite_note-Wilmore1989-220" xlink:type="simple">[220]</text:a><text:a xlink:href="https://en.wikipedia.org/wiki/List_of_ethnic_slurs#cite_note-SpitzbergThorndike1992-221" xlink:type="simple">[221]</text:a> Used as early as the 1960s.<text:a xlink:href="https://en.wikipedia.org/wiki/List_of_ethnic_slurs#cite_note-Boggs1998-222" xlink:type="simple">[222]</text:a></text:p>
          </table:table-cell>
          <table:table-cell/>
        </table:table-row>
        <table:table-row table:style-name="ro2">
          <table:table-cell table:number-columns-repeated="3"/>
        </table:table-row>
        <table:table-row table:style-name="ro12">
          <table:table-cell table:style-name="ce1" office:value-type="string" calcext:value-type="string">
            <text:p>Oven Dodger</text:p>
          </table:table-cell>
          <table:table-cell table:style-name="ce1" office:value-type="string" calcext:value-type="string">
            <text:p>A Jew,<text:a xlink:href="https://en.wikipedia.org/wiki/List_of_ethnic_slurs#cite_note-Green2005-223" xlink:type="simple">[223]</text:a> implying that one or one's ancestors avoided dying in the <text:a xlink:href="https://en.wikipedia.org/wiki/Holocaust" xlink:type="simple">Holocaust</text:a> and so avoid the <text:a xlink:href="https://en.wikipedia.org/wiki/Cremation#World_War_II" xlink:type="simple">crematorium ovens</text:a>.</text:p>
          </table:table-cell>
          <table:table-cell/>
        </table:table-row>
        <table:table-row table:style-name="ro2">
          <table:table-cell table:number-columns-repeated="3"/>
        </table:table-row>
        <table:table-row table:style-name="ro21">
          <table:table-cell table:style-name="ce1" office:value-type="string" calcext:value-type="string">
            <text:p>Paddy</text:p>
          </table:table-cell>
          <table:table-cell table:style-name="ce1" office:value-type="string" calcext:value-type="string">
            <text:p>(Primarily UK) an <text:a xlink:href="https://en.wikipedia.org/wiki/Ireland" xlink:type="simple">Irishman</text:a>.<text:a xlink:href="https://en.wikipedia.org/wiki/List_of_ethnic_slurs#cite_note-224" xlink:type="simple">[224]</text:a> derived from Pádraig/Patrick/Patty. Often derogatory; however, <text:a xlink:href="https://en.wikipedia.org/wiki/Lord_Edward_FitzGerald" xlink:type="simple">Lord Edward FitzGerald</text:a>, a major leader of the <text:a xlink:href="https://en.wikipedia.org/wiki/United_Irishmen" xlink:type="simple">United Irishmen</text:a> of 1798,<text:a xlink:href="https://en.wikipedia.org/wiki/List_of_ethnic_slurs#cite_note-225" xlink:type="simple">[225]</text:a> was proclaimed by his Sister proudly "a Paddy and no more" and stated that "he desired no other title than this".<text:a xlink:href="https://en.wikipedia.org/wiki/List_of_ethnic_slurs#cite_note-226" xlink:type="simple">[226]</text:a></text:p>
          </table:table-cell>
          <table:table-cell/>
        </table:table-row>
        <table:table-row table:style-name="ro2">
          <table:table-cell table:number-columns-repeated="3"/>
        </table:table-row>
        <table:table-row table:style-name="ro5">
          <table:table-cell office:value-type="string" calcext:value-type="string">
            <text:p>Paki</text:p>
          </table:table-cell>
          <table:table-cell table:style-name="ce1" office:value-type="string" calcext:value-type="string">
            <text:p>(United Kingdom, Ireland, Canada) <text:a xlink:href="https://en.wikipedia.org/wiki/Pakistanis" xlink:type="simple">Pakistanis</text:a>, also directed towards <text:a xlink:href="https://en.wikipedia.org/wiki/South_Asians" xlink:type="simple">South Asians</text:a> (and sometimes <text:a xlink:href="https://en.wikipedia.org/wiki/Middle_East" xlink:type="simple">Middle Eastern</text:a> people), shortened from "Pakistani".<text:a xlink:href="https://en.wikipedia.org/wiki/List_of_ethnic_slurs#cite_note-227" xlink:type="simple">[227]</text:a><text:a xlink:href="https://en.wikipedia.org/wiki/List_of_ethnic_slurs#cite_note-228" xlink:type="simple">[228]</text:a><text:a xlink:href="https://en.wikipedia.org/wiki/List_of_ethnic_slurs#cite_note-229" xlink:type="simple">[229]</text:a><text:a xlink:href="https://en.wikipedia.org/wiki/List_of_ethnic_slurs#cite_note-230" xlink:type="simple">[230]</text:a></text:p>
          </table:table-cell>
          <table:table-cell/>
        </table:table-row>
        <table:table-row table:style-name="ro2">
          <table:table-cell table:number-columns-repeated="3"/>
        </table:table-row>
        <table:table-row table:style-name="ro8">
          <table:table-cell office:value-type="string" calcext:value-type="string">
            <text:p>Palagi</text:p>
          </table:table-cell>
          <table:table-cell table:style-name="ce1" office:value-type="string" calcext:value-type="string">
            <text:p>(Pacific Islands) a <text:a xlink:href="https://en.wikipedia.org/wiki/Samoan_language" xlink:type="simple">Samoan</text:a> term for a white person, found throughout the Pacific islands. Not usually derogatory unless used in reference to a local to imply they have assimilated into Western culture.<text:a xlink:href="https://en.wikipedia.org/wiki/List_of_ethnic_slurs#cite_note-Ho.C3.ABm2015-231" xlink:type="simple">[231]</text:a></text:p>
          </table:table-cell>
          <table:table-cell/>
        </table:table-row>
        <table:table-row table:style-name="ro2">
          <table:table-cell table:number-columns-repeated="3"/>
        </table:table-row>
        <table:table-row table:style-name="ro2">
          <table:table-cell table:style-name="ce1" office:value-type="string" calcext:value-type="string">
            <text:p>Paleface</text:p>
          </table:table-cell>
          <table:table-cell table:style-name="ce1" office:value-type="string" calcext:value-type="string">
            <text:p>(Native Americans) white people.<text:a xlink:href="https://en.wikipedia.org/wiki/List_of_ethnic_slurs#cite_note-Lehmann2010-232" xlink:type="simple">[232]</text:a></text:p>
          </table:table-cell>
          <table:table-cell/>
        </table:table-row>
        <table:table-row table:style-name="ro2">
          <table:table-cell table:number-columns-repeated="3"/>
        </table:table-row>
        <table:table-row table:style-name="ro12">
          <table:table-cell table:style-name="ce1" office:value-type="string" calcext:value-type="string">
            <text:p>Pancake Face, Pancake</text:p>
          </table:table-cell>
          <table:table-cell table:style-name="ce1" office:value-type="string" calcext:value-type="string">
            <text:p>an Asian person<text:a xlink:href="https://en.wikipedia.org/wiki/List_of_ethnic_slurs#cite_note-233" xlink:type="simple">[233]</text:a></text:p>
          </table:table-cell>
          <table:table-cell/>
        </table:table-row>
        <table:table-row table:style-name="ro2">
          <table:table-cell table:number-columns-repeated="3"/>
        </table:table-row>
        <table:table-row table:style-name="ro1">
          <table:table-cell office:value-type="string" calcext:value-type="string">
            <text:p>Peckerwood</text:p>
          </table:table-cell>
          <table:table-cell table:style-name="ce1" office:value-type="string" calcext:value-type="string">
            <text:p>Used by southern African Americans and upper-class whites to refer to poor rural whites.<text:a xlink:href="https://en.wikipedia.org/wiki/List_of_ethnic_slurs#cite_note-234" xlink:type="simple">[234]</text:a><text:a xlink:href="https://en.wikipedia.org/wiki/List_of_ethnic_slurs#cite_note-235" xlink:type="simple">[235]</text:a></text:p>
          </table:table-cell>
          <table:table-cell/>
        </table:table-row>
        <table:table-row table:style-name="ro2">
          <table:table-cell table:number-columns-repeated="3"/>
        </table:table-row>
        <table:table-row table:style-name="ro8">
          <table:table-cell table:style-name="ce1" office:value-type="string" calcext:value-type="string">
            <text:p>Pepper, Pepsi</text:p>
          </table:table-cell>
          <table:table-cell table:style-name="ce1" office:value-type="string" calcext:value-type="string">
            <text:p>(Canada) a <text:a xlink:href="https://en.wikipedia.org/wiki/French_Canadian" xlink:type="simple">French Canadian</text:a> or <text:a xlink:href="https://en.wikipedia.org/wiki/French-speaking_Quebecer" xlink:type="simple">Québécois</text:a>.<text:a xlink:href="https://en.wikipedia.org/wiki/List_of_ethnic_slurs#cite_note-236" xlink:type="simple">[236]</text:a><text:a xlink:href="https://en.wikipedia.org/wiki/List_of_ethnic_slurs#cite_note-237" xlink:type="simple">[237]</text:a> Derived from the Anglo-Canadian jibe that their stereotypically bad dental hygiene was due to drinking Pepsi or Dr Pepper for breakfast.</text:p>
          </table:table-cell>
          <table:table-cell/>
        </table:table-row>
        <table:table-row table:style-name="ro2">
          <table:table-cell table:number-columns-repeated="3"/>
        </table:table-row>
        <table:table-row table:style-name="ro2">
          <table:table-cell office:value-type="string" calcext:value-type="string">
            <text:p>Pickaninny</text:p>
          </table:table-cell>
          <table:table-cell table:style-name="ce1" office:value-type="string" calcext:value-type="string">
            <text:p>African American children.<text:a xlink:href="https://en.wikipedia.org/wiki/List_of_ethnic_slurs#cite_note-238" xlink:type="simple">[238]</text:a><text:a xlink:href="https://en.wikipedia.org/wiki/List_of_ethnic_slurs#cite_note-239" xlink:type="simple">[239]</text:a></text:p>
          </table:table-cell>
          <table:table-cell/>
        </table:table-row>
        <table:table-row table:style-name="ro2">
          <table:table-cell table:number-columns-repeated="3"/>
        </table:table-row>
        <table:table-row table:style-name="ro2">
          <table:table-cell office:value-type="string" calcext:value-type="string">
            <text:p>Piefke</text:p>
          </table:table-cell>
          <table:table-cell table:style-name="ce1" office:value-type="string" calcext:value-type="string">
            <text:p>(<text:a xlink:href="https://en.wikipedia.org/wiki/Austria" xlink:type="simple">Austria</text:a>) a. a <text:a xlink:href="https://en.wikipedia.org/wiki/Prussian" xlink:type="simple">Prussian</text:a>. (historically) b. a German.</text:p>
          </table:table-cell>
          <table:table-cell/>
        </table:table-row>
        <table:table-row table:style-name="ro2" table:number-rows-repeated="2">
          <table:table-cell table:number-columns-repeated="3"/>
        </table:table-row>
        <table:table-row table:style-name="ro5">
          <table:table-cell office:value-type="string" calcext:value-type="string">
            <text:p>Pikey, piky, piker</text:p>
          </table:table-cell>
          <table:table-cell table:style-name="ce1" office:value-type="string" calcext:value-type="string">
            <text:p>(<text:a xlink:href="https://en.wikipedia.org/wiki/United_Kingdom" xlink:type="simple">Britain</text:a>) derived from "<text:a xlink:href="https://en.wikipedia.org/wiki/Turnpike_trust" xlink:type="simple">turnpike</text:a>". a. <text:a xlink:href="https://en.wikipedia.org/wiki/Irish_Traveller" xlink:type="simple">Irish Traveller</text:a>. b. <text:a xlink:href="https://en.wikipedia.org/wiki/Gypsy_(term)" xlink:type="simple">Gypsy</text:a>. c. an itinerant or vagrant lower-class or poor person. Sometimes used to refer to an Irish person [19th century on].<text:a xlink:href="https://en.wikipedia.org/wiki/List_of_ethnic_slurs#cite_note-240" xlink:type="simple">[240]</text:a></text:p>
          </table:table-cell>
          <table:table-cell/>
        </table:table-row>
        <table:table-row table:style-name="ro2" table:number-rows-repeated="3">
          <table:table-cell table:number-columns-repeated="3"/>
        </table:table-row>
        <table:table-row table:style-name="ro33">
          <table:table-cell office:value-type="string" calcext:value-type="string">
            <text:p>Pinoy, Pinay, Pinoy Noir, Pinas</text:p>
          </table:table-cell>
          <table:table-cell table:style-name="ce1" office:value-type="string" calcext:value-type="string">
            <text:p>(<text:a xlink:href="https://en.wikipedia.org/wiki/Philippines" xlink:type="simple">Philippines</text:a>) Pinas is the slang name for the country (Republika ng Pilipinas) Pinoy is the masculine or gender neutral form. Pinay is the feminine form. Pinoy Noir refers to a dark skinned Pinoy. In a nation where a pale complexion is prized, calling someone Pinoy Noir can be insulting. The origin of the term is believed to be from the California Filipino community in the early 1900s.<text:a xlink:href="https://en.wikipedia.org/wiki/List_of_ethnic_slurs#cite_note-241" xlink:type="simple">[241]</text:a> A Bicolano usage when replying to "Where are you from?". The reply would be "P.I., noy". A later usage as an insult dates to the early 20th century when American soldiers in the Philippines mockingly called Filipinos as "<text:a xlink:href="https://en.wikipedia.org/wiki/Urine" xlink:type="simple">Pee-Noys</text:a>.".<text:a xlink:href="https://en.wikipedia.org/wiki/List_of_ethnic_slurs#cite_note-242" xlink:type="simple">[242]</text:a> Today it is not considered insulting and is in common use by Filipinos worldwide to refer to anything related to Philippine culture.<text:a xlink:href="https://en.wikipedia.org/wiki/List_of_ethnic_slurs#cite_note-243" xlink:type="simple">[243]</text:a><text:a xlink:href="https://en.wikipedia.org/wiki/List_of_ethnic_slurs#cite_note-244" xlink:type="simple">[244]</text:a><text:a xlink:href="https://en.wikipedia.org/wiki/List_of_ethnic_slurs#cite_note-245" xlink:type="simple">[245]</text:a> There is also some slang usage as an insult, but is not common.</text:p>
          </table:table-cell>
          <table:table-cell/>
        </table:table-row>
        <table:table-row table:style-name="ro2">
          <table:table-cell table:number-columns-repeated="3"/>
        </table:table-row>
        <table:table-row table:style-name="ro2">
          <table:table-cell office:value-type="string" calcext:value-type="string">
            <text:p>Plastic Paddy</text:p>
          </table:table-cell>
          <table:table-cell table:style-name="ce1" office:value-type="string" calcext:value-type="string">
            <text:p>(<text:a xlink:href="https://en.wikipedia.org/wiki/Ireland" xlink:type="simple">Ireland</text:a>) a non-Irish person who claims to be Irish.<text:a xlink:href="https://en.wikipedia.org/wiki/List_of_ethnic_slurs#cite_note-246" xlink:type="simple">[246]</text:a></text:p>
          </table:table-cell>
          <table:table-cell/>
        </table:table-row>
        <table:table-row table:style-name="ro2">
          <table:table-cell table:number-columns-repeated="3"/>
        </table:table-row>
        <table:table-row table:style-name="ro8">
          <table:table-cell table:style-name="ce1" office:value-type="string" calcext:value-type="string">
            <text:p>Pocho, pocha</text:p>
          </table:table-cell>
          <table:table-cell table:style-name="ce1" office:value-type="string" calcext:value-type="string">
            <text:p>(Southwest US, Mexico) adjective: term for a person of Mexican heritage who is partially or fully assimilated into American culture (literally, "diluted, watered down (drink); undersized (clothing)").<text:a xlink:href="https://en.wikipedia.org/wiki/List_of_ethnic_slurs#cite_note-247" xlink:type="simple">[247]</text:a> (See also "<text:a xlink:href="https://en.wikipedia.org/wiki/Chicano" xlink:type="simple">Chicano</text:a>")</text:p>
          </table:table-cell>
          <table:table-cell/>
        </table:table-row>
        <table:table-row table:style-name="ro2">
          <table:table-cell table:number-columns-repeated="3"/>
        </table:table-row>
        <table:table-row table:style-name="ro8">
          <table:table-cell office:value-type="string" calcext:value-type="string">
            <text:p>Polack, Pollock</text:p>
          </table:table-cell>
          <table:table-cell table:style-name="ce1" office:value-type="string" calcext:value-type="string">
            <text:p>(Primarily US) a <text:a xlink:href="https://en.wikipedia.org/wiki/Poles" xlink:type="simple">Pole</text:a> or a person of Polish or Slavic origin,<text:a xlink:href="https://en.wikipedia.org/wiki/List_of_ethnic_slurs#cite_note-Polack-248" xlink:type="simple">[248]</text:a> from the Polish <text:a xlink:href="https://en.wikipedia.org/wiki/Endonym" xlink:type="simple">endonym</text:a>, Polak (see <text:a xlink:href="https://en.wikipedia.org/wiki/Name_of_Poland" xlink:type="simple">Name of Poland</text:a>). Note: the proper Swedish demonym for Polish people is polack<text:a xlink:href="https://en.wikipedia.org/wiki/List_of_ethnic_slurs#cite_note-249" xlink:type="simple">[249]</text:a> and the Norwegian equivalent is polakk.<text:a xlink:href="https://en.wikipedia.org/wiki/List_of_ethnic_slurs#cite_note-250" xlink:type="simple">[250]</text:a></text:p>
          </table:table-cell>
          <table:table-cell/>
        </table:table-row>
        <table:table-row table:style-name="ro2">
          <table:table-cell table:number-columns-repeated="3"/>
        </table:table-row>
        <table:table-row table:style-name="ro26">
          <table:table-cell table:style-name="ce1" office:value-type="string" calcext:value-type="string">
            <text:p>Pom, Pohm, <text:a xlink:href="https://en.wikipedia.org/wiki/Pommy" xlink:type="simple">Pommy</text:a>, Pommie, Pommie Grant</text:p>
          </table:table-cell>
          <table:table-cell table:style-name="ce1" office:value-type="string" calcext:value-type="string">
            <text:p>(AUS/NZ/SA) a British (usually English)<text:a xlink:href="https://en.wikipedia.org/wiki/List_of_ethnic_slurs#cite_note-251" xlink:type="simple">[251]</text:a> immigrant.</text:p>
          </table:table-cell>
          <table:table-cell/>
        </table:table-row>
        <table:table-row table:style-name="ro2">
          <table:table-cell table:number-columns-repeated="3"/>
        </table:table-row>
        <table:table-row table:style-name="ro13">
          <table:table-cell table:style-name="ce1" office:value-type="string" calcext:value-type="string">
            <text:p>Porch monkey</text:p>
          </table:table-cell>
          <table:table-cell table:style-name="ce1" office:value-type="string" calcext:value-type="string">
            <text:p>a black person<text:a xlink:href="https://en.wikipedia.org/wiki/List_of_ethnic_slurs#cite_note-252" xlink:type="simple">[252]</text:a> referring to perceived common behavior of groups hanging out on front porches or steps of urban apartment complexes in US cities.</text:p>
          </table:table-cell>
          <table:table-cell/>
        </table:table-row>
        <table:table-row table:style-name="ro2">
          <table:table-cell table:number-columns-repeated="3"/>
        </table:table-row>
        <table:table-row table:style-name="ro2">
          <table:table-cell table:style-name="ce1" office:value-type="string" calcext:value-type="string">
            <text:p>Prairie nigger</text:p>
          </table:table-cell>
          <table:table-cell table:style-name="ce1" office:value-type="string" calcext:value-type="string">
            <text:p><text:a xlink:href="https://en.wikipedia.org/wiki/Native_Americans_in_the_United_States" xlink:type="simple">Native American</text:a><text:a xlink:href="https://en.wikipedia.org/wiki/List_of_ethnic_slurs#cite_note-The_Deseret_News_1985-04-28-253" xlink:type="simple">[253]</text:a></text:p>
          </table:table-cell>
          <table:table-cell/>
        </table:table-row>
        <table:table-row table:style-name="ro2">
          <table:table-cell table:number-columns-repeated="3"/>
        </table:table-row>
        <table:table-row table:style-name="ro13">
          <table:table-cell table:style-name="ce1" office:value-type="string" calcext:value-type="string">
            <text:p>Quashie</text:p>
          </table:table-cell>
          <table:table-cell table:style-name="ce1" office:value-type="string" calcext:value-type="string">
            <text:p>(Caribbean) a black person,<text:a xlink:href="https://en.wikipedia.org/wiki/List_of_ethnic_slurs#cite_note-autogenerated2-43" xlink:type="simple">[43]</text:a> often gullible or unsophisticated.<text:a xlink:href="https://en.wikipedia.org/wiki/List_of_ethnic_slurs#cite_note-254" xlink:type="simple">[254]</text:a> From the West African name Kwazi, often given to a child born on a Sunday<text:a xlink:href="https://en.wikipedia.org/wiki/List_of_ethnic_slurs#cite_note-ReferenceA-115" xlink:type="simple">[115]</text:a></text:p>
          </table:table-cell>
          <table:table-cell/>
        </table:table-row>
        <table:table-row table:style-name="ro2">
          <table:table-cell table:number-columns-repeated="3"/>
        </table:table-row>
        <table:table-row table:style-name="ro26">
          <table:table-cell table:style-name="ce1" office:value-type="string" calcext:value-type="string">
            <text:p>Raghead</text:p>
          </table:table-cell>
          <table:table-cell table:style-name="ce1" office:value-type="string" calcext:value-type="string">
            <text:p>Arabs, Indian Sikhs and some other peoples, for wearing traditional headdress such as <text:a xlink:href="https://en.wikipedia.org/wiki/Turban" xlink:type="simple">turbans</text:a> or <text:a xlink:href="https://en.wikipedia.org/wiki/Keffiyeh" xlink:type="simple">keffiyehs</text:a>.<text:a xlink:href="https://en.wikipedia.org/wiki/List_of_ethnic_slurs#cite_note-sun-racism-255" xlink:type="simple">[255]</text:a> Sometimes used generically for all Islamic nations. Also called "Osama" as a slur.<text:a xlink:href="https://en.wikipedia.org/wiki/List_of_ethnic_slurs#cite_note-256" xlink:type="simple">[256]</text:a> <text:a xlink:href="https://en.wikipedia.org/wiki/List_of_ethnic_slurs#T" xlink:type="simple">See Towel head</text:a>.</text:p>
          </table:table-cell>
          <table:table-cell/>
        </table:table-row>
        <table:table-row table:style-name="ro2">
          <table:table-cell table:number-columns-repeated="3"/>
        </table:table-row>
        <table:table-row table:style-name="ro1">
          <table:table-cell office:value-type="string" calcext:value-type="string">
            <text:p>Rastus</text:p>
          </table:table-cell>
          <table:table-cell table:style-name="ce1" office:value-type="string" calcext:value-type="string">
            <text:p>is a stereotypical term traditionally associated with African Americans in the United States.<text:a xlink:href="https://en.wikipedia.org/wiki/List_of_ethnic_slurs#cite_note-257" xlink:type="simple">[257]</text:a></text:p>
          </table:table-cell>
          <table:table-cell/>
        </table:table-row>
        <table:table-row table:style-name="ro2">
          <table:table-cell table:number-columns-repeated="3"/>
        </table:table-row>
        <table:table-row table:style-name="ro2">
          <table:table-cell office:value-type="string" calcext:value-type="string">
            <text:p>Razakars</text:p>
          </table:table-cell>
          <table:table-cell table:style-name="ce1" office:value-type="string" calcext:value-type="string">
            <text:p>(Bengali) akin to the western term <text:a xlink:href="https://en.wikipedia.org/wiki/Judas_Iscariot" xlink:type="simple">Judas</text:a>.<text:a xlink:href="https://en.wikipedia.org/wiki/List_of_ethnic_slurs#cite_note-Mookherjee-258" xlink:type="simple">[258]</text:a></text:p>
          </table:table-cell>
          <table:table-cell/>
        </table:table-row>
        <table:table-row table:style-name="ro2">
          <table:table-cell table:number-columns-repeated="3"/>
        </table:table-row>
        <table:table-row table:style-name="ro2">
          <table:table-cell office:value-type="string" calcext:value-type="string">
            <text:p>Redlegs</text:p>
          </table:table-cell>
          <table:table-cell table:style-name="ce1" office:value-type="string" calcext:value-type="string">
            <text:p>(Barbados) the islands' laborer-class <text:a xlink:href="https://en.wikipedia.org/wiki/White_people" xlink:type="simple">whites</text:a>.</text:p>
          </table:table-cell>
          <table:table-cell/>
        </table:table-row>
        <table:table-row table:style-name="ro2">
          <table:table-cell table:number-columns-repeated="3"/>
        </table:table-row>
        <table:table-row table:style-name="ro5">
          <table:table-cell office:value-type="string" calcext:value-type="string">
            <text:p>Redneck</text:p>
          </table:table-cell>
          <table:table-cell table:style-name="ce1" office:value-type="string" calcext:value-type="string">
            <text:p>(US) <text:a xlink:href="https://en.wikipedia.org/wiki/Southern_United_States" xlink:type="simple">Southern</text:a> laborer-class <text:a xlink:href="https://en.wikipedia.org/wiki/White_people" xlink:type="simple">whites</text:a>.<text:a xlink:href="https://en.wikipedia.org/wiki/List_of_ethnic_slurs#cite_note-259" xlink:type="simple">[259]</text:a> (South Africa) Not to be confused with rooinek (literally "red neck"), <text:a xlink:href="https://en.wikipedia.org/wiki/List_of_South_African_slang_words" xlink:type="simple">South African slang</text:a> for a <text:a xlink:href="https://en.wikipedia.org/wiki/British_diaspora_in_Africa" xlink:type="simple">person of British descent</text:a>.</text:p>
          </table:table-cell>
          <table:table-cell/>
        </table:table-row>
        <table:table-row table:style-name="ro2">
          <table:table-cell table:number-columns-repeated="3"/>
        </table:table-row>
        <table:table-row table:style-name="ro1">
          <table:table-cell office:value-type="string" calcext:value-type="string">
            <text:p>Redskin</text:p>
          </table:table-cell>
          <table:table-cell table:style-name="ce1" office:value-type="string" calcext:value-type="string">
            <text:p><text:a xlink:href="https://en.wikipedia.org/wiki/North_American_Indians" xlink:type="simple">Native Americans</text:a>, used in the names of several sports teams in the US.<text:a xlink:href="https://en.wikipedia.org/wiki/List_of_ethnic_slurs#cite_note-260" xlink:type="simple">[260]</text:a></text:p>
          </table:table-cell>
          <table:table-cell/>
        </table:table-row>
        <table:table-row table:style-name="ro2">
          <table:table-cell table:number-columns-repeated="3"/>
        </table:table-row>
        <table:table-row table:style-name="ro2">
          <table:table-cell table:style-name="ce1" office:value-type="string" calcext:value-type="string">
            <text:p>Roundeye</text:p>
          </table:table-cell>
          <table:table-cell table:style-name="ce1" office:value-type="string" calcext:value-type="string">
            <text:p>(English-speaking Asians) a white or non-Asian person.<text:a xlink:href="https://en.wikipedia.org/wiki/List_of_ethnic_slurs#cite_note-261" xlink:type="simple">[261]</text:a></text:p>
          </table:table-cell>
          <table:table-cell/>
        </table:table-row>
        <table:table-row table:style-name="ro2">
          <table:table-cell table:number-columns-repeated="3"/>
        </table:table-row>
        <table:table-row table:style-name="ro1">
          <table:table-cell office:value-type="string" calcext:value-type="string">
            <text:p>Sambo</text:p>
          </table:table-cell>
          <table:table-cell table:style-name="ce1" office:value-type="string" calcext:value-type="string">
            <text:p>(US) an African American, black, or sometimes a South Asian person.<text:a xlink:href="https://en.wikipedia.org/wiki/List_of_ethnic_slurs#cite_note-262" xlink:type="simple">[262]</text:a></text:p>
          </table:table-cell>
          <table:table-cell/>
        </table:table-row>
        <table:table-row table:style-name="ro2">
          <table:table-cell table:number-columns-repeated="3"/>
        </table:table-row>
        <table:table-row table:style-name="ro12">
          <table:table-cell table:style-name="ce1" office:value-type="string" calcext:value-type="string">
            <text:p>Sand nigger</text:p>
          </table:table-cell>
          <table:table-cell table:style-name="ce1" office:value-type="string" calcext:value-type="string">
            <text:p>Arabs, and generally all darkskinned people of Middle Eastern and North African descent.<text:a xlink:href="https://en.wikipedia.org/wiki/List_of_ethnic_slurs#cite_note-263" xlink:type="simple">[263]</text:a><text:a xlink:href="https://en.wikipedia.org/wiki/List_of_ethnic_slurs#cite_note-Richey2012-264" xlink:type="simple">[264]</text:a></text:p>
          </table:table-cell>
          <table:table-cell/>
        </table:table-row>
        <table:table-row table:style-name="ro2">
          <table:table-cell table:number-columns-repeated="3"/>
        </table:table-row>
        <table:table-row table:style-name="ro2">
          <table:table-cell table:style-name="ce1" office:value-type="string" calcext:value-type="string">
            <text:p>Sassenach</text:p>
          </table:table-cell>
          <table:table-cell table:style-name="ce1" office:value-type="string" calcext:value-type="string">
            <text:p>(Scottish, Gaelic) an English person<text:a xlink:href="https://en.wikipedia.org/wiki/List_of_ethnic_slurs#cite_note-265" xlink:type="simple">[265]</text:a></text:p>
          </table:table-cell>
          <table:table-cell/>
        </table:table-row>
        <table:table-row table:style-name="ro2">
          <table:table-cell table:number-columns-repeated="3"/>
        </table:table-row>
        <table:table-row table:style-name="ro12">
          <table:table-cell table:style-name="ce1" office:value-type="string" calcext:value-type="string">
            <text:p>Sawney</text:p>
          </table:table-cell>
          <table:table-cell table:style-name="ce1" office:value-type="string" calcext:value-type="string">
            <text:p>(England, archaic) a Scottish person, local variant of Sandy, short for "Alasdair".<text:a xlink:href="https://en.wikipedia.org/wiki/List_of_ethnic_slurs#cite_note-266" xlink:type="simple">[266]</text:a></text:p>
          </table:table-cell>
          <table:table-cell/>
        </table:table-row>
        <table:table-row table:style-name="ro2">
          <table:table-cell table:number-columns-repeated="3"/>
        </table:table-row>
        <table:table-row table:style-name="ro13">
          <table:table-cell table:style-name="ce1" office:value-type="string" calcext:value-type="string">
            <text:p>Scandihoovian</text:p>
          </table:table-cell>
          <table:table-cell table:style-name="ce1" office:value-type="string" calcext:value-type="string">
            <text:p>somewhat pejorative term for people of <text:a xlink:href="https://en.wikipedia.org/wiki/Scandinavia" xlink:type="simple">Scandinavia</text:a> descent living in the USA, now often embraced by Scandinavian descendants.<text:a xlink:href="https://en.wikipedia.org/wiki/List_of_ethnic_slurs#cite_note-autogenerated1-267" xlink:type="simple">[267]</text:a><text:a xlink:href="https://en.wikipedia.org/wiki/List_of_ethnic_slurs#cite_note-268" xlink:type="simple">[268]</text:a><text:a xlink:href="https://en.wikipedia.org/wiki/List_of_ethnic_slurs#cite_note-269" xlink:type="simple">[269]</text:a><text:a xlink:href="https://en.wikipedia.org/wiki/List_of_ethnic_slurs#cite_note-270" xlink:type="simple">[270]</text:a></text:p>
          </table:table-cell>
          <table:table-cell/>
        </table:table-row>
        <table:table-row table:style-name="ro2">
          <table:table-cell table:number-columns-repeated="3"/>
        </table:table-row>
        <table:table-row table:style-name="ro12">
          <table:table-cell table:style-name="ce1" office:value-type="string" calcext:value-type="string">
            <text:p>Seppo, Septic</text:p>
          </table:table-cell>
          <table:table-cell table:style-name="ce1" office:value-type="string" calcext:value-type="string">
            <text:p>(Australian/British) An American. (<text:a xlink:href="https://en.wikipedia.org/wiki/Cockney_rhyming_slang" xlink:type="simple">Cockney rhyming slang</text:a>: <text:a xlink:href="https://en.wikipedia.org/wiki/Septic_tank" xlink:type="simple">Septic tank</text:a> – <text:a xlink:href="https://en.wikipedia.org/wiki/Yankee" xlink:type="simple">Yank</text:a>)<text:a xlink:href="https://en.wikipedia.org/wiki/List_of_ethnic_slurs#cite_note-271" xlink:type="simple">[271]</text:a></text:p>
          </table:table-cell>
          <table:table-cell/>
        </table:table-row>
        <table:table-row table:style-name="ro2">
          <table:table-cell table:number-columns-repeated="3"/>
        </table:table-row>
        <table:table-row table:style-name="ro12">
          <table:table-cell table:style-name="ce1" office:value-type="string" calcext:value-type="string">
            <text:p>Schvartse, Schwartze</text:p>
          </table:table-cell>
          <table:table-cell table:style-name="ce1" office:value-type="string" calcext:value-type="string">
            <text:p>Literally "black", a Yiddish or German term for someone of African descent.<text:a xlink:href="https://en.wikipedia.org/wiki/List_of_ethnic_slurs#cite_note-272" xlink:type="simple">[272]</text:a></text:p>
          </table:table-cell>
          <table:table-cell/>
        </table:table-row>
        <table:table-row table:style-name="ro2">
          <table:table-cell table:number-columns-repeated="3"/>
        </table:table-row>
        <table:table-row table:style-name="ro2">
          <table:table-cell table:style-name="ce1" office:value-type="string" calcext:value-type="string">
            <text:p>Sheeny</text:p>
          </table:table-cell>
          <table:table-cell table:style-name="ce1" office:value-type="string" calcext:value-type="string">
            <text:p>(US) a 19th-century term for an "untrustworthy Jew."<text:a xlink:href="https://en.wikipedia.org/wiki/List_of_ethnic_slurs#cite_note-273" xlink:type="simple">[273]</text:a></text:p>
          </table:table-cell>
          <table:table-cell/>
        </table:table-row>
        <table:table-row table:style-name="ro2">
          <table:table-cell table:number-columns-repeated="3"/>
        </table:table-row>
        <table:table-row table:style-name="ro2">
          <table:table-cell office:value-type="string" calcext:value-type="string">
            <text:p>Sheep shagger</text:p>
          </table:table-cell>
          <table:table-cell table:style-name="ce1" office:value-type="string" calcext:value-type="string">
            <text:p>(AUS) a <text:a xlink:href="https://en.wikipedia.org/wiki/New_Zealander" xlink:type="simple">New Zealander</text:a>.<text:a xlink:href="https://en.wikipedia.org/wiki/List_of_ethnic_slurs#cite_note-274" xlink:type="simple">[274]</text:a> (UK) a <text:a xlink:href="https://en.wikipedia.org/wiki/Welsh_people" xlink:type="simple">Welsh</text:a> person.<text:a xlink:href="https://en.wikipedia.org/wiki/List_of_ethnic_slurs#cite_note-275" xlink:type="simple">[275]</text:a></text:p>
          </table:table-cell>
          <table:table-cell/>
        </table:table-row>
        <table:table-row table:style-name="ro2" table:number-rows-repeated="2">
          <table:table-cell table:number-columns-repeated="3"/>
        </table:table-row>
        <table:table-row table:style-name="ro1">
          <table:table-cell office:value-type="string" calcext:value-type="string">
            <text:p>Shelta</text:p>
          </table:table-cell>
          <table:table-cell table:style-name="ce1" office:value-type="string" calcext:value-type="string">
            <text:p>(Ireland) <text:a xlink:href="https://en.wikipedia.org/wiki/Irish_Travellers" xlink:type="simple">the Travelling Folk</text:a>. Derived from siúilta, which means "The Walkers" in <text:a xlink:href="https://en.wikipedia.org/wiki/Irish_language" xlink:type="simple">Irish</text:a>.</text:p>
          </table:table-cell>
          <table:table-cell/>
        </table:table-row>
        <table:table-row table:style-name="ro2">
          <table:table-cell table:number-columns-repeated="3"/>
        </table:table-row>
        <table:table-row table:style-name="ro1">
          <table:table-cell office:value-type="string" calcext:value-type="string">
            <text:p>Shiksa </text:p>
          </table:table-cell>
          <table:table-cell table:style-name="ce1" office:value-type="string" calcext:value-type="string">
            <text:p>a non-Jewish woman. Derived from the <text:a xlink:href="https://en.wikipedia.org/wiki/Hebrew" xlink:type="simple">Hebrew</text:a> root Shin-Qof-Tzadei (שקץ), meaning loathsome or abomination.<text:a xlink:href="https://en.wikipedia.org/wiki/List_of_ethnic_slurs#cite_note-276" xlink:type="simple">[276]</text:a></text:p>
          </table:table-cell>
          <table:table-cell/>
        </table:table-row>
        <table:table-row table:style-name="ro2">
          <table:table-cell table:number-columns-repeated="3"/>
        </table:table-row>
        <table:table-row table:style-name="ro2">
          <table:table-cell table:style-name="ce1" office:value-type="string" calcext:value-type="string">
            <text:p>Shine</text:p>
          </table:table-cell>
          <table:table-cell table:style-name="ce1" office:value-type="string" calcext:value-type="string">
            <text:p>(US) a black person (from <text:a xlink:href="https://en.wikipedia.org/wiki/Shoeshiner" xlink:type="simple">shoeshiner</text:a>).<text:a xlink:href="https://en.wikipedia.org/wiki/List_of_ethnic_slurs#cite_note-Green1265-277" xlink:type="simple">[277]</text:a></text:p>
          </table:table-cell>
          <table:table-cell/>
        </table:table-row>
        <table:table-row table:style-name="ro2">
          <table:table-cell table:number-columns-repeated="3"/>
        </table:table-row>
        <table:table-row table:style-name="ro1">
          <table:table-cell office:value-type="string" calcext:value-type="string">
            <text:p>Shkije</text:p>
          </table:table-cell>
          <table:table-cell table:style-name="ce1" office:value-type="string" calcext:value-type="string">
            <text:p>a term used by <text:a xlink:href="https://en.wikipedia.org/wiki/Gheg_Albanian" xlink:type="simple">Gheg Albanians</text:a> to refer to <text:a xlink:href="https://en.wikipedia.org/wiki/Serbs" xlink:type="simple">Serbs</text:a>, <text:a xlink:href="https://en.wikipedia.org/wiki/Macedonians_(ethnic_group)" xlink:type="simple">Macedonians</text:a>, and <text:a xlink:href="https://en.wikipedia.org/wiki/Montenegrins" xlink:type="simple">Montenegrins</text:a>.<text:a xlink:href="https://en.wikipedia.org/wiki/List_of_ethnic_slurs#cite_note-278" xlink:type="simple">[278]</text:a></text:p>
          </table:table-cell>
          <table:table-cell/>
        </table:table-row>
        <table:table-row table:style-name="ro2">
          <table:table-cell table:number-columns-repeated="3"/>
        </table:table-row>
        <table:table-row table:style-name="ro1">
          <table:table-cell table:style-name="ce1" office:value-type="string" calcext:value-type="string">
            <text:p>Shkutzim </text:p>
          </table:table-cell>
          <table:table-cell table:style-name="ce1" office:value-type="string" calcext:value-type="string">
            <text:p>non-Jewish men, especially those perceived to be anti-Semitic. The singular is sheigetz.<text:a xlink:href="https://en.wikipedia.org/wiki/List_of_ethnic_slurs#cite_note-jewfaq.org-279" xlink:type="simple">[279]</text:a></text:p>
          </table:table-cell>
          <table:table-cell/>
        </table:table-row>
        <table:table-row table:style-name="ro2">
          <table:table-cell table:number-columns-repeated="3"/>
        </table:table-row>
        <table:table-row table:style-name="ro8">
          <table:table-cell office:value-type="string" calcext:value-type="string">
            <text:p>Shylock</text:p>
          </table:table-cell>
          <table:table-cell table:style-name="ce1" office:value-type="string" calcext:value-type="string">
            <text:p>A Jew, or more specifically, a greedy or usurious Jewish person. From the antagonistic character of <text:a xlink:href="https://en.wikipedia.org/wiki/Shylock" xlink:type="simple">Shylock</text:a>, a Jewish money-lender, in William Shakespeare's play <text:a xlink:href="https://en.wikipedia.org/wiki/The_Merchant_of_Venice" xlink:type="simple">The Merchant of Venice</text:a>.<text:a xlink:href="https://en.wikipedia.org/wiki/List_of_ethnic_slurs#cite_note-280" xlink:type="simple">[280]</text:a></text:p>
          </table:table-cell>
          <table:table-cell/>
        </table:table-row>
        <table:table-row table:style-name="ro2">
          <table:table-cell table:number-columns-repeated="3"/>
        </table:table-row>
        <table:table-row table:style-name="ro5">
          <table:table-cell table:style-name="ce1" office:value-type="string" calcext:value-type="string">
            <text:p>Sideways vagina, pussy, cooter</text:p>
          </table:table-cell>
          <table:table-cell table:style-name="ce1" office:value-type="string" calcext:value-type="string">
            <text:p>Asian women, particularly Chinese women.<text:a xlink:href="https://en.wikipedia.org/wiki/List_of_ethnic_slurs#cite_note-281" xlink:type="simple">[281]</text:a></text:p>
          </table:table-cell>
          <table:table-cell/>
        </table:table-row>
        <table:table-row table:style-name="ro2">
          <table:table-cell table:number-columns-repeated="3"/>
        </table:table-row>
        <table:table-row table:style-name="ro2">
          <table:table-cell table:style-name="ce1" office:value-type="string" calcext:value-type="string">
            <text:p>Skinny</text:p>
          </table:table-cell>
          <table:table-cell table:style-name="ce1" office:value-type="string" calcext:value-type="string">
            <text:p>(US) A term for Somali militia fighters<text:a xlink:href="https://en.wikipedia.org/wiki/List_of_ethnic_slurs#cite_note-282" xlink:type="simple">[282]</text:a></text:p>
          </table:table-cell>
          <table:table-cell/>
        </table:table-row>
        <table:table-row table:style-name="ro2">
          <table:table-cell table:number-columns-repeated="3"/>
        </table:table-row>
        <table:table-row table:style-name="ro12">
          <table:table-cell table:style-name="ce1" office:value-type="string" calcext:value-type="string">
            <text:p>Skip, Skippy</text:p>
          </table:table-cell>
          <table:table-cell table:style-name="ce1" office:value-type="string" calcext:value-type="string">
            <text:p>(Aus) An Australian, especially one of British descent, from the children's television series <text:a xlink:href="https://en.wikipedia.org/wiki/Skippy_the_Bush_Kangaroo" xlink:type="simple">Skippy the Bush Kangaroo</text:a><text:a xlink:href="https://en.wikipedia.org/wiki/List_of_ethnic_slurs#cite_note-283" xlink:type="simple">[283]</text:a></text:p>
          </table:table-cell>
          <table:table-cell/>
        </table:table-row>
        <table:table-row table:style-name="ro2">
          <table:table-cell table:number-columns-repeated="3"/>
        </table:table-row>
        <table:table-row table:style-name="ro26">
          <table:table-cell table:style-name="ce1" office:value-type="string" calcext:value-type="string">
            <text:p>Slope, slopehead, slopy, slopey, sloper</text:p>
          </table:table-cell>
          <table:table-cell table:style-name="ce1" office:value-type="string" calcext:value-type="string">
            <text:p>(Aus, UK, and US) a person of Asian (in Australia, especially Vietnamese; in America, especially Chinese) descent.<text:a xlink:href="https://en.wikipedia.org/wiki/List_of_ethnic_slurs#cite_note-284" xlink:type="simple">[284]</text:a><text:a xlink:href="https://en.wikipedia.org/wiki/List_of_ethnic_slurs#cite_note-285" xlink:type="simple">[285]</text:a> Also slant, slant eye.<text:a xlink:href="https://en.wikipedia.org/wiki/List_of_ethnic_slurs#cite_note-286" xlink:type="simple">[286]</text:a><text:a xlink:href="https://en.wikipedia.org/wiki/List_of_ethnic_slurs#cite_note-287" xlink:type="simple">[287]</text:a></text:p>
          </table:table-cell>
          <table:table-cell/>
        </table:table-row>
        <table:table-row table:style-name="ro2">
          <table:table-cell table:number-columns-repeated="3"/>
        </table:table-row>
        <table:table-row table:style-name="ro12">
          <table:table-cell table:style-name="ce1" office:value-type="string" calcext:value-type="string">
            <text:p>Slopi, slopy, sloppy</text:p>
          </table:table-cell>
          <table:table-cell table:style-name="ce1" office:value-type="string" calcext:value-type="string">
            <text:p>Derogatory term used towards Spanish nationals in Gibraltar.[<text:a xlink:href="https://en.wikipedia.org/wiki/Wikipedia:Citation_needed" xlink:type="simple">citation needed</text:a>]</text:p>
          </table:table-cell>
          <table:table-cell/>
        </table:table-row>
        <table:table-row table:style-name="ro2">
          <table:table-cell table:number-columns-repeated="3"/>
        </table:table-row>
        <table:table-row table:style-name="ro5">
          <table:table-cell table:style-name="ce1" office:value-type="string" calcext:value-type="string">
            <text:p>Smoked Irish, smoked Irishman</text:p>
          </table:table-cell>
          <table:table-cell table:style-name="ce1" office:value-type="string" calcext:value-type="string">
            <text:p>(US) a 19th-century term for blacks (intended to insult both blacks and Irish).<text:a xlink:href="https://en.wikipedia.org/wiki/List_of_ethnic_slurs#cite_note-autogenerated2-43" xlink:type="simple">[43]</text:a></text:p>
          </table:table-cell>
          <table:table-cell/>
        </table:table-row>
        <table:table-row table:style-name="ro2">
          <table:table-cell table:number-columns-repeated="3"/>
        </table:table-row>
        <table:table-row table:style-name="ro12">
          <table:table-cell table:style-name="ce1" office:value-type="string" calcext:value-type="string">
            <text:p>Soosmar-khor</text:p>
          </table:table-cell>
          <table:table-cell table:style-name="ce1" office:value-type="string" calcext:value-type="string">
            <text:p>(سوسمار خور) "lizard eater" a Persian slur against Arabs, referring to the <text:a xlink:href="https://en.wikipedia.org/wiki/Uromastyx#Consumption_by_humans" xlink:type="simple">eating of lizards in Arab cuisine</text:a>.<text:a xlink:href="https://en.wikipedia.org/wiki/List_of_ethnic_slurs#cite_note-O.27Donnell1980-288" xlink:type="simple">[288]</text:a><text:a xlink:href="https://en.wikipedia.org/wiki/List_of_ethnic_slurs#cite_note-289" xlink:type="simple">[289]</text:a><text:a xlink:href="https://en.wikipedia.org/wiki/List_of_ethnic_slurs#cite_note-Sciolino2001-290" xlink:type="simple">[290]</text:a></text:p>
          </table:table-cell>
          <table:table-cell/>
        </table:table-row>
        <table:table-row table:style-name="ro2">
          <table:table-cell table:number-columns-repeated="3"/>
        </table:table-row>
        <table:table-row table:style-name="ro2">
          <table:table-cell table:style-name="ce1" office:value-type="string" calcext:value-type="string">
            <text:p>Sooty</text:p>
          </table:table-cell>
          <table:table-cell table:style-name="ce1" office:value-type="string" calcext:value-type="string">
            <text:p>a black person [originated in the US in the 1950s]<text:a xlink:href="https://en.wikipedia.org/wiki/List_of_ethnic_slurs#cite_note-291" xlink:type="simple">[291]</text:a></text:p>
          </table:table-cell>
          <table:table-cell/>
        </table:table-row>
        <table:table-row table:style-name="ro2">
          <table:table-cell table:number-columns-repeated="3"/>
        </table:table-row>
        <table:table-row table:style-name="ro26">
          <table:table-cell table:style-name="ce1" office:value-type="string" calcext:value-type="string">
            <text:p>Southern Faerie, Southern Fairy</text:p>
          </table:table-cell>
          <table:table-cell table:style-name="ce1" office:value-type="string" calcext:value-type="string">
            <text:p>(UK), a pejorative term used in the <text:a xlink:href="https://en.wikipedia.org/wiki/North_of_England" xlink:type="simple">North of England</text:a> to describe someone from the South, alluding to their supposed mollycoddled ways. (see also Northern Monkey)<text:a xlink:href="https://en.wikipedia.org/wiki/List_of_ethnic_slurs#cite_note-Collins2014-292" xlink:type="simple">[292]</text:a></text:p>
          </table:table-cell>
          <table:table-cell/>
        </table:table-row>
        <table:table-row table:style-name="ro2">
          <table:table-cell table:number-columns-repeated="3"/>
        </table:table-row>
        <table:table-row table:style-name="ro21">
          <table:table-cell table:style-name="ce1" office:value-type="string" calcext:value-type="string">
            <text:p>Soutpiel</text:p>
          </table:table-cell>
          <table:table-cell table:style-name="ce1" office:value-type="string" calcext:value-type="string">
            <text:p>(South Africa) an <text:a xlink:href="https://en.wikipedia.org/wiki/Afrikaans" xlink:type="simple">Afrikaans</text:a> term abbreviated as "Soutie" and translates as "Salt-penis", and used as a derogatory term for White <text:a xlink:href="https://en.wikipedia.org/wiki/English_language" xlink:type="simple">English</text:a> speaking people. It derives from the Boer Wars where it was said that British soldiers had one foot in Britain, one foot in South Africa and their penis dangled in the Atlantic ocean.<text:a xlink:href="https://en.wikipedia.org/wiki/List_of_ethnic_slurs#cite_note-Hummel2011-293" xlink:type="simple">[293]</text:a></text:p>
          </table:table-cell>
          <table:table-cell/>
        </table:table-row>
        <table:table-row table:style-name="ro2">
          <table:table-cell table:number-columns-repeated="3"/>
        </table:table-row>
        <table:table-row table:style-name="ro12">
          <table:table-cell table:style-name="ce1" office:value-type="string" calcext:value-type="string">
            <text:p>Spade</text:p>
          </table:table-cell>
          <table:table-cell table:style-name="ce1" office:value-type="string" calcext:value-type="string">
            <text:p>a black person, recorded since 1928 (<text:a xlink:href="https://en.wikipedia.org/wiki/OED" xlink:type="simple">OED</text:a>), from the <text:a xlink:href="https://en.wikipedia.org/wiki/Spades_(suit)" xlink:type="simple">playing cards suit</text:a>.<text:a xlink:href="https://en.wikipedia.org/wiki/List_of_ethnic_slurs#cite_note-294" xlink:type="simple">[294]</text:a></text:p>
          </table:table-cell>
          <table:table-cell/>
        </table:table-row>
        <table:table-row table:style-name="ro2">
          <table:table-cell table:number-columns-repeated="3"/>
        </table:table-row>
        <table:table-row table:style-name="ro21">
          <table:table-cell table:style-name="ce1" office:value-type="string" calcext:value-type="string">
            <text:p>Spearchucker</text:p>
          </table:table-cell>
          <table:table-cell table:style-name="ce1" office:value-type="string" calcext:value-type="string">
            <text:p>A term used for an African American, or other person of African descent.<text:a xlink:href="https://en.wikipedia.org/wiki/List_of_ethnic_slurs#cite_note-295" xlink:type="simple">[295]</text:a> In the film <text:a xlink:href="https://en.wikipedia.org/wiki/MASH_(film)" xlink:type="simple">MASH</text:a>, <text:a xlink:href="https://en.wikipedia.org/wiki/Fred_Williamson" xlink:type="simple">Fred Williamson</text:a>'s character of "Spear-Chucker" Jones, however, had actually earned this nickname through his expertise in the <text:a xlink:href="https://en.wikipedia.org/wiki/Track_and_field" xlink:type="simple">track and field</text:a> event of <text:a xlink:href="https://en.wikipedia.org/wiki/Javelin_throw" xlink:type="simple">javelin throwing</text:a>, though his real athletic specialty was <text:a xlink:href="https://en.wikipedia.org/wiki/Football" xlink:type="simple">American-rules gridiron football</text:a>.</text:p>
          </table:table-cell>
          <table:table-cell/>
        </table:table-row>
        <table:table-row table:style-name="ro2">
          <table:table-cell table:number-columns-repeated="3"/>
        </table:table-row>
        <table:table-row table:style-name="ro8">
          <table:table-cell office:value-type="string" calcext:value-type="string">
            <text:p>Spic, spick, spik, spig, <text:s/>spigotty</text:p>
          </table:table-cell>
          <table:table-cell table:style-name="ce4" office:value-type="string" calcext:value-type="string">
            <text:p>a. (US) a person of Hispanic descent. First recorded use in 1915. Theories include from "no spik English" (and spiggoty from the Chicano no speak-o t'e English), but common belief is that it is an abbreviation of "Hispanic". b. the Spanish language.<text:a xlink:href="https://en.wikipedia.org/wiki/List_of_ethnic_slurs#cite_note-296" xlink:type="simple">[296]</text:a></text:p>
          </table:table-cell>
          <table:table-cell/>
        </table:table-row>
        <table:table-row table:style-name="ro2" table:number-rows-repeated="2">
          <table:table-cell table:number-columns-repeated="3"/>
        </table:table-row>
        <table:table-row table:style-name="ro2">
          <table:table-cell table:style-name="ce1" office:value-type="string" calcext:value-type="string">
            <text:p>Spook</text:p>
          </table:table-cell>
          <table:table-cell table:style-name="ce1" office:value-type="string" calcext:value-type="string">
            <text:p>a black person,<text:a xlink:href="https://en.wikipedia.org/wiki/List_of_ethnic_slurs#cite_note-297" xlink:type="simple">[297]</text:a> attested from the 1940s.<text:a xlink:href="https://en.wikipedia.org/wiki/List_of_ethnic_slurs#cite_note-298" xlink:type="simple">[298]</text:a></text:p>
          </table:table-cell>
          <table:table-cell/>
        </table:table-row>
        <table:table-row table:style-name="ro2">
          <table:table-cell table:number-columns-repeated="3"/>
        </table:table-row>
        <table:table-row table:style-name="ro26">
          <table:table-cell table:style-name="ce1" office:value-type="string" calcext:value-type="string">
            <text:p>Squarehead</text:p>
          </table:table-cell>
          <table:table-cell table:style-name="ce1" office:value-type="string" calcext:value-type="string">
            <text:p>a <text:a xlink:href="https://en.wikipedia.org/wiki/Nordic_race" xlink:type="simple">Nordic</text:a> person, such as a <text:a xlink:href="https://en.wikipedia.org/wiki/Scandinavia" xlink:type="simple">Scandinavian</text:a> or a <text:a xlink:href="https://en.wikipedia.org/wiki/Germans" xlink:type="simple">German</text:a>. Refers to either the stereotyped shape of their heads, or to the shape of the <text:a xlink:href="https://en.wikipedia.org/wiki/Stahlhelm" xlink:type="simple">Stahlhelm</text:a> M1916 steel helmet,<text:a xlink:href="https://en.wikipedia.org/wiki/List_of_ethnic_slurs#cite_note-299" xlink:type="simple">[299]</text:a> or to its owner's stubbornness (like a block of wood).</text:p>
          </table:table-cell>
          <table:table-cell/>
        </table:table-row>
        <table:table-row table:style-name="ro2">
          <table:table-cell table:number-columns-repeated="3"/>
        </table:table-row>
        <table:table-row table:style-name="ro7">
          <table:table-cell office:value-type="string" calcext:value-type="string">
            <text:p>Squaw</text:p>
          </table:table-cell>
          <table:table-cell table:style-name="ce1" office:value-type="string" calcext:value-type="string">
            <text:p>(US and CAN) a female Native American.<text:a xlink:href="https://en.wikipedia.org/wiki/List_of_ethnic_slurs#cite_note-300" xlink:type="simple">[300]</text:a> Derived from lower East Coast Algonquian (Massachuset: ussqua),<text:a xlink:href="https://en.wikipedia.org/wiki/List_of_ethnic_slurs#cite_note-301" xlink:type="simple">[301]</text:a> which originally meant "young woman", but which took on strong negative connotations in the late 20th century. (The equivalent derisive for a male is "buck", and for a child, "<text:a xlink:href="https://en.wikipedia.org/wiki/Papoose" xlink:type="simple">papoose</text:a>".)</text:p>
          </table:table-cell>
          <table:table-cell/>
        </table:table-row>
        <table:table-row table:style-name="ro2">
          <table:table-cell table:number-columns-repeated="3"/>
        </table:table-row>
        <table:table-row table:style-name="ro12">
          <table:table-cell table:style-name="ce1" office:value-type="string" calcext:value-type="string">
            <text:p>Squinty</text:p>
          </table:table-cell>
          <table:table-cell table:style-name="ce1" office:value-type="string" calcext:value-type="string">
            <text:p>a person of East Asian descent in reference to the appearance of the eyes, similar to "slant".<text:a xlink:href="https://en.wikipedia.org/wiki/List_of_ethnic_slurs#cite_note-302" xlink:type="simple">[302]</text:a></text:p>
          </table:table-cell>
          <table:table-cell/>
        </table:table-row>
        <table:table-row table:style-name="ro2">
          <table:table-cell table:number-columns-repeated="3"/>
        </table:table-row>
        <table:table-row table:style-name="ro12">
          <table:table-cell table:style-name="ce1" office:value-type="string" calcext:value-type="string">
            <text:p>Swamp Guinea</text:p>
          </table:table-cell>
          <table:table-cell table:style-name="ce1" office:value-type="string" calcext:value-type="string">
            <text:p>a person of Italian descent.<text:a xlink:href="https://en.wikipedia.org/wiki/List_of_ethnic_slurs#cite_note-303" xlink:type="simple">[303]</text:a></text:p>
          </table:table-cell>
          <table:table-cell/>
        </table:table-row>
        <table:table-row table:style-name="ro2">
          <table:table-cell table:number-columns-repeated="3"/>
        </table:table-row>
        <table:table-row table:style-name="ro12">
          <table:table-cell table:style-name="ce1" office:value-type="string" calcext:value-type="string">
            <text:p>Tacohead</text:p>
          </table:table-cell>
          <table:table-cell table:style-name="ce1" office:value-type="string" calcext:value-type="string">
            <text:p>a <text:a xlink:href="https://en.wikipedia.org/wiki/Mexico" xlink:type="simple">Mexican</text:a> person. This phrase is uttered by <text:a xlink:href="https://en.wikipedia.org/wiki/Willem_Dafoe" xlink:type="simple">Willem Dafoe</text:a>'s character (Charlie) in the film <text:a xlink:href="https://en.wikipedia.org/wiki/Born_on_the_Fourth_of_July_(film)" xlink:type="simple">Born on the Fourth of July</text:a>.<text:a xlink:href="https://en.wikipedia.org/wiki/List_of_ethnic_slurs#cite_note-304" xlink:type="simple">[304]</text:a></text:p>
          </table:table-cell>
          <table:table-cell/>
        </table:table-row>
        <table:table-row table:style-name="ro2">
          <table:table-cell table:number-columns-repeated="3"/>
        </table:table-row>
        <table:table-row table:style-name="ro5">
          <table:table-cell office:value-type="string" calcext:value-type="string">
            <text:p>Taffy, Taff</text:p>
          </table:table-cell>
          <table:table-cell table:style-name="ce1" office:value-type="string" calcext:value-type="string">
            <text:p>(UK) a Welsh person. First used ca. 17th century. From the <text:a xlink:href="https://en.wikipedia.org/wiki/River_Taff" xlink:type="simple">River Taff</text:a> or the Welsh pronunciation of the name David (in Welsh, Dafydd).<text:a xlink:href="https://en.wikipedia.org/wiki/List_of_ethnic_slurs#cite_note-305" xlink:type="simple">[305]</text:a></text:p>
          </table:table-cell>
          <table:table-cell/>
        </table:table-row>
        <table:table-row table:style-name="ro2">
          <table:table-cell table:number-columns-repeated="3"/>
        </table:table-row>
        <table:table-row table:style-name="ro5">
          <table:table-cell office:value-type="string" calcext:value-type="string">
            <text:p>Taig, Teague, Teg, <text:s/>Teig</text:p>
          </table:table-cell>
          <table:table-cell table:style-name="ce1" office:value-type="string" calcext:value-type="string">
            <text:p>used by <text:a xlink:href="https://en.wikipedia.org/wiki/Ulster_loyalism" xlink:type="simple">loyalists</text:a> in <text:a xlink:href="https://en.wikipedia.org/wiki/Northern_Ireland" xlink:type="simple">Northern Ireland</text:a> for members of the <text:a xlink:href="https://en.wikipedia.org/wiki/Irish_nationalism" xlink:type="simple">nationalist</text:a>/<text:a xlink:href="https://en.wikipedia.org/wiki/Irish_Catholic" xlink:type="simple">Catholic</text:a>/<text:a xlink:href="https://en.wikipedia.org/wiki/Gaels" xlink:type="simple">Gaelic</text:a> community. Derived the Irish name Tadhg, often mistransliterated as Timothy.<text:a xlink:href="https://en.wikipedia.org/wiki/List_of_ethnic_slurs#cite_note-306" xlink:type="simple">[306]</text:a><text:a xlink:href="https://en.wikipedia.org/wiki/List_of_ethnic_slurs#cite_note-307" xlink:type="simple">[307]</text:a></text:p>
          </table:table-cell>
          <table:table-cell/>
        </table:table-row>
        <table:table-row table:style-name="ro2">
          <table:table-cell table:number-columns-repeated="3"/>
        </table:table-row>
        <table:table-row table:style-name="ro5">
          <table:table-cell office:value-type="string" calcext:value-type="string">
            <text:p>Tar-Baby </text:p>
          </table:table-cell>
          <table:table-cell table:style-name="ce1" office:value-type="string" calcext:value-type="string">
            <text:p>a black child.<text:a xlink:href="https://en.wikipedia.org/wiki/List_of_ethnic_slurs#cite_note-308" xlink:type="simple">[308]</text:a> Also used to refer without regard to race to a situation from which it is difficult to extricate oneself. See <text:a xlink:href="https://en.wiktionary.org/wiki/tar_baby" xlink:type="simple">tar baby</text:a>.</text:p>
          </table:table-cell>
          <table:table-cell/>
        </table:table-row>
        <table:table-row table:style-name="ro2">
          <table:table-cell table:number-columns-repeated="3"/>
        </table:table-row>
        <table:table-row table:style-name="ro2">
          <table:table-cell office:value-type="string" calcext:value-type="string">
            <text:p>Teapot</text:p>
          </table:table-cell>
          <table:table-cell table:style-name="ce1" office:value-type="string" calcext:value-type="string">
            <text:p>(British) A black person. [19th century]<text:a xlink:href="https://en.wikipedia.org/wiki/List_of_ethnic_slurs#cite_note-309" xlink:type="simple">[309]</text:a></text:p>
          </table:table-cell>
          <table:table-cell/>
        </table:table-row>
        <table:table-row table:style-name="ro2">
          <table:table-cell table:number-columns-repeated="3"/>
        </table:table-row>
        <table:table-row table:style-name="ro1">
          <table:table-cell office:value-type="string" calcext:value-type="string">
            <text:p>Teuchter</text:p>
          </table:table-cell>
          <table:table-cell table:style-name="ce1" office:value-type="string" calcext:value-type="string">
            <text:p>(Southern Scotland) somebody from the north of Scotland or rural Scottish areas.<text:a xlink:href="https://en.wikipedia.org/wiki/List_of_ethnic_slurs#cite_note-310" xlink:type="simple">[310]</text:a></text:p>
          </table:table-cell>
          <table:table-cell/>
        </table:table-row>
        <table:table-row table:style-name="ro2">
          <table:table-cell table:number-columns-repeated="3"/>
        </table:table-row>
        <table:table-row table:style-name="ro12">
          <table:table-cell table:style-name="ce1" office:value-type="string" calcext:value-type="string">
            <text:p>Terrorist</text:p>
          </table:table-cell>
          <table:table-cell table:style-name="ce1" office:value-type="string" calcext:value-type="string">
            <text:p>(English-speaking world) An Arab or Middle Easterner.<text:a xlink:href="https://en.wikipedia.org/wiki/List_of_ethnic_slurs#cite_note-311" xlink:type="simple">[311]</text:a><text:a xlink:href="https://en.wikipedia.org/wiki/List_of_ethnic_slurs#cite_note-312" xlink:type="simple">[312]</text:a><text:a xlink:href="https://en.wikipedia.org/wiki/List_of_ethnic_slurs#cite_note-313" xlink:type="simple">[313]</text:a><text:a xlink:href="https://en.wikipedia.org/wiki/List_of_ethnic_slurs#cite_note-314" xlink:type="simple">[314]</text:a></text:p>
          </table:table-cell>
          <table:table-cell/>
        </table:table-row>
        <table:table-row table:style-name="ro2">
          <table:table-cell table:number-columns-repeated="3"/>
        </table:table-row>
        <table:table-row table:style-name="ro2">
          <table:table-cell table:style-name="ce1" office:value-type="string" calcext:value-type="string">
            <text:p>Thicklips</text:p>
          </table:table-cell>
          <table:table-cell table:style-name="ce1" office:value-type="string" calcext:value-type="string">
            <text:p>(UK) a black person.<text:a xlink:href="https://en.wikipedia.org/wiki/List_of_ethnic_slurs#cite_note-autogenerated2-43" xlink:type="simple">[43]</text:a></text:p>
          </table:table-cell>
          <table:table-cell/>
        </table:table-row>
        <table:table-row table:style-name="ro2">
          <table:table-cell table:number-columns-repeated="3"/>
        </table:table-row>
        <table:table-row table:style-name="ro2">
          <table:table-cell table:style-name="ce1" office:value-type="string" calcext:value-type="string">
            <text:p>Timber nigger</text:p>
          </table:table-cell>
          <table:table-cell table:style-name="ce1" office:value-type="string" calcext:value-type="string">
            <text:p><text:a xlink:href="https://en.wikipedia.org/wiki/Indigenous_peoples_of_the_Americas" xlink:type="simple">Native Americans</text:a>.<text:a xlink:href="https://en.wikipedia.org/wiki/List_of_ethnic_slurs#cite_note-Kennedy-315" xlink:type="simple">[315]</text:a></text:p>
          </table:table-cell>
          <table:table-cell/>
        </table:table-row>
        <table:table-row table:style-name="ro2">
          <table:table-cell table:number-columns-repeated="3"/>
        </table:table-row>
        <table:table-row table:style-name="ro34">
          <table:table-cell office:value-type="string" calcext:value-type="string">
            <text:p>Tinker, <text:s/>tynekere, tinkere, tynkere, tynkare, tynker, <text:s/>tenker, tinkar, tyncar, tinkard, <text:s/>tynkard, tincker</text:p>
          </table:table-cell>
          <table:table-cell table:style-name="ce4" office:value-type="string" calcext:value-type="string">
            <text:p>a. (<text:a xlink:href="https://en.wikipedia.org/wiki/United_Kingdom" xlink:type="simple">Britain</text:a> and Ireland) an inconsequential person (typically lower-class); (note that in Britain, the term "Irish Tinker" may be used, giving it the same meaning as example b.) b. (Scotland and Ireland) a <text:a xlink:href="https://en.wikipedia.org/wiki/Gypsy" xlink:type="simple">Gypsy</text:a> [origin unknown – possibly relating to one of the 'traditional' occupations of Gypsies as travelling 'tinkerers' or repairers of common household objects]<text:a xlink:href="https://en.wikipedia.org/wiki/List_of_ethnic_slurs#cite_note-316" xlink:type="simple">[316]</text:a> c. (Scotland) a member of the native community; previously itinerant (but mainly now settled); who were reputed for their production of domestic implements from basic materials and for repair of the same items, being also known in the past as "travelling tinsmiths", possibly derived from a reputation for rowdy and alcoholic recreation. Often confused with Gypsy/Romani people.</text:p>
          </table:table-cell>
          <table:table-cell/>
        </table:table-row>
        <table:table-row table:style-name="ro2" table:number-rows-repeated="3">
          <table:table-cell table:number-columns-repeated="3"/>
        </table:table-row>
        <table:table-row table:style-name="ro13">
          <table:table-cell table:style-name="ce1" office:value-type="string" calcext:value-type="string">
            <text:p>Towel head</text:p>
          </table:table-cell>
          <table:table-cell table:style-name="ce1" office:value-type="string" calcext:value-type="string">
            <text:p>a person who wears a <text:a xlink:href="https://en.wikipedia.org/wiki/Turban" xlink:type="simple">turban</text:a>. Often refers specifically to Sikhs,<text:a xlink:href="https://en.wikipedia.org/wiki/List_of_ethnic_slurs#cite_note-317" xlink:type="simple">[317]</text:a> or Arabs and Muslims—based on the traditional <text:a xlink:href="https://en.wikipedia.org/wiki/Keffiyeh" xlink:type="simple">keffiyeh</text:a> headdress.<text:a xlink:href="https://en.wikipedia.org/wiki/List_of_ethnic_slurs#cite_note-318" xlink:type="simple">[318]</text:a></text:p>
          </table:table-cell>
          <table:table-cell/>
        </table:table-row>
        <table:table-row table:style-name="ro2">
          <table:table-cell table:number-columns-repeated="3"/>
        </table:table-row>
        <table:table-row table:style-name="ro13">
          <table:table-cell table:style-name="ce1" office:value-type="string" calcext:value-type="string">
            <text:p>Touch of the tar brush</text:p>
          </table:table-cell>
          <table:table-cell table:style-name="ce1" office:value-type="string" calcext:value-type="string">
            <text:p>(British) derogatory descriptive phrase for a person of predominantly Caucasian[<text:a xlink:href="https://en.wikipedia.org/wiki/Wikipedia:Manual_of_Style" xlink:type="simple">when defined as?</text:a>] ancestry with real or suspected African or Asian distant ancestry.<text:a xlink:href="https://en.wikipedia.org/wiki/List_of_ethnic_slurs#cite_note-319" xlink:type="simple">[319]</text:a></text:p>
          </table:table-cell>
          <table:table-cell/>
        </table:table-row>
        <table:table-row table:style-name="ro2">
          <table:table-cell table:number-columns-repeated="3"/>
        </table:table-row>
        <table:table-row table:style-name="ro8">
          <table:table-cell table:style-name="ce1" office:value-type="string" calcext:value-type="string">
            <text:p>Tork-e khar </text:p>
          </table:table-cell>
          <table:table-cell table:style-name="ce1" office:value-type="string" calcext:value-type="string">
            <text:p>A derogatory insult usually directed against <text:a xlink:href="https://en.wikipedia.org/wiki/Azerbaijani_people" xlink:type="simple">Azeri Turks</text:a> and <text:a xlink:href="https://en.wikipedia.org/wiki/Turkish_people" xlink:type="simple">Turkish people</text:a>.<text:a xlink:href="https://en.wikipedia.org/wiki/List_of_ethnic_slurs#cite_note-320" xlink:type="simple">[320]</text:a><text:a xlink:href="https://en.wikipedia.org/wiki/List_of_ethnic_slurs#cite_note-321" xlink:type="simple">[321]</text:a> It usually means a stubborn person who does not accept any reasons and wants to achieve everything with force.</text:p>
          </table:table-cell>
          <table:table-cell/>
        </table:table-row>
        <table:table-row table:style-name="ro2">
          <table:table-cell table:number-columns-repeated="3"/>
        </table:table-row>
        <table:table-row table:style-name="ro8">
          <table:table-cell office:value-type="string" calcext:value-type="string">
            <text:p>Turco-Albanian</text:p>
          </table:table-cell>
          <table:table-cell table:style-name="ce1" office:value-type="string" calcext:value-type="string">
            <text:p>A pejorative term historically used in Western Europe and still in use within the Balkans to label and or describe a Muslim Albanian. In the Greek language, the expression is rendered as Turkalvanoi.<text:a xlink:href="https://en.wikipedia.org/wiki/List_of_ethnic_slurs#cite_note-Millas-322" xlink:type="simple">[322]</text:a></text:p>
          </table:table-cell>
          <table:table-cell/>
        </table:table-row>
        <table:table-row table:style-name="ro2">
          <table:table-cell table:number-columns-repeated="3"/>
        </table:table-row>
        <table:table-row table:style-name="ro32">
          <table:table-cell table:style-name="ce1" office:value-type="string" calcext:value-type="string">
            <text:p>Turk</text:p>
          </table:table-cell>
          <table:table-cell table:style-name="ce1" office:value-type="string" calcext:value-type="string">
            <text:p>(South Wales) Often used to describe a person from <text:a xlink:href="https://en.wikipedia.org/wiki/Llanelli" xlink:type="simple">Llanelli</text:a>. The origin of this is uncertain; some theories suggest it due to Llanelli's popularity with Turkish sailors in the late 19th to early 20th century or possibly when Turkish migrants heading for the US stopped in Llanelli and decided to settle due to there being jobs available. However, most likely it's due to the fact that during World War One there was a trade embargo in place during Gallipoli, but Llanelli continued to trade tin with the Turkish; this led to people from neighbouring <text:a xlink:href="https://en.wikipedia.org/wiki/Swansea" xlink:type="simple">Swansea</text:a> and other surrounding areas referring to them as Turks.<text:a xlink:href="https://en.wikipedia.org/wiki/List_of_ethnic_slurs#cite_note-WallerCriddle1999-323" xlink:type="simple">[323]</text:a></text:p>
          </table:table-cell>
          <table:table-cell/>
        </table:table-row>
        <table:table-row table:style-name="ro2">
          <table:table-cell table:number-columns-repeated="3"/>
        </table:table-row>
        <table:table-row table:style-name="ro7">
          <table:table-cell office:value-type="string" calcext:value-type="string">
            <text:p>Twinkie</text:p>
          </table:table-cell>
          <table:table-cell table:style-name="ce1" office:value-type="string" calcext:value-type="string">
            <text:p>(<text:a xlink:href="https://en.wikipedia.org/wiki/Indigenous_peoples_of_the_Americas" xlink:type="simple">American Indian</text:a>) a <text:a xlink:href="https://en.wikipedia.org/wiki/European_American" xlink:type="simple">European American</text:a>, with little or no social or blood links to any tribe, who claims to be an American Indian (Native American);<text:a xlink:href="https://en.wikipedia.org/wiki/List_of_ethnic_slurs#cite_note-324" xlink:type="simple">[324]</text:a> or an <text:a xlink:href="https://en.wikipedia.org/wiki/Asian_American" xlink:type="simple">Asian American</text:a> who has become completely integrated into <text:a xlink:href="https://en.wikipedia.org/wiki/White_American" xlink:type="simple">White American</text:a>, or <text:a xlink:href="https://en.wikipedia.org/wiki/Culture_of_the_United_States" xlink:type="simple">mainstream American culture</text:a>.<text:a xlink:href="https://en.wikipedia.org/wiki/List_of_ethnic_slurs#cite_note-325" xlink:type="simple">[325]</text:a></text:p>
          </table:table-cell>
          <table:table-cell/>
        </table:table-row>
        <table:table-row table:style-name="ro2">
          <table:table-cell table:number-columns-repeated="3"/>
        </table:table-row>
        <table:table-row table:style-name="ro12">
          <table:table-cell table:style-name="ce1" office:value-type="string" calcext:value-type="string">
            <text:p>Ukrop</text:p>
          </table:table-cell>
          <table:table-cell table:style-name="ce1" office:value-type="string" calcext:value-type="string">
            <text:p>(literally "<text:a xlink:href="https://en.wikipedia.org/wiki/Dill" xlink:type="simple">dill</text:a>" in fact a pun: ukrainian&lt;-&gt;ukrop) a disparaging term used by <text:a xlink:href="https://en.wikipedia.org/wiki/Russians" xlink:type="simple">Russians</text:a> to refer to <text:a xlink:href="https://en.wikipedia.org/wiki/Ukrainians" xlink:type="simple">Ukrainians</text:a>.<text:a xlink:href="https://en.wikipedia.org/wiki/List_of_ethnic_slurs#cite_note-326" xlink:type="simple">[326]</text:a></text:p>
          </table:table-cell>
          <table:table-cell/>
        </table:table-row>
        <table:table-row table:style-name="ro2">
          <table:table-cell table:number-columns-repeated="3"/>
        </table:table-row>
        <table:table-row table:style-name="ro1">
          <table:table-cell office:value-type="string" calcext:value-type="string">
            <text:p>Uncle Tom</text:p>
          </table:table-cell>
          <table:table-cell table:style-name="ce1" office:value-type="string" calcext:value-type="string">
            <text:p>a black person perceived as behaving in a subservient manner to white authority figures.<text:a xlink:href="https://en.wikipedia.org/wiki/List_of_ethnic_slurs#cite_note-The_Color_of_Words-327" xlink:type="simple">[327]</text:a></text:p>
          </table:table-cell>
          <table:table-cell/>
        </table:table-row>
        <table:table-row table:style-name="ro2">
          <table:table-cell table:number-columns-repeated="3"/>
        </table:table-row>
        <table:table-row table:style-name="ro1">
          <table:table-cell office:value-type="string" calcext:value-type="string">
            <text:p>Vatnik, Vatnyk, Vata</text:p>
          </table:table-cell>
          <table:table-cell table:style-name="ce1" office:value-type="string" calcext:value-type="string">
            <text:p>Russians with pro-Russian <text:a xlink:href="https://en.wikipedia.org/wiki/Jingoist" xlink:type="simple">jingoist</text:a> and <text:a xlink:href="https://en.wikipedia.org/wiki/Chauvinism" xlink:type="simple">chauvinist</text:a> views. A vatnik is a cheap cotton-padded jacket.</text:p>
          </table:table-cell>
          <table:table-cell/>
        </table:table-row>
        <table:table-row table:style-name="ro2">
          <table:table-cell table:number-columns-repeated="3"/>
        </table:table-row>
        <table:table-row table:style-name="ro2">
          <table:table-cell table:style-name="ce1" office:value-type="string" calcext:value-type="string">
            <text:p>WASP</text:p>
          </table:table-cell>
          <table:table-cell table:style-name="ce1" office:value-type="string" calcext:value-type="string">
            <text:p><text:a xlink:href="https://en.wikipedia.org/wiki/White_Anglo-Saxon_Protestant" xlink:type="simple">White Anglo-Saxon Protestant</text:a></text:p>
          </table:table-cell>
          <table:table-cell/>
        </table:table-row>
        <table:table-row table:style-name="ro2">
          <table:table-cell table:number-columns-repeated="3"/>
        </table:table-row>
        <table:table-row table:style-name="ro13">
          <table:table-cell table:style-name="ce1" office:value-type="string" calcext:value-type="string">
            <text:p>West Islander</text:p>
          </table:table-cell>
          <table:table-cell table:style-name="ce1" office:value-type="string" calcext:value-type="string">
            <text:p>(New Zealand) an Australian - by extension from New Zealand's North Islanders and South Islanders. Usually jokey rather than derogatory.<text:a xlink:href="https://en.wikipedia.org/wiki/List_of_ethnic_slurs#cite_note-328" xlink:type="simple">[328]</text:a></text:p>
          </table:table-cell>
          <table:table-cell/>
        </table:table-row>
        <table:table-row table:style-name="ro2">
          <table:table-cell table:number-columns-repeated="3"/>
        </table:table-row>
        <table:table-row table:style-name="ro14">
          <table:table-cell office:value-type="string" calcext:value-type="string">
            <text:p>Wetback</text:p>
          </table:table-cell>
          <table:table-cell table:style-name="ce1" office:value-type="string" calcext:value-type="string">
            <text:p>(US) an illegal immigrant residing in the United States. Originally applied specifically to <text:a xlink:href="https://en.wikipedia.org/wiki/Mexico" xlink:type="simple">Mexican</text:a> migrant workers who had illegally crossed the US border via the <text:a xlink:href="https://en.wikipedia.org/wiki/Rio_Grande" xlink:type="simple">Rio Grande</text:a> river to find work in the United States, its meaning has since broadened to anyone who illegally enters the United States through its southern border.<text:a xlink:href="https://en.wikipedia.org/wiki/List_of_ethnic_slurs#cite_note-329" xlink:type="simple">[329]</text:a></text:p>
          </table:table-cell>
          <table:table-cell/>
        </table:table-row>
        <table:table-row table:style-name="ro2">
          <table:table-cell table:number-columns-repeated="3"/>
        </table:table-row>
        <table:table-row table:style-name="ro29">
          <table:table-cell office:value-type="string" calcext:value-type="string">
            <text:p>Wigger, <text:s/>Whigger, Wigga</text:p>
          </table:table-cell>
          <table:table-cell table:style-name="ce1" office:value-type="string" calcext:value-type="string">
            <text:p>(US) used in 19th-century United States to refer to the Irish. Sometimes used today in reference to white people in a manner similar to <text:a xlink:href="https://en.wikipedia.org/wiki/White_trash" xlink:type="simple">white trash</text:a> or <text:a xlink:href="https://en.wikipedia.org/wiki/Redneck" xlink:type="simple">redneck</text:a>. Also refers to white youth that imitate urban black youth by means of clothing style, mannerisms, and slang speech.<text:a xlink:href="https://en.wikipedia.org/wiki/List_of_ethnic_slurs#cite_note-330" xlink:type="simple">[330]</text:a> Also used by radical <text:a xlink:href="https://en.wikipedia.org/wiki/French-speaking_Quebecer" xlink:type="simple">Québécois</text:a> in self-reference, as in the seminal 1968 book <text:a xlink:href="https://en.wikipedia.org/wiki/White_Niggers_of_America" xlink:type="simple">White Niggers of America</text:a>.</text:p>
          </table:table-cell>
          <table:table-cell/>
        </table:table-row>
        <table:table-row table:style-name="ro2">
          <table:table-cell table:number-columns-repeated="3"/>
        </table:table-row>
        <table:table-row table:style-name="ro5">
          <table:table-cell office:value-type="string" calcext:value-type="string">
            <text:p>White trash</text:p>
          </table:table-cell>
          <table:table-cell table:style-name="ce1" office:value-type="string" calcext:value-type="string">
            <text:p>(US) poor white people. Common usage from the 1830s as a pejorative used by black house slaves against white servants.<text:a xlink:href="https://en.wikipedia.org/wiki/List_of_ethnic_slurs#cite_note-331" xlink:type="simple">[331]</text:a></text:p>
          </table:table-cell>
          <table:table-cell/>
        </table:table-row>
        <table:table-row table:style-name="ro2">
          <table:table-cell table:number-columns-repeated="3"/>
        </table:table-row>
        <table:table-row table:style-name="ro2">
          <table:table-cell office:value-type="string" calcext:value-type="string">
            <text:p>Whitey</text:p>
          </table:table-cell>
          <table:table-cell table:style-name="ce1" office:value-type="string" calcext:value-type="string">
            <text:p>a term for a Caucasian.[<text:a xlink:href="https://en.wikipedia.org/wiki/Wikipedia:Manual_of_Style" xlink:type="simple">when defined as?</text:a>]<text:a xlink:href="https://en.wikipedia.org/wiki/List_of_ethnic_slurs#cite_note-332" xlink:type="simple">[332]</text:a></text:p>
          </table:table-cell>
          <table:table-cell/>
        </table:table-row>
        <table:table-row table:style-name="ro2">
          <table:table-cell table:number-columns-repeated="3"/>
        </table:table-row>
        <table:table-row table:style-name="ro6">
          <table:table-cell office:value-type="string" calcext:value-type="string">
            <text:p>Wog</text:p>
          </table:table-cell>
          <table:table-cell table:style-name="ce1" office:value-type="string" calcext:value-type="string">
            <text:p>(UK and Commonwealth) any swarthy or dark-skinned foreigner. Possibly derived from "<text:a xlink:href="https://en.wikipedia.org/wiki/Golliwogg" xlink:type="simple">golliwogg</text:a>"<text:a xlink:href="https://en.wikipedia.org/wiki/List_of_ethnic_slurs#cite_note-333" xlink:type="simple">[333]</text:a> or also, possibly, a now-obsolete acronym for "Worthy Oriental Gentleman," an ironic reference of this type. In Britain, it usually refers to dark-skinned people from Asia or Africa, though some use the term to refer to anyone outside the borders of their own country. In Australia, the term "wog" is usually used to refer to Southern Europeans and Mediterraneans (Italians, Croatians, Greeks, Albanians, Spaniards, Lebanese, and others).</text:p>
          </table:table-cell>
          <table:table-cell/>
        </table:table-row>
        <table:table-row table:style-name="ro2">
          <table:table-cell table:number-columns-repeated="3"/>
        </table:table-row>
        <table:table-row table:style-name="ro8">
          <table:table-cell office:value-type="string" calcext:value-type="string">
            <text:p>Wop</text:p>
          </table:table-cell>
          <table:table-cell table:style-name="ce1" office:value-type="string" calcext:value-type="string">
            <text:p>(North America and UK) anyone of Italian descent, derived from the Italian dialectism, "<text:a xlink:href="https://en.wikipedia.org/wiki/Guappo" xlink:type="simple">guappo</text:a>," close to "dude, swaggerer" and other informal appellations, a greeting among male Neapolitans.<text:a xlink:href="https://en.wikipedia.org/wiki/List_of_ethnic_slurs#cite_note-334" xlink:type="simple">[334]</text:a></text:p>
          </table:table-cell>
          <table:table-cell/>
        </table:table-row>
        <table:table-row table:style-name="ro2">
          <table:table-cell table:number-columns-repeated="3"/>
        </table:table-row>
        <table:table-row table:style-name="ro5">
          <table:table-cell office:value-type="string" calcext:value-type="string">
            <text:p>Yank</text:p>
          </table:table-cell>
          <table:table-cell table:style-name="ce1" office:value-type="string" calcext:value-type="string">
            <text:p>a contraction of "Yankee" below, first recorded in 1778 and employed internationally by speakers of <text:a xlink:href="https://en.wikipedia.org/wiki/British_English" xlink:type="simple">British English</text:a> in informal reference to all <text:a xlink:href="https://en.wikipedia.org/wiki/Americans" xlink:type="simple">Americans</text:a> generally.<text:a xlink:href="https://en.wikipedia.org/wiki/List_of_ethnic_slurs#cite_note-yanky-335" xlink:type="simple">[335]</text:a></text:p>
          </table:table-cell>
          <table:table-cell/>
        </table:table-row>
        <table:table-row table:style-name="ro2">
          <table:table-cell table:number-columns-repeated="3"/>
        </table:table-row>
        <table:table-row table:style-name="ro14">
          <table:table-cell office:value-type="string" calcext:value-type="string">
            <text:p>Yankee</text:p>
          </table:table-cell>
          <table:table-cell table:style-name="ce1" office:value-type="string" calcext:value-type="string">
            <text:p>from Dutch, possibly from Janke ("Johnny") or a dialectical variant of Jan Kaas ("John Cheese").<text:a xlink:href="https://en.wikipedia.org/wiki/List_of_ethnic_slurs#cite_note-yanky-335" xlink:type="simple">[335]</text:a> First applied by the Dutch colonists of <text:a xlink:href="https://en.wikipedia.org/wiki/New_Amsterdam" xlink:type="simple">New Amsterdam</text:a> to <text:a xlink:href="https://en.wikipedia.org/wiki/Connecticut" xlink:type="simple">Connecticuters</text:a> and then to other residents of <text:a xlink:href="https://en.wikipedia.org/wiki/New_England" xlink:type="simple">New England</text:a>, "Yankee" remains in use in the <text:a xlink:href="https://en.wikipedia.org/wiki/Southern_United_States" xlink:type="simple">American South</text:a> in reference to <text:a xlink:href="https://en.wikipedia.org/wiki/Northern_United_States" xlink:type="simple">Northerners</text:a>, often in a mildly pejorative sense.</text:p>
          </table:table-cell>
          <table:table-cell/>
        </table:table-row>
        <table:table-row table:style-name="ro2">
          <table:table-cell table:number-columns-repeated="3"/>
        </table:table-row>
        <table:table-row table:style-name="ro12">
          <table:table-cell table:style-name="ce1" office:value-type="string" calcext:value-type="string">
            <text:p>Yellow</text:p>
          </table:table-cell>
          <table:table-cell table:style-name="ce1" office:value-type="string" calcext:value-type="string">
            <text:p>designating or pertaining to an East or southeast Asian person, in reference to those who have a yellowish skin color.<text:a xlink:href="https://en.wikipedia.org/wiki/List_of_ethnic_slurs#cite_note-336" xlink:type="simple">[336]</text:a></text:p>
          </table:table-cell>
          <table:table-cell/>
        </table:table-row>
        <table:table-row table:style-name="ro2">
          <table:table-cell table:number-columns-repeated="3"/>
        </table:table-row>
        <table:table-row table:style-name="ro12">
          <table:table-cell table:style-name="ce1" office:value-type="string" calcext:value-type="string">
            <text:p>Yid</text:p>
          </table:table-cell>
          <table:table-cell table:style-name="ce1" office:value-type="string" calcext:value-type="string">
            <text:p>a Jew, from its use as an endonym among Yiddish-speaking Jews.<text:a xlink:href="https://en.wikipedia.org/wiki/List_of_ethnic_slurs#cite_note-337" xlink:type="simple">[337]</text:a></text:p>
          </table:table-cell>
          <table:table-cell/>
        </table:table-row>
        <table:table-row table:style-name="ro2">
          <table:table-cell table:number-columns-repeated="3"/>
        </table:table-row>
        <table:table-row table:style-name="ro13">
          <table:table-cell table:style-name="ce1" office:value-type="string" calcext:value-type="string">
            <text:p>Yuon</text:p>
          </table:table-cell>
          <table:table-cell table:style-name="ce1" office:value-type="string" calcext:value-type="string">
            <text:p>The Cambodian word "Yuon" (yuôn) យួន /yuən/ is an ethnic slur for Vietnamese, derived from the Indian word for Greek, "<text:a xlink:href="https://en.wikipedia.org/wiki/Yavana" xlink:type="simple">Yavana</text:a>".<text:a xlink:href="https://en.wikipedia.org/wiki/List_of_ethnic_slurs#cite_note-Post_Staff-338" xlink:type="simple">[338]</text:a> It can also be spelled as "Youn".<text:a xlink:href="https://en.wikipedia.org/wiki/List_of_ethnic_slurs#cite_note-Pejorative_Terms_Yuon_and_Mien-339" xlink:type="simple">[339]</text:a></text:p>
          </table:table-cell>
          <table:table-cell/>
        </table:table-row>
        <table:table-row table:style-name="ro2">
          <table:table-cell table:number-columns-repeated="3"/>
        </table:table-row>
        <table:table-row table:style-name="ro27">
          <table:table-cell table:style-name="ce1" office:value-type="string" calcext:value-type="string">
            <text:p>Zip, Zipperhead</text:p>
          </table:table-cell>
          <table:table-cell table:style-name="ce1" office:value-type="string" calcext:value-type="string">
            <text:p>an Asian person. Used by American military personnel during the <text:a xlink:href="https://en.wikipedia.org/wiki/Korean_War" xlink:type="simple">Korean War</text:a> and <text:a xlink:href="https://en.wikipedia.org/wiki/Vietnam_War" xlink:type="simple">Vietnam War</text:a>. Also seen in the films <text:a xlink:href="https://en.wikipedia.org/wiki/Platoon_(film)" xlink:type="simple">Platoon</text:a>, <text:a xlink:href="https://en.wikipedia.org/wiki/Apocalypse_Now" xlink:type="simple">Apocalypse Now</text:a>, <text:a xlink:href="https://en.wikipedia.org/wiki/Full_Metal_Jacket" xlink:type="simple">Full Metal Jacket</text:a>, <text:a xlink:href="https://en.wikipedia.org/wiki/Premium_Rush" xlink:type="simple">Premium Rush</text:a> and <text:a xlink:href="https://en.wikipedia.org/wiki/Gran_Torino_(film)" xlink:type="simple">Gran Torino</text:a>.<text:a xlink:href="https://en.wikipedia.org/wiki/List_of_ethnic_slurs#cite_note-340" xlink:type="simple">[340]</text:a><text:a xlink:href="https://en.wikipedia.org/wiki/List_of_ethnic_slurs#cite_note-341" xlink:type="simple">[341]</text:a><text:a xlink:href="https://en.wikipedia.org/wiki/List_of_ethnic_slurs#cite_note-342" xlink:type="simple">[342]</text:a> The phrase "zips in the wire" from Platoon has also been used outside of this context. See also "<text:a xlink:href="https://en.wikipedia.org/wiki/List_of_disability-related_terms_with_negative_connotations#Z" xlink:type="simple">Zip</text:a>" in <text:a xlink:href="https://en.wikipedia.org/wiki/List_of_disability-related_terms_with_negative_connotations" xlink:type="simple">List of disability-related terms with negative connotations</text:a>.</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7">00/00/0000</text:date>, <text:time style:data-style-name="N2" text:time-value="10:29:32.8108330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14:17:37.749004914</meta:creation-date>
    <dc:date>2017-05-17T10:30:24.530543405</dc:date>
    <meta:editing-duration>PT1H6M41S</meta:editing-duration>
    <meta:editing-cycles>13</meta:editing-cycles>
    <meta:generator>LibreOffice/5.1.6.2$Linux_X86_64 LibreOffice_project/10m0$Build-2</meta:generator>
    <meta:document-statistic meta:table-count="1" meta:cell-count="501" meta:object-count="0"/>
  </office:meta>
</office:document-meta>
</file>